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47cm" svg:stroke-color="#000000" draw:stroke-linejoin="miter" svg:stroke-linecap="butt" draw:fill="none" fo:padding-top="0.023cm" fo:padding-bottom="0.023cm" fo:padding-left="0.023cm" fo:padding-right="0.023cm" loext:decorative="false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solid" svg:stroke-width="0.015cm" svg:stroke-color="#333333" draw:stroke-linejoin="miter" svg:stroke-linecap="butt" draw:fill="none" fo:padding-top="0.007cm" fo:padding-bottom="0.007cm" fo:padding-left="0.007cm" fo:padding-right="0.007cm" loext:decorative="false"/>
    </style:style>
    <style:style style:name="gr5" style:family="graphic" style:parent-style-name="standard">
      <style:graphic-properties draw:stroke="none" draw:fill="solid" draw:fill-color="#333333" loext:decorative="false"/>
    </style:style>
    <style:style style:name="gr6" style:family="graphic" style:parent-style-name="standard">
      <style:graphic-properties draw:stroke="solid" svg:stroke-width="0cm" svg:stroke-color="#333333" draw:stroke-linejoin="miter" svg:stroke-linecap="butt" draw:fill="none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333333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loext:opacity="100%" style:font-name="Helvetica" fo:font-size="14pt" fo:font-weight="normal" style:font-name-asian="Helvetica" style:font-size-asian="14pt" style:font-weight-asian="normal" style:font-name-complex="Helvetica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6cm" svg:height="29.686cm" svg:x="-0.001cm" svg:y="-0.001cm" svg:viewBox="0 0 20987 29687" draw:points="0,0 20987,0 20987,29687 0,29687">
          <text:p/>
        </draw:polygon>
        <draw:path draw:style-name="gr1" draw:text-style-name="P1" draw:layer="layout" svg:width="2.21cm" svg:height="0.932cm" svg:x="4.83cm" svg:y="1.318cm" svg:viewBox="0 0 2211 933" svg:d="M1744 0c258 0 467 209 467 468 0 257-209 465-467 465h-1277c-259 0-467-208-467-465 0-259 208-468 467-468z">
          <text:p/>
        </draw:path>
        <draw:path draw:style-name="gr2" draw:text-style-name="P2" draw:layer="layout" svg:width="2.21cm" svg:height="0.932cm" svg:x="4.83cm" svg:y="1.318cm" svg:viewBox="0 0 2211 933" svg:d="M1744 0c258 0 467 209 467 468 0 257-209 465-467 465h-1277c-259 0-467-208-467-465 0-259 208-468 467-468z">
          <text:p/>
        </draw:path>
        <draw:path draw:style-name="gr3" draw:text-style-name="P3" draw:layer="layout" svg:width="0.354cm" svg:height="0.352cm" svg:x="5.038cm" svg:y="1.605cm" svg:viewBox="0 0 355 353" svg:d="M308 299c0 28 19 35 47 34v10 10h-144v-10-10c30 1 47-8 47-37v-58-58h-160v58 58c-1 29 17 38 47 37v10 10h-145v-10-10c30 1 47-8 47-37v-121-121c1-28-18-35-47-33v-11-10h145v10 11c-30-2-47 6-47 35v50 50h160v-50-50c1-29-17-37-47-35v-11-10h144v10 11c-29-2-47 6-47 35v121z">
          <text:p/>
        </draw:path>
        <draw:path draw:style-name="gr3" draw:text-style-name="P3" draw:layer="layout" svg:width="0.232cm" svg:height="0.274cm" svg:x="5.436cm" svg:y="1.688cm" svg:viewBox="0 0 233 275" svg:d="M89 245c42 0 64-26 65-69v-20-20c-45 1-91 2-102 37-2 8-3 16-3 26 0 29 11 46 40 46zM154 116c1-49 3-92-46-92-34 0-45 20-45 54-25 0-42-6-42-31 0-41 46-46 89-47 61-2 91 25 91 85v65 64c-1 24 7 37 32 36v10 10h-67l-8-42h-4c-18 24-34 48-77 47-50-1-77-28-77-79 0-26 9-45 29-58 24-18 78-21 125-22z">
          <text:p/>
        </draw:path>
        <draw:path draw:style-name="gr3" draw:text-style-name="P3" draw:layer="layout" svg:width="0.297cm" svg:height="0.264cm" svg:x="5.682cm" svg:y="1.693cm" svg:viewBox="0 0 298 265" svg:d="M251 212c-1 28 19 34 47 33v10 10h-140v-10-10c28 1 47-5 47-33v-35-36c-27 17-52 33-94 33-44 0-69-21-69-63v-28-28c0-26-16-35-42-35v-10-10h131v10 10c-27-1-43 9-43 35v26 25c0 24 15 36 41 36 32 0 53-11 76-22v-32-33c0-26-16-35-42-35v-10-10h135v10 10c-28-1-47 7-47 35v78z">
          <text:p/>
        </draw:path>
        <draw:path draw:style-name="gr3" draw:text-style-name="P3" draw:layer="layout" svg:width="0.232cm" svg:height="0.274cm" svg:x="6.015cm" svg:y="1.688cm" svg:viewBox="0 0 233 275" svg:d="M88 245c42 0 65-26 67-69v-20-20c-47 1-93 2-103 37-3 8-4 16-4 26 0 29 11 46 40 46zM155 116c1-49 3-92-47-92-34 0-46 20-45 54-26 0-42-6-42-31 0-41 46-46 89-47 61-2 91 25 91 85v65 64c-1 24 8 37 32 36v10 10h-67l-7-42h-4c-18 24-36 48-78 47-50-1-77-28-77-79 0-26 10-45 28-58 24-18 78-21 127-22z">
          <text:p/>
        </draw:path>
        <draw:path draw:style-name="gr3" draw:text-style-name="P3" draw:layer="layout" svg:width="0.299cm" svg:height="0.268cm" svg:x="6.268cm" svg:y="1.693cm" svg:viewBox="0 0 300 269" svg:d="M22 204c-1 25 37 31 50 12 22-33 32-90 40-141 2-9 2-17 2-23 0-28-20-33-47-32v-10-10h233v10 10c-28-1-47 6-47 35v78 79c-1 28 19 34 47 33v10 10h-135v-10-10c26 1 42-7 42-33v-95-95h-64c-9 74-19 149-44 205-11 24-25 41-59 42-25 0-39-12-40-35 0-15 8-30 22-30z">
          <text:p/>
        </draw:path>
        <draw:path draw:style-name="gr3" draw:text-style-name="P3" draw:layer="layout" svg:width="0.23cm" svg:height="0.274cm" svg:x="6.606cm" svg:y="1.688cm" svg:viewBox="0 0 231 275" svg:d="M116 0c82 0 115 53 115 137 1 87-34 138-117 138-81 0-114-54-114-138-1-87 34-137 116-137zM115 26c-58 0-67 51-67 111 0 61 9 113 67 113 59 0 68-52 68-113 0-60-10-111-68-111z">
          <text:p/>
        </draw:path>
        <draw:polygon draw:style-name="gr1" draw:text-style-name="P1" draw:layer="layout" svg:width="2.21cm" svg:height="1.185cm" svg:x="4.83cm" svg:y="2.863cm" svg:viewBox="0 0 2211 1186" draw:points="1106,0 2211,593 1106,1186 0,593">
          <text:p/>
        </draw:polygon>
        <draw:polygon draw:style-name="gr2" draw:text-style-name="P2" draw:layer="layout" svg:width="2.21cm" svg:height="1.185cm" svg:x="4.83cm" svg:y="2.863cm" svg:viewBox="0 0 2211 1186" draw:points="1106,0 2211,593 1106,1186 0,593">
          <text:p/>
        </draw:polygon>
        <draw:path draw:style-name="gr3" draw:text-style-name="P3" draw:layer="layout" svg:width="0.153cm" svg:height="0.33cm" svg:x="5.459cm" svg:y="3.304cm" svg:viewBox="0 0 154 331" svg:d="M84 256c-1 30 11 49 37 49 13 1 22-1 33-3v11 11c-12 5-29 7-45 7-52 2-72-24-72-76v-82-84h-37v-10-10c41-2 54-32 61-69h23v30 31h65v14 14h-65v84z">
          <text:p/>
        </draw:path>
        <draw:path draw:style-name="gr3" draw:text-style-name="P3" draw:layer="layout" svg:width="0.21cm" svg:height="0.27cm" svg:x="5.639cm" svg:y="3.36cm" svg:viewBox="0 0 211 271" svg:d="M90 217c-1 31 23 35 54 33v10 11h-144v-11-10c27 1 42-9 42-36v-77-77c1-26-15-34-42-33v-11-10h76l11 49h2c12-29 26-55 68-55 36 0 62 17 51 51-5 16-22 21-44 21 0-24-4-38-26-38-31 0-38 33-44 61-8 36-3 80-4 122z">
          <text:p/>
        </draw:path>
        <draw:path draw:style-name="gr3" draw:text-style-name="P3" draw:layer="layout" svg:width="0.291cm" svg:height="0.269cm" svg:x="5.867cm" svg:y="3.365cm" svg:viewBox="0 0 292 270" svg:d="M204 56c0-27-15-37-42-35v-11-10h88v105 106c-1 26 16 34 42 33v10 11h-78l-7-40h-2c-15 28-38 46-80 45-60 0-83-37-83-97v-59-60c1-26-16-34-42-33v-11-10h90v85 85c-1 41 11 69 51 68 47-1 63-34 63-80v-51z">
          <text:p/>
        </draw:path>
        <draw:path draw:style-name="gr3" draw:text-style-name="P3" draw:layer="layout" svg:width="0.212cm" svg:height="0.274cm" svg:x="6.197cm" svg:y="3.36cm" svg:viewBox="0 0 213 275" svg:d="M163 115c-1-46-9-88-54-88-18 0-32 7-42 22-11 15-17 37-19 66zM192 210c11 5 13 22 5 33-16 21-44 32-82 32-81 0-115-54-115-135-1-85 32-140 110-140 79 0 107 56 103 142h-166c2 58 17 102 75 102 34 0 56-14 70-34z">
          <text:p/>
        </draw:path>
        <draw:line draw:style-name="gr4" draw:text-style-name="P2" draw:layer="layout" svg:x1="5.935cm" svg:y1="4.084cm" svg:x2="5.935cm" svg:y2="4.979cm">
          <text:p/>
        </draw:line>
        <draw:polygon draw:style-name="gr5" draw:text-style-name="P4" draw:layer="layout" svg:width="0.016cm" svg:height="0.013cm" svg:x="5.927cm" svg:y="4.071cm" svg:viewBox="0 0 17 14" draw:points="9,6 17,0 17,14 0,14 0,0">
          <text:p/>
        </draw:polygon>
        <draw:polygon draw:style-name="gr6" draw:text-style-name="P2" draw:layer="layout" svg:width="0.016cm" svg:height="0.013cm" svg:x="5.927cm" svg:y="4.071cm" svg:viewBox="0 0 17 14" draw:points="9,6 17,0 17,14 0,14 0,0">
          <text:p/>
        </draw:polygon>
        <draw:polyline draw:style-name="gr4" draw:text-style-name="P2" draw:layer="layout" svg:width="0.318cm" svg:height="0.276cm" svg:x="5.776cm" svg:y="4.702cm" svg:viewBox="0 0 319 277" draw:points="319,0 160,277 0,0">
          <text:p/>
        </draw:polyline>
        <draw:line draw:style-name="gr4" draw:text-style-name="P2" draw:layer="layout" svg:x1="5.935cm" svg:y1="6.615cm" svg:x2="5.935cm" svg:y2="7.416cm">
          <text:p/>
        </draw:line>
        <draw:polygon draw:style-name="gr5" draw:text-style-name="P4" draw:layer="layout" svg:width="0.016cm" svg:height="0.008cm" svg:x="5.927cm" svg:y="6.607cm" svg:viewBox="0 0 17 9" draw:points="17,9 0,9 0,0 17,0">
          <text:p/>
        </draw:polygon>
        <draw:polygon draw:style-name="gr6" draw:text-style-name="P2" draw:layer="layout" svg:width="0.016cm" svg:height="0.008cm" svg:x="5.927cm" svg:y="6.607cm" svg:viewBox="0 0 17 9" draw:points="17,9 0,9 0,0 17,0">
          <text:p/>
        </draw:polygon>
        <draw:polyline draw:style-name="gr4" draw:text-style-name="P2" draw:layer="layout" svg:width="0.318cm" svg:height="0.275cm" svg:x="5.776cm" svg:y="7.14cm" svg:viewBox="0 0 319 276" draw:points="319,0 160,276 0,0">
          <text:p/>
        </draw:polyline>
        <draw:line draw:style-name="gr4" draw:text-style-name="P2" draw:layer="layout" svg:x1="5.935cm" svg:y1="9.053cm" svg:x2="5.935cm" svg:y2="9.793cm">
          <text:p/>
        </draw:line>
        <draw:polygon draw:style-name="gr5" draw:text-style-name="P4" draw:layer="layout" svg:width="0.016cm" svg:height="0.008cm" svg:x="5.927cm" svg:y="9.045cm" svg:viewBox="0 0 17 9" draw:points="17,9 0,9 0,0 17,0">
          <text:p/>
        </draw:polygon>
        <draw:polygon draw:style-name="gr6" draw:text-style-name="P2" draw:layer="layout" svg:width="0.016cm" svg:height="0.008cm" svg:x="5.927cm" svg:y="9.045cm" svg:viewBox="0 0 17 9" draw:points="17,9 0,9 0,0 17,0">
          <text:p/>
        </draw:polygon>
        <draw:polyline draw:style-name="gr4" draw:text-style-name="P2" draw:layer="layout" svg:width="0.318cm" svg:height="0.276cm" svg:x="5.776cm" svg:y="9.515cm" svg:viewBox="0 0 319 277" draw:points="319,0 160,277 0,0">
          <text:p/>
        </draw:polyline>
        <draw:polyline draw:style-name="gr4" draw:text-style-name="P2" draw:layer="layout" svg:width="0.021cm" svg:height="0.708cm" svg:x="5.935cm" svg:y="12.542cm" svg:viewBox="0 0 22 709" draw:points="0,0 0,358 22,358 22,709">
          <text:p/>
        </draw:polyline>
        <draw:polygon draw:style-name="gr5" draw:text-style-name="P4" draw:layer="layout" svg:width="0.016cm" svg:height="0.008cm" svg:x="5.927cm" svg:y="12.534cm" svg:viewBox="0 0 17 9" draw:points="17,9 0,9 0,0 17,0">
          <text:p/>
        </draw:polygon>
        <draw:polygon draw:style-name="gr6" draw:text-style-name="P2" draw:layer="layout" svg:width="0.016cm" svg:height="0.008cm" svg:x="5.927cm" svg:y="12.534cm" svg:viewBox="0 0 17 9" draw:points="17,9 0,9 0,0 17,0">
          <text:p/>
        </draw:polygon>
        <draw:polyline draw:style-name="gr4" draw:text-style-name="P2" draw:layer="layout" svg:width="0.318cm" svg:height="0.275cm" svg:x="5.797cm" svg:y="12.974cm" svg:viewBox="0 0 319 276" draw:points="319,0 160,276 0,0">
          <text:p/>
        </draw:polyline>
        <draw:polyline draw:style-name="gr4" draw:text-style-name="P2" draw:layer="layout" svg:width="0.011cm" svg:height="1.039cm" svg:x="5.988cm" svg:y="14.851cm" svg:viewBox="0 0 12 1040" draw:points="0,0 0,523 12,523 12,1040">
          <text:p/>
        </draw:polyline>
        <draw:polygon draw:style-name="gr5" draw:text-style-name="P4" draw:layer="layout" svg:width="0.014cm" svg:height="0.009cm" svg:x="5.98cm" svg:y="14.843cm" svg:viewBox="0 0 15 10" draw:points="15,10 0,10 0,0 15,0">
          <text:p/>
        </draw:polygon>
        <draw:polygon draw:style-name="gr6" draw:text-style-name="P2" draw:layer="layout" svg:width="0.014cm" svg:height="0.009cm" svg:x="5.98cm" svg:y="14.843cm" svg:viewBox="0 0 15 10" draw:points="15,10 0,10 0,0 15,0">
          <text:p/>
        </draw:polygon>
        <draw:polyline draw:style-name="gr4" draw:text-style-name="P2" draw:layer="layout" svg:width="0.317cm" svg:height="0.26cm" svg:x="5.84cm" svg:y="15.614cm" svg:viewBox="0 0 318 261" draw:points="318,0 160,261 0,0">
          <text:p/>
        </draw:polyline>
        <draw:line draw:style-name="gr4" draw:text-style-name="P2" draw:layer="layout" svg:x1="5.935cm" svg:y1="17.859cm" svg:x2="5.935cm" svg:y2="18.494cm">
          <text:p/>
        </draw:line>
        <draw:polygon draw:style-name="gr5" draw:text-style-name="P4" draw:layer="layout" svg:width="0.016cm" svg:height="0.016cm" svg:x="5.927cm" svg:y="17.843cm" svg:viewBox="0 0 17 17" draw:points="17,17 0,17 0,0 17,0">
          <text:p/>
        </draw:polygon>
        <draw:polygon draw:style-name="gr6" draw:text-style-name="P2" draw:layer="layout" svg:width="0.016cm" svg:height="0.016cm" svg:x="5.927cm" svg:y="17.843cm" svg:viewBox="0 0 17 17" draw:points="17,17 0,17 0,0 17,0">
          <text:p/>
        </draw:polygon>
        <draw:polyline draw:style-name="gr4" draw:text-style-name="P2" draw:layer="layout" svg:width="0.318cm" svg:height="0.27cm" svg:x="5.776cm" svg:y="18.224cm" svg:viewBox="0 0 319 271" draw:points="319,0 160,271 0,0">
          <text:p/>
        </draw:polyline>
        <draw:polyline draw:style-name="gr4" draw:text-style-name="P2" draw:layer="layout" svg:width="0cm" svg:height="0.634cm" svg:x="5.935cm" svg:y="20.129cm" svg:viewBox="0 0 0 635" draw:points="0,0 0,317 0,635">
          <text:p/>
        </draw:polyline>
        <draw:polygon draw:style-name="gr5" draw:text-style-name="P4" draw:layer="layout" svg:width="0.015cm" svg:height="0cm" svg:x="5.927cm" svg:y="20.129cm" svg:viewBox="0 0 16 0" draw:points="16,0 0,0">
          <text:p/>
        </draw:polygon>
        <draw:polygon draw:style-name="gr6" draw:text-style-name="P2" draw:layer="layout" svg:width="0.015cm" svg:height="0cm" svg:x="5.927cm" svg:y="20.129cm" svg:viewBox="0 0 16 0" draw:points="16,0 0,0">
          <text:p/>
        </draw:polygon>
        <draw:polyline draw:style-name="gr4" draw:text-style-name="P2" draw:layer="layout" svg:width="0.318cm" svg:height="0.286cm" svg:x="5.776cm" svg:y="20.478cm" svg:viewBox="0 0 319 287" draw:points="319,0 160,287 0,0">
          <text:p/>
        </draw:polyline>
        <draw:polyline draw:style-name="gr4" draw:text-style-name="P2" draw:layer="layout" svg:width="0.02cm" svg:height="0.492cm" svg:x="5.915cm" svg:y="22.399cm" svg:viewBox="0 0 21 493" draw:points="21,0 21,254 0,254 0,493">
          <text:p/>
        </draw:polyline>
        <draw:polygon draw:style-name="gr5" draw:text-style-name="P4" draw:layer="layout" svg:width="0.016cm" svg:height="0.016cm" svg:x="5.927cm" svg:y="22.383cm" svg:viewBox="0 0 17 17" draw:points="17,17 0,17 0,0 17,0">
          <text:p/>
        </draw:polygon>
        <draw:polygon draw:style-name="gr6" draw:text-style-name="P2" draw:layer="layout" svg:width="0.016cm" svg:height="0.016cm" svg:x="5.927cm" svg:y="22.383cm" svg:viewBox="0 0 17 17" draw:points="17,17 0,17 0,0 17,0">
          <text:p/>
        </draw:polygon>
        <draw:polyline draw:style-name="gr4" draw:text-style-name="P2" draw:layer="layout" svg:width="0.317cm" svg:height="0.27cm" svg:x="5.756cm" svg:y="22.621cm" svg:viewBox="0 0 318 271" draw:points="318,0 160,271 0,0">
          <text:p/>
        </draw:polyline>
        <draw:polyline draw:style-name="gr4" draw:text-style-name="P2" draw:layer="layout" svg:width="4.281cm" svg:height="8.255cm" svg:x="1.654cm" svg:y="16.875cm" svg:viewBox="0 0 4282 8256" draw:points="4282,7621 4282,8256 0,8256 0,0 621,0">
          <text:p/>
        </draw:polyline>
        <draw:polygon draw:style-name="gr5" draw:text-style-name="P4" draw:layer="layout" svg:width="0.015cm" svg:height="0cm" svg:x="5.927cm" svg:y="24.495cm" svg:viewBox="0 0 16 0" draw:points="16,0 0,0">
          <text:p/>
        </draw:polygon>
        <draw:polygon draw:style-name="gr6" draw:text-style-name="P2" draw:layer="layout" svg:width="0.015cm" svg:height="0cm" svg:x="5.927cm" svg:y="24.495cm" svg:viewBox="0 0 16 0" draw:points="16,0 0,0">
          <text:p/>
        </draw:polygon>
        <draw:polyline draw:style-name="gr4" draw:text-style-name="P2" draw:layer="layout" svg:width="0.275cm" svg:height="0.317cm" svg:x="1.998cm" svg:y="16.716cm" svg:viewBox="0 0 276 318" draw:points="0,0 276,159 0,318">
          <text:p/>
        </draw:polyline>
        <draw:polyline draw:style-name="gr4" draw:text-style-name="P2" draw:layer="layout" svg:width="0.003cm" svg:height="0.952cm" svg:x="15.314cm" svg:y="17.605cm" svg:viewBox="0 0 4 953" draw:points="4,0 4,477 0,477 0,953">
          <text:p/>
        </draw:polyline>
        <draw:polygon draw:style-name="gr5" draw:text-style-name="P4" draw:layer="layout" svg:width="0.015cm" svg:height="0cm" svg:x="15.309cm" svg:y="17.605cm" svg:viewBox="0 0 16 0" draw:points="16,0 0,0">
          <text:p/>
        </draw:polygon>
        <draw:polygon draw:style-name="gr6" draw:text-style-name="P2" draw:layer="layout" svg:width="0.015cm" svg:height="0cm" svg:x="15.309cm" svg:y="17.605cm" svg:viewBox="0 0 16 0" draw:points="16,0 0,0">
          <text:p/>
        </draw:polygon>
        <draw:polyline draw:style-name="gr4" draw:text-style-name="P2" draw:layer="layout" svg:width="0.318cm" svg:height="0.269cm" svg:x="15.155cm" svg:y="18.288cm" svg:viewBox="0 0 319 270" draw:points="319,0 159,270 0,0">
          <text:p/>
        </draw:polyline>
        <draw:polyline draw:style-name="gr4" draw:text-style-name="P2" draw:layer="layout" svg:width="0cm" svg:height="0.968cm" svg:x="15.314cm" svg:y="19.716cm" svg:viewBox="0 0 0 969" draw:points="0,0 0,492 0,969">
          <text:p/>
        </draw:polyline>
        <draw:polygon draw:style-name="gr5" draw:text-style-name="P4" draw:layer="layout" svg:width="0.013cm" svg:height="0cm" svg:x="15.306cm" svg:y="19.716cm" svg:viewBox="0 0 14 0" draw:points="14,0 0,0 8,0">
          <text:p/>
        </draw:polygon>
        <draw:polygon draw:style-name="gr6" draw:text-style-name="P2" draw:layer="layout" svg:width="0.013cm" svg:height="0cm" svg:x="15.306cm" svg:y="19.716cm" svg:viewBox="0 0 14 0" draw:points="14,0 0,0 8,0">
          <text:p/>
        </draw:polygon>
        <draw:polyline draw:style-name="gr4" draw:text-style-name="P2" draw:layer="layout" svg:width="0.318cm" svg:height="0.286cm" svg:x="15.155cm" svg:y="20.399cm" svg:viewBox="0 0 319 287" draw:points="319,0 159,287 0,0">
          <text:p/>
        </draw:polyline>
        <draw:path draw:style-name="gr3" draw:text-style-name="P3" draw:layer="layout" svg:width="0.271cm" svg:height="0.369cm" svg:x="15.446cm" svg:y="19.846cm" svg:viewBox="0 0 272 370" svg:d="M223 212c0 19 7 28 21 31h28v64 63h-24c-3-49-4-104-51-104h-122c-52-1-46 56-51 104h-24v-63-64h34c24-44 39-107 49-168 2-9 2-17 2-23 1-27-21-32-48-31v-10-11h233v11 10c-28-1-47 5-47 33v79zM113 23c-7 71-19 142-41 201-2 8-6 15-9 19h114v-110-110z">
          <text:p/>
        </draw:path>
        <draw:path draw:style-name="gr3" draw:text-style-name="P3" draw:layer="layout" svg:width="0.232cm" svg:height="0.275cm" svg:x="15.751cm" svg:y="19.841cm" svg:viewBox="0 0 233 276" svg:d="M88 246c43 0 66-26 67-69v-20-20c-47 1-92 2-103 37-3 7-4 16-4 25 0 30 11 47 40 47zM155 116c1-47 3-90-47-90-34 0-46 20-45 54-26-1-42-7-42-31 0-42 46-47 89-49 61-1 91 27 91 87v64 64c0 24 8 37 32 35v11 10h-66l-8-42h-4c-19 24-36 48-78 47-50-1-77-28-77-79 0-26 10-45 28-58 24-18 79-22 127-23z">
          <text:p/>
        </draw:path>
        <draw:line draw:style-name="gr4" draw:text-style-name="P2" draw:layer="layout" svg:x1="15.314cm" svg:y1="21.844cm" svg:x2="15.314cm" svg:y2="22.638cm">
          <text:p/>
        </draw:line>
        <draw:polygon draw:style-name="gr5" draw:text-style-name="P4" draw:layer="layout" svg:width="0.014cm" svg:height="0.015cm" svg:x="15.306cm" svg:y="21.828cm" svg:viewBox="0 0 15 16" draw:points="15,16 0,16 0,0 15,0">
          <text:p/>
        </draw:polygon>
        <draw:polygon draw:style-name="gr6" draw:text-style-name="P2" draw:layer="layout" svg:width="0.014cm" svg:height="0.015cm" svg:x="15.306cm" svg:y="21.828cm" svg:viewBox="0 0 15 16" draw:points="15,16 0,16 0,0 15,0">
          <text:p/>
        </draw:polygon>
        <draw:polyline draw:style-name="gr4" draw:text-style-name="P2" draw:layer="layout" svg:width="0.318cm" svg:height="0.286cm" svg:x="15.155cm" svg:y="22.352cm" svg:viewBox="0 0 319 287" draw:points="319,0 159,287 0,0">
          <text:p/>
        </draw:polyline>
        <draw:polyline draw:style-name="gr4" draw:text-style-name="P2" draw:layer="layout" svg:width="0cm" svg:height="0.793cm" svg:x="15.314cm" svg:y="23.669cm" svg:viewBox="0 0 0 794" draw:points="0,0 0,397 0,794">
          <text:p/>
        </draw:polyline>
        <draw:polygon draw:style-name="gr5" draw:text-style-name="P4" draw:layer="layout" svg:width="0.013cm" svg:height="0cm" svg:x="15.306cm" svg:y="23.669cm" svg:viewBox="0 0 14 0" draw:points="8,0 14,0 0,0">
          <text:p/>
        </draw:polygon>
        <draw:polygon draw:style-name="gr6" draw:text-style-name="P2" draw:layer="layout" svg:width="0.013cm" svg:height="0cm" svg:x="15.306cm" svg:y="23.669cm" svg:viewBox="0 0 14 0" draw:points="8,0 14,0 0,0">
          <text:p/>
        </draw:polygon>
        <draw:polyline draw:style-name="gr4" draw:text-style-name="P2" draw:layer="layout" svg:width="0.318cm" svg:height="0.27cm" svg:x="15.155cm" svg:y="24.193cm" svg:viewBox="0 0 319 271" draw:points="319,0 159,271 0,0">
          <text:p/>
        </draw:polyline>
        <draw:path draw:style-name="gr3" draw:text-style-name="P3" draw:layer="layout" svg:width="0.317cm" svg:height="0.265cm" svg:x="15.451cm" svg:y="23.815cm" svg:viewBox="0 0 318 266" svg:d="M224 55c0-27-16-35-42-34v-11-10h136v10 11c-28-2-47 5-47 33v80 78c-1 28 19 35 47 33v10 11h-136v-11-10c26 1 42-7 42-33v-35-36h-131v36 35c0 26 16 34 42 33v10 11h-135v-11-10c28 2 47-5 47-33v-78-79c1-28-19-36-47-34v-11-10h135v10 11c-26-1-42 7-42 33v33 32h131v-32z">
          <text:p/>
        </draw:path>
        <draw:path draw:style-name="gr3" draw:text-style-name="P3" draw:layer="layout" svg:width="0.212cm" svg:height="0.275cm" svg:x="15.807cm" svg:y="23.81cm" svg:viewBox="0 0 213 276" svg:d="M162 114c-1-46-9-87-54-87-18 0-32 7-42 22s-16 37-18 65zM192 210c11 5 13 22 4 33-16 21-44 33-82 33-80 0-113-55-114-137-1-84 32-139 109-139 79 0 108 56 104 141h-166c2 59 17 104 74 104 34 0 56-15 71-35z">
          <text:p/>
        </draw:path>
        <draw:path draw:style-name="gr3" draw:text-style-name="P3" draw:layer="layout" svg:width="0.25cm" svg:height="0.265cm" svg:x="16.054cm" svg:y="23.815cm" svg:viewBox="0 0 251 266" svg:d="M55 245c29 2 48-5 48-33v-94-95c-23 1-54-6-66 8-9 11-10 31-13 49h-24l2-80h246l3 80h-24c-5-28-4-57-37-57h-41v95 94c-1 30 22 35 52 33v10 11h-146v-11z">
          <text:p/>
        </draw:path>
        <draw:line draw:style-name="gr4" draw:text-style-name="P2" draw:layer="layout" svg:x1="5.935cm" svg:y1="2.282cm" svg:x2="5.935cm" svg:y2="2.824cm">
          <text:p/>
        </draw:line>
        <draw:polygon draw:style-name="gr5" draw:text-style-name="P4" draw:layer="layout" svg:width="0.016cm" svg:height="0.008cm" svg:x="5.927cm" svg:y="2.274cm" svg:viewBox="0 0 17 9" draw:points="17,9 0,9 0,0 17,0">
          <text:p/>
        </draw:polygon>
        <draw:polygon draw:style-name="gr6" draw:text-style-name="P2" draw:layer="layout" svg:width="0.016cm" svg:height="0.008cm" svg:x="5.927cm" svg:y="2.274cm" svg:viewBox="0 0 17 9" draw:points="17,9 0,9 0,0 17,0">
          <text:p/>
        </draw:polygon>
        <draw:polyline draw:style-name="gr4" draw:text-style-name="P2" draw:layer="layout" svg:width="0.318cm" svg:height="0.275cm" svg:x="5.776cm" svg:y="2.547cm" svg:viewBox="0 0 319 276" draw:points="319,0 160,276 0,0">
          <text:p/>
        </draw:polyline>
        <draw:polyline draw:style-name="gr4" draw:text-style-name="P2" draw:layer="layout" svg:width="0cm" svg:height="1.253cm" svg:x="15.314cm" svg:y="25.511cm" svg:viewBox="0 0 0 1254" draw:points="0,0 0,619 0,1254">
          <text:p/>
        </draw:polyline>
        <draw:polygon draw:style-name="gr5" draw:text-style-name="P4" draw:layer="layout" svg:width="0.014cm" svg:height="0.016cm" svg:x="15.306cm" svg:y="25.495cm" svg:viewBox="0 0 15 17" draw:points="15,17 0,17 0,0 9,0 15,0">
          <text:p/>
        </draw:polygon>
        <draw:polygon draw:style-name="gr6" draw:text-style-name="P2" draw:layer="layout" svg:width="0.014cm" svg:height="0.016cm" svg:x="15.306cm" svg:y="25.495cm" svg:viewBox="0 0 15 17" draw:points="15,17 0,17 0,0 9,0 15,0">
          <text:p/>
        </draw:polygon>
        <draw:polyline draw:style-name="gr4" draw:text-style-name="P2" draw:layer="layout" svg:width="0.318cm" svg:height="0.27cm" svg:x="15.155cm" svg:y="26.479cm" svg:viewBox="0 0 319 271" draw:points="319,0 159,271 0,0">
          <text:p/>
        </draw:polyline>
        <draw:path draw:style-name="gr3" draw:text-style-name="P3" draw:layer="layout" svg:width="0.271cm" svg:height="0.368cm" svg:x="15.446cm" svg:y="25.641cm" svg:viewBox="0 0 272 369" svg:d="M223 211c0 18 7 27 21 31h28v64 63h-24c-3-49-4-105-51-105h-122c-52 0-46 58-51 105h-24v-63-64h34c24-43 39-107 49-168 2-9 2-17 2-23 1-26-21-32-48-31v-10-10h233v10 10c-28-1-47 6-47 34v78zM113 22c-7 71-19 142-41 200-2 9-6 15-9 20h114v-110-110z">
          <text:p/>
        </draw:path>
        <draw:path draw:style-name="gr3" draw:text-style-name="P3" draw:layer="layout" svg:width="0.232cm" svg:height="0.274cm" svg:x="15.751cm" svg:y="25.636cm" svg:viewBox="0 0 233 275" svg:d="M88 244c43 0 66-26 67-69v-20-20c-47 2-92 2-103 37-3 8-4 16-4 26 0 29 11 46 40 46zM155 115c1-48 3-91-47-91-34 0-46 20-45 54-26 0-42-6-42-31 0-41 46-46 89-47 61-2 91 25 91 85v64 64c0 24 8 37 32 36v11 10h-66l-8-43h-4c-19 24-36 49-78 48-50-1-77-29-77-80 0-26 10-44 28-58 24-18 79-21 127-22z">
          <text:p/>
        </draw:path>
        <draw:polyline draw:style-name="gr4" draw:text-style-name="P2" draw:layer="layout" svg:width="18.416cm" svg:height="24.689cm" svg:x="0.635cm" svg:y="3.457cm" svg:viewBox="0 0 18417 24690" draw:points="16099,15689 18417,15689 18417,24690 0,24690 0,0 4182,0">
          <text:p/>
        </draw:polyline>
        <draw:polygon draw:style-name="gr5" draw:text-style-name="P4" draw:layer="layout" svg:width="0.032cm" svg:height="0.016cm" svg:x="16.7cm" svg:y="19.145cm" svg:viewBox="0 0 33 17" draw:points="33,17 0,17 16,0 0,0 33,0">
          <text:p/>
        </draw:polygon>
        <draw:polygon draw:style-name="gr6" draw:text-style-name="P2" draw:layer="layout" svg:width="0.032cm" svg:height="0.016cm" svg:x="16.7cm" svg:y="19.145cm" svg:viewBox="0 0 33 17" draw:points="33,17 0,17 16,0 0,0 33,0">
          <text:p/>
        </draw:polygon>
        <draw:polyline draw:style-name="gr4" draw:text-style-name="P2" draw:layer="layout" svg:width="0.274cm" svg:height="0.318cm" svg:x="4.54cm" svg:y="3.298cm" svg:viewBox="0 0 275 319" draw:points="0,0 275,160 0,319">
          <text:p/>
        </draw:polyline>
        <draw:path draw:style-name="gr3" draw:text-style-name="P3" draw:layer="layout" svg:width="0.317cm" svg:height="0.265cm" svg:x="16.505cm" svg:y="19.402cm" svg:viewBox="0 0 318 266" svg:d="M225 55c0-26-16-34-42-33v-11-11h135v11 11c-28-2-47 5-47 33v78 79c-1 28 19 34 47 33v10 11h-135v-11-10c26 1 42-7 42-33v-36-35h-132v35 36c0 26 16 34 42 33v10 11h-135v-11-10c28 1 47-5 47-33v-78-79c1-28-19-35-47-33v-11-11h135v11 11c-26-1-42 7-42 33v32 31h132v-31z">
          <text:p/>
        </draw:path>
        <draw:path draw:style-name="gr3" draw:text-style-name="P3" draw:layer="layout" svg:width="0.212cm" svg:height="0.274cm" svg:x="16.861cm" svg:y="19.397cm" svg:viewBox="0 0 213 275" svg:d="M162 114c-1-46-9-88-54-88-18 0-32 8-42 23s-16 36-18 65zM192 210c10 5 12 21 4 33-16 21-44 32-82 32-80 0-113-54-114-136-1-84 32-139 109-139 79 0 108 56 104 141h-166c2 59 17 103 74 103 34 0 56-14 71-34z">
          <text:p/>
        </draw:path>
        <draw:path draw:style-name="gr3" draw:text-style-name="P3" draw:layer="layout" svg:width="0.25cm" svg:height="0.265cm" svg:x="17.108cm" svg:y="19.402cm" svg:viewBox="0 0 251 266" svg:d="M56 245c28 1 47-5 47-33v-94-95c-23 2-53-5-65 9-9 10-10 31-13 48h-25l3-80h245l3 80h-24c-5-28-4-57-37-57h-41v95 94c-1 30 22 35 52 33v10 11h-145v-11z">
          <text:p/>
        </draw:path>
        <draw:polygon draw:style-name="gr1" draw:text-style-name="P1" draw:layer="layout" svg:width="3.165cm" svg:height="0.969cm" svg:x="13.73cm" svg:y="24.511cm" svg:viewBox="0 0 3166 970" draw:points="1584,0 3166,486 1584,970 0,486">
          <text:p/>
        </draw:polygon>
        <draw:polygon draw:style-name="gr2" draw:text-style-name="P2" draw:layer="layout" svg:width="3.165cm" svg:height="0.969cm" svg:x="13.73cm" svg:y="24.511cm" svg:viewBox="0 0 3166 970" draw:points="1584,0 3166,486 1584,970 0,486">
          <text:p/>
        </draw:polygon>
        <draw:path draw:style-name="gr3" draw:text-style-name="P3" draw:layer="layout" svg:width="0.233cm" svg:height="0.274cm" svg:x="14.66cm" svg:y="24.896cm" svg:viewBox="0 0 234 275" svg:d="M89 245c43 0 65-26 66-69v-21-20c-46 2-92 3-103 37-2 9-4 17-4 27 0 30 12 46 41 46zM155 115c1-48 3-90-46-90-34 0-47 20-46 53-25 0-42-6-42-31 0-40 46-46 90-47 60-2 91 25 91 85v64 65c-1 25 7 37 32 36v10 11h-67l-8-43h-4c-18 24-35 48-77 47-51 0-78-28-78-78 0-28 10-46 28-60 24-18 80-21 127-22z">
          <text:p/>
        </draw:path>
        <draw:path draw:style-name="gr3" draw:text-style-name="P3" draw:layer="layout" svg:width="0.212cm" svg:height="0.127cm" svg:x="15.074cm" svg:y="24.926cm" svg:viewBox="0 0 213 128" svg:d="M213 98v15 15h-213v-15-15zM213 0v15 14h-213v-14-15z">
          <text:p/>
        </draw:path>
        <draw:path draw:style-name="gr3" draw:text-style-name="P3" draw:layer="layout" svg:width="0.212cm" svg:height="0.127cm" svg:x="15.35cm" svg:y="24.926cm" svg:viewBox="0 0 213 128" svg:d="M213 98v15 15h-213v-15-15zM213 0v15 14h-213v-14-15z">
          <text:p/>
        </draw:path>
        <draw:path draw:style-name="gr3" draw:text-style-name="P3" draw:layer="layout" svg:width="0.215cm" svg:height="0.358cm" svg:x="15.747cm" svg:y="24.808cm" svg:viewBox="0 0 216 359" svg:d="M102 0c59 0 102 26 102 84 0 47-26 74-49 103-36 45-80 89-118 132h114c31 1 39-20 43-46h22l-2 86h-214v-18-19c38-44 82-90 116-136 21-28 37-53 37-97 0-37-14-63-51-63-42 0-54 31-54 73-24 0-42-7-42-32 0-49 44-67 96-67z">
          <text:p/>
        </draw:path>
        <draw:polygon draw:style-name="gr1" draw:text-style-name="P1" draw:layer="layout" svg:width="3.165cm" svg:height="0.968cm" svg:x="13.73cm" svg:y="22.669cm" svg:viewBox="0 0 3166 969" draw:points="1584,0 3166,485 1584,969 0,485">
          <text:p/>
        </draw:polygon>
        <draw:polygon draw:style-name="gr2" draw:text-style-name="P2" draw:layer="layout" svg:width="3.165cm" svg:height="0.968cm" svg:x="13.73cm" svg:y="22.669cm" svg:viewBox="0 0 3166 969" draw:points="1584,0 3166,485 1584,969 0,485">
          <text:p/>
        </draw:polygon>
        <draw:path draw:style-name="gr3" draw:text-style-name="P3" draw:layer="layout" svg:width="0.233cm" svg:height="0.274cm" svg:x="14.66cm" svg:y="23.055cm" svg:viewBox="0 0 234 275" svg:d="M89 245c43 0 65-26 66-69v-20-20c-46 1-92 2-103 37-2 7-4 16-4 26 0 29 12 46 41 46zM155 116c1-49 3-92-46-92-34 0-47 20-46 54-25-1-42-7-42-31 0-41 46-46 90-47 60-2 91 25 91 85v65 64c-1 24 7 37 32 35v11 10h-67l-8-42h-4c-18 24-35 48-77 47-51-1-78-28-78-79 0-26 10-45 28-58 24-18 80-22 127-22z">
          <text:p/>
        </draw:path>
        <draw:path draw:style-name="gr3" draw:text-style-name="P3" draw:layer="layout" svg:width="0.212cm" svg:height="0.126cm" svg:x="15.074cm" svg:y="23.085cm" svg:viewBox="0 0 213 127" svg:d="M213 98v14 15h-213v-15-14zM213 0v14 15h-213v-15-14z">
          <text:p/>
        </draw:path>
        <draw:path draw:style-name="gr3" draw:text-style-name="P3" draw:layer="layout" svg:width="0.212cm" svg:height="0.126cm" svg:x="15.35cm" svg:y="23.085cm" svg:viewBox="0 0 213 127" svg:d="M213 98v14 15h-213v-15-14zM213 0v14 15h-213v-15-14z">
          <text:p/>
        </draw:path>
        <draw:path draw:style-name="gr3" draw:text-style-name="P3" draw:layer="layout" svg:width="0.203cm" svg:height="0.354cm" svg:x="15.755cm" svg:y="22.97cm" svg:viewBox="0 0 204 355" svg:d="M138 299c-2 36 29 37 66 35v11 10h-189v-10-11h33c26 1 40-9 40-35v-131-129c-15 18-29 36-49 47-19 11-41-2-39-23 43-11 73-40 106-63h32v149z">
          <text:p/>
        </draw:path>
        <draw:polygon draw:style-name="gr1" draw:text-style-name="P1" draw:layer="layout" svg:width="2.693cm" svg:height="1.085cm" svg:x="13.966cm" svg:y="20.716cm" svg:viewBox="0 0 2694 1086" draw:points="0,0 2694,0 2694,1086 0,1086">
          <text:p/>
        </draw:polygon>
        <draw:polygon draw:style-name="gr2" draw:text-style-name="P2" draw:layer="layout" svg:width="2.693cm" svg:height="1.085cm" svg:x="13.966cm" svg:y="20.716cm" svg:viewBox="0 0 2694 1086" draw:points="0,0 2694,0 2694,1086 0,1086">
          <text:p/>
        </draw:polygon>
        <draw:path draw:style-name="gr3" draw:text-style-name="P3" draw:layer="layout" svg:width="0.233cm" svg:height="0.275cm" svg:x="14.215cm" svg:y="21.165cm" svg:viewBox="0 0 234 276" svg:d="M89 245c43 0 65-25 66-68v-20-20c-46 1-91 2-103 37-3 7-4 16-4 25 0 30 13 46 41 46zM155 116c1-49 3-91-46-91-34 0-46 20-45 55-27-1-43-7-43-32 0-41 47-46 90-48 60-1 90 26 90 87v64 64c0 24 8 37 33 35v11 10h-67l-8-42h-4c-18 24-35 48-77 47-51-1-78-28-78-79 0-26 10-45 28-58 24-18 80-22 127-23z">
          <text:p/>
        </draw:path>
        <draw:path draw:style-name="gr3" draw:text-style-name="P3" draw:layer="layout" svg:width="0.212cm" svg:height="0.126cm" svg:x="14.629cm" svg:y="21.196cm" svg:viewBox="0 0 213 127" svg:d="M213 98v14 15h-213v-15-14zM213 0v14 15h-213v-15-14z">
          <text:p/>
        </draw:path>
        <draw:path draw:style-name="gr3" draw:text-style-name="P3" draw:layer="layout" svg:width="0.269cm" svg:height="0.389cm" svg:x="15.008cm" svg:y="21.165cm" svg:viewBox="0 0 270 390" svg:d="M222 137c0-56-7-104-62-105-58-1-67 47-67 105 0 59 10 106 68 106 54 0 61-51 61-106zM169 0c78 0 101 58 101 137 0 80-23 138-101 138-40 0-62-18-76-44h-2c2 34 3 68 2 104 0 26 16 35 42 33v11 11h-133v-11-11c29 2 45-8 45-36v-136-136c0-28-19-35-47-34v-10-11h86l5 45h2c14-28 34-50 76-50z">
          <text:p/>
        </draw:path>
        <draw:path draw:style-name="gr3" draw:text-style-name="P3" draw:layer="layout" svg:width="0.209cm" svg:height="0.27cm" svg:x="15.321cm" svg:y="21.165cm" svg:viewBox="0 0 210 271" svg:d="M88 216c-1 32 23 36 54 34v11 10h-142v-10-11c27 1 42-8 42-36v-77-77c0-26-16-35-42-34v-10-11h76l9 49h3c12-29 25-54 67-54 38 0 63 17 52 51-5 15-21 21-44 21-1-25-4-39-26-39-31 0-38 34-45 61-7 36-2 81-4 122z">
          <text:p/>
        </draw:path>
        <draw:path draw:style-name="gr3" draw:text-style-name="P3" draw:layer="layout" svg:width="0.23cm" svg:height="0.275cm" svg:x="15.56cm" svg:y="21.165cm" svg:viewBox="0 0 231 276" svg:d="M116 0c82 0 114 54 115 138 1 87-34 138-117 138-81 0-114-54-114-138-1-87 34-138 116-138zM115 26c-58 0-68 53-68 112 0 60 10 112 68 112s67-52 67-112-9-112-67-112z">
          <text:p/>
        </draw:path>
        <draw:path draw:style-name="gr3" draw:text-style-name="P3" draw:layer="layout" svg:width="0.282cm" svg:height="0.265cm" svg:x="15.815cm" svg:y="21.17cm" svg:viewBox="0 0 283 266" svg:d="M212 55c7-24-9-36-35-34v-10-11h106v11 10c-31-3-35 17-44 39l-77 206h-47l-79-219c-6-16-14-27-36-26v-10-11h124v11 10c-31-5-43 15-33 42 20 56 42 108 56 169h2c20-60 46-115 63-177z">
          <text:p/>
        </draw:path>
        <draw:path draw:style-name="gr3" draw:text-style-name="P3" draw:layer="layout" svg:width="0.127cm" svg:height="0.438cm" svg:x="16.127cm" svg:y="21.06cm" svg:viewBox="0 0 128 439" svg:d="M128 22c-59 34-77 104-77 198 0 92 18 163 77 197v11 11c-87-32-128-101-128-219 0-89 20-150 70-187 16-13 35-24 58-33v11z">
          <text:p/>
        </draw:path>
        <draw:path draw:style-name="gr3" draw:text-style-name="P3" draw:layer="layout" svg:width="0.127cm" svg:height="0.438cm" svg:x="16.285cm" svg:y="21.06cm" svg:viewBox="0 0 128 439" svg:d="M0 417c60-34 77-105 77-197 0-94-17-164-77-198v-11-11c87 32 128 100 128 220 0 87-20 148-68 186-17 13-37 24-60 33v-11z">
          <text:p/>
        </draw:path>
        <draw:polygon draw:style-name="gr1" draw:text-style-name="P1" draw:layer="layout" svg:width="2.693cm" svg:height="1.084cm" svg:x="13.966cm" svg:y="18.605cm" svg:viewBox="0 0 2694 1085" draw:points="1348,0 2694,544 1348,1085 0,544">
          <text:p/>
        </draw:polygon>
        <draw:polygon draw:style-name="gr2" draw:text-style-name="P2" draw:layer="layout" svg:width="2.693cm" svg:height="1.084cm" svg:x="13.966cm" svg:y="18.605cm" svg:viewBox="0 0 2694 1085" draw:points="1348,0 2694,544 1348,1085 0,544">
          <text:p/>
        </draw:polygon>
        <draw:path draw:style-name="gr3" draw:text-style-name="P3" draw:layer="layout" svg:width="0.153cm" svg:height="0.33cm" svg:x="14.833cm" svg:y="18.998cm" svg:viewBox="0 0 154 331" svg:d="M84 255c-1 30 12 49 38 49 13 1 22-1 32-3v12 11c-12 5-28 7-44 7-53 2-73-25-73-77v-82-83h-37v-10-10c41-2 54-32 61-69h23v31 30h65v14 14h-65v83z">
          <text:p/>
        </draw:path>
        <draw:path draw:style-name="gr3" draw:text-style-name="P3" draw:layer="layout" svg:width="0.209cm" svg:height="0.27cm" svg:x="15.014cm" svg:y="19.054cm" svg:viewBox="0 0 210 271" svg:d="M89 217c-1 31 23 35 54 33v10 11h-143v-11-10c27 1 42-9 42-36v-78-77c0-26-16-34-42-33v-11-10h77l9 49h2c13-29 26-54 68-54 37 0 62 16 51 50-5 16-22 21-44 21 0-24-3-38-26-38-30 0-37 33-44 61-8 36-3 80-4 123z">
          <text:p/>
        </draw:path>
        <draw:path draw:style-name="gr3" draw:text-style-name="P3" draw:layer="layout" svg:width="0.291cm" svg:height="0.269cm" svg:x="15.241cm" svg:y="19.059cm" svg:viewBox="0 0 292 270" svg:d="M203 56c0-27-15-37-42-35v-11-10h88v105 107c-1 26 16 34 43 33v10 11h-79l-7-40h-2c-15 28-38 45-80 44-59 0-82-36-82-97v-59-60c1-26-16-34-42-33v-11-10h89v85 85c0 42 11 70 52 69 46-1 62-34 62-81v-51z">
          <text:p/>
        </draw:path>
        <draw:path draw:style-name="gr3" draw:text-style-name="P3" draw:layer="layout" svg:width="0.212cm" svg:height="0.274cm" svg:x="15.571cm" svg:y="19.054cm" svg:viewBox="0 0 213 275" svg:d="M163 114c-1-46-9-87-54-87-18 0-32 7-42 22s-16 36-18 65zM193 209c10 5 12 22 4 33-16 22-44 33-82 33-80 0-114-55-115-136-1-84 33-139 110-139 79 0 107 56 103 141h-165c2 58 17 102 74 102 34 0 56-14 71-34z">
          <text:p/>
        </draw:path>
        <draw:polygon draw:style-name="gr1" draw:text-style-name="P1" draw:layer="layout" svg:width="2.467cm" svg:height="1.53cm" svg:x="4.7cm" svg:y="22.939cm" svg:viewBox="0 0 2468 1531" draw:points="0,0 2468,0 2468,1531 0,1531">
          <text:p/>
        </draw:polygon>
        <draw:polygon draw:style-name="gr2" draw:text-style-name="P2" draw:layer="layout" svg:width="2.467cm" svg:height="1.53cm" svg:x="4.7cm" svg:y="22.939cm" svg:viewBox="0 0 2468 1531" draw:points="0,0 2468,0 2468,1531 0,1531">
          <text:p/>
        </draw:polygon>
        <draw:path draw:style-name="gr3" draw:text-style-name="P3" draw:layer="layout" svg:width="0.28cm" svg:height="0.375cm" svg:x="5.053cm" svg:y="23.217cm" svg:viewBox="0 0 281 376" svg:d="M177 149c5-17-7-18-23-18v-10-10h109v10 10c-11 0-22 4-33 12-24 17-50 50-71 73l66 99c15 21 26 39 56 41v10 10c-39 1-68 0-85-22-24-31-46-70-68-103l-37 27v22 23c-1 26 16 34 43 33v10 10h-134v-10-10c28 1 44-8 44-36v-133-133c1-27-17-34-44-33v-11-10h91c-1 84 1 171-2 254 27-32 60-62 84-96 2-3 3-7 4-9z">
          <text:p/>
        </draw:path>
        <draw:path draw:style-name="gr3" draw:text-style-name="P3" draw:layer="layout" svg:width="0.231cm" svg:height="0.274cm" svg:x="5.355cm" svg:y="23.323cm" svg:viewBox="0 0 232 275" svg:d="M117 0c82 0 114 53 115 137 0 87-35 138-116 138-83 0-115-54-116-138 0-87 34-137 117-137zM116 26c-58 0-68 51-68 111s10 113 69 113c58 0 67-53 67-113s-10-111-68-111z">
          <text:p/>
        </draw:path>
        <draw:path draw:style-name="gr3" draw:text-style-name="P3" draw:layer="layout" svg:width="0.21cm" svg:height="0.269cm" svg:x="5.629cm" svg:y="23.323cm" svg:viewBox="0 0 211 270" svg:d="M89 217c-1 30 23 34 55 33v10 10h-144v-10-10c27 1 42-9 42-37v-77-77c1-26-16-34-42-34v-10-10h76l10 48h2c13-28 27-53 69-53 36 0 62 16 51 50-5 15-22 21-44 21 0-25-4-39-26-39-31 0-38 34-44 62-9 35-4 80-5 123z">
          <text:p/>
        </draw:path>
        <draw:path draw:style-name="gr3" draw:text-style-name="P3" draw:layer="layout" svg:width="0.212cm" svg:height="0.274cm" svg:x="5.873cm" svg:y="23.323cm" svg:viewBox="0 0 213 275" svg:d="M162 115c-1-47-9-89-54-89-18 0-32 7-42 22s-16 37-17 67zM193 210c10 5 12 21 4 32-16 21-45 33-83 33-79 0-113-54-114-135-1-85 32-140 109-140 80 0 108 55 104 141h-165c1 59 16 103 73 103 34 0 58-14 72-34z">
          <text:p/>
        </draw:path>
        <draw:path draw:style-name="gr3" draw:text-style-name="P3" draw:layer="layout" svg:width="0.291cm" svg:height="0.269cm" svg:x="6.124cm" svg:y="23.323cm" svg:viewBox="0 0 292 270" svg:d="M91 217c-1 26 15 34 41 33v10 10h-132v-10-10c28 1 44-8 44-37v-77-77c1-26-16-34-42-34v-10-10h80l7 40h2c15-28 36-46 78-45 59 0 83 36 83 96v59 58c-1 28 13 38 40 37v10 10h-86v-86-85c0-41-14-68-55-68-46 1-60 35-60 80v52z">
          <text:p/>
        </draw:path>
        <draw:path draw:style-name="gr3" draw:text-style-name="P3" draw:layer="layout" svg:width="0.212cm" svg:height="0.126cm" svg:x="6.588cm" svg:y="23.353cm" svg:viewBox="0 0 213 127" svg:d="M213 98v15 14h-213v-14-15zM213 0v14 16h-213v-16-14z">
          <text:p/>
        </draw:path>
        <draw:path draw:style-name="gr3" draw:text-style-name="P3" draw:layer="layout" svg:width="0.281cm" svg:height="0.265cm" svg:x="5.798cm" svg:y="23.902cm" svg:viewBox="0 0 282 266" svg:d="M135 21c-16 0-30 1-30 15 0 10 6 14 12 22l32 45c11-18 25-34 35-53 2-5 3-10 3-14 0-14-14-15-28-15v-10-11h109v11 10c-31-2-41 14-55 32l-51 67 74 98c13 16 21 27 46 26v12 10h-129v-10-12c27 2 39-10 28-28-13-23-32-45-48-66-14 21-31 40-43 63-3 4-5 10-5 16 0 15 14 15 33 15v12 10h-118v-10-12c32 2 44-13 58-31l62-81-62-85c-13-14-23-27-49-26v-10-11h126v11z">
          <text:p/>
        </draw:path>
        <draw:polygon draw:style-name="gr1" draw:text-style-name="P1" draw:layer="layout" svg:width="3.508cm" svg:height="1.567cm" svg:x="4.181cm" svg:y="20.796cm" svg:viewBox="0 0 3509 1568" draw:points="0,0 3509,0 3509,1568 0,1568">
          <text:p/>
        </draw:polygon>
        <draw:polygon draw:style-name="gr2" draw:text-style-name="P2" draw:layer="layout" svg:width="3.508cm" svg:height="1.567cm" svg:x="4.181cm" svg:y="20.796cm" svg:viewBox="0 0 3509 1568" draw:points="0,0 3509,0 3509,1568 0,1568">
          <text:p/>
        </draw:polygon>
        <draw:path draw:style-name="gr3" draw:text-style-name="P3" draw:layer="layout" svg:width="0.281cm" svg:height="0.265cm" svg:x="4.382cm" svg:y="21.2cm" svg:viewBox="0 0 282 266" svg:d="M135 21c-15 0-30 1-30 14 0 11 6 15 12 24l32 45c12-18 26-34 35-54 2-5 3-10 3-15 0-13-14-14-28-14v-10-11h109v11 10c-31-2-42 14-55 33l-51 67 73 98c14 16 22 27 47 26v11 10h-129v-10-11c27 2 40-10 29-28-14-23-33-45-49-66-14 21-30 40-43 62-2 5-4 11-4 17 0 15 13 15 32 15v11 10h-118v-10-11c32 2 44-13 58-31l63-81-63-86c-13-14-23-27-48-26v-10-11h125v11z">
          <text:p/>
        </draw:path>
        <draw:polygon draw:style-name="gr3" draw:text-style-name="P3" draw:layer="layout" svg:width="0.231cm" svg:height="0.029cm" svg:x="4.663cm" svg:y="21.506cm" svg:viewBox="0 0 232 30" draw:points="232,30 0,30 0,15 0,0 232,0 232,15">
          <text:p/>
        </draw:polygon>
        <draw:path draw:style-name="gr3" draw:text-style-name="P3" draw:layer="layout" svg:width="0.439cm" svg:height="0.27cm" svg:x="4.906cm" svg:y="21.195cm" svg:viewBox="0 0 440 271" svg:d="M91 217c-1 26 15 34 41 33v11 10h-132v-10-11c29 2 44-6 44-35v-78-77c1-26-14-35-39-34v-10-11h77l7 40h2c14-27 34-45 76-45 38 1 60 17 71 45h4c15-27 36-45 78-45 58 1 80 38 80 97v58 60c-1 26 13 37 40 35v11 10h-86v-86-85c0-40-12-68-52-68-41 1-55 32-55 74v54 55c-1 26 13 37 40 35v11 10h-86v-86-85c0-40-12-68-52-68-45 1-58 36-58 80v52z">
          <text:p/>
        </draw:path>
        <draw:path draw:style-name="gr3" draw:text-style-name="P3" draw:layer="layout" svg:width="0.14cm" svg:height="0.375cm" svg:x="5.37cm" svg:y="21.09cm" svg:viewBox="0 0 141 376" svg:d="M94 320c-1 29 18 37 47 35v11 10h-141v-10-11c29 2 48-5 48-33v-78-78c0-26-16-35-43-34v-10-11h89v105zM69 61c-19 0-28-11-28-31s9-30 28-30 28 11 28 30c0 20-9 31-28 31z">
          <text:p/>
        </draw:path>
        <draw:path draw:style-name="gr3" draw:text-style-name="P3" draw:layer="layout" svg:width="0.291cm" svg:height="0.27cm" svg:x="5.53cm" svg:y="21.195cm" svg:viewBox="0 0 292 271" svg:d="M91 217c-1 26 16 34 42 33v11 10h-133v-10-11c29 2 45-7 45-35v-78-77c0-26-16-35-42-34v-10-11h80l6 40h3c15-27 35-45 78-45 59 1 82 37 83 97v58 60c-1 26 13 37 39 35v11 10h-86v-86-85c0-41-13-68-54-68-46 1-61 35-61 80v52z">
          <text:p/>
        </draw:path>
        <draw:polygon draw:style-name="gr3" draw:text-style-name="P3" draw:layer="layout" svg:width="0.231cm" svg:height="0.029cm" svg:x="5.833cm" svg:y="21.506cm" svg:viewBox="0 0 232 30" draw:points="232,30 0,30 0,15 0,0 232,0 232,15">
          <text:p/>
        </draw:polygon>
        <draw:path draw:style-name="gr3" draw:text-style-name="P3" draw:layer="layout" svg:width="0.291cm" svg:height="0.27cm" svg:x="6.075cm" svg:y="21.195cm" svg:viewBox="0 0 292 271" svg:d="M91 217c0 26 16 34 42 33v11 10h-133v-10-11c29 2 45-7 45-35v-78-77c1-26-16-35-42-34v-10-11h80l6 40h3c15-27 35-45 77-45 60 1 84 37 84 97v58 60c-1 26 13 37 39 35v11 10h-86v-86-85c0-41-13-68-55-68-45 1-60 35-60 80v52z">
          <text:p/>
        </draw:path>
        <draw:path draw:style-name="gr3" draw:text-style-name="P3" draw:layer="layout" svg:width="0.231cm" svg:height="0.275cm" svg:x="6.407cm" svg:y="21.195cm" svg:viewBox="0 0 232 276" svg:d="M116 0c83 0 115 55 116 138 0 87-34 138-117 138-82 0-114-54-115-138 0-86 35-138 116-138zM115 26c-58 0-67 53-67 112 0 60 10 112 68 112 59 0 68-52 68-112s-9-112-69-112z">
          <text:p/>
        </draw:path>
        <draw:path draw:style-name="gr3" draw:text-style-name="P3" draw:layer="layout" svg:width="0.425cm" svg:height="0.265cm" svg:x="6.661cm" svg:y="21.2cm" svg:viewBox="0 0 426 266" svg:d="M122 21c-21 0-36 1-36 21 0 6 2 16 4 22 14 52 30 103 40 159h2c5-24 13-49 20-71l51-150h32c23 74 51 143 70 221h2c11-56 34-111 48-165 6-27-8-39-36-37v-10-11h107v11 10c-31-3-37 16-44 40l-65 205h-39l-59-174-9-32-70 206h-39l-64-219c-6-16-14-27-37-26v-10-11h122v11z">
          <text:p/>
        </draw:path>
        <draw:path draw:style-name="gr3" draw:text-style-name="P3" draw:layer="layout" svg:width="0.212cm" svg:height="0.126cm" svg:x="7.245cm" svg:y="21.226cm" svg:viewBox="0 0 213 127" svg:d="M213 98v14 15h-213v-15-14zM213 0v15 15h-213v-15-15z">
          <text:p/>
        </draw:path>
        <draw:path draw:style-name="gr3" draw:text-style-name="P3" draw:layer="layout" svg:width="0.204cm" svg:height="0.38cm" svg:x="5.857cm" svg:y="21.66cm" svg:viewBox="0 0 205 381" svg:d="M93 325c-1 34 26 37 61 35v11 10h-154v-10-11c30 2 47-6 47-35v-93-94h-45v-11-12h45v-12-12c1-58 30-91 88-91 30 0 55 3 66 20 8 12 2 30-8 35-7 4-17 7-29 7 0-23-9-40-33-40-43 0-37 50-38 93h71v12 11h-71v94z">
          <text:p/>
        </draw:path>
        <draw:polygon draw:style-name="gr1" draw:text-style-name="P1" draw:layer="layout" svg:width="3.676cm" svg:height="2.682cm" svg:x="4.097cm" svg:y="9.829cm" svg:viewBox="0 0 3677 2683" draw:points="0,0 3677,0 3677,2683 0,2683">
          <text:p/>
        </draw:polygon>
        <draw:polygon draw:style-name="gr2" draw:text-style-name="P2" draw:layer="layout" svg:width="3.676cm" svg:height="2.682cm" svg:x="4.097cm" svg:y="9.829cm" svg:viewBox="0 0 3677 2683" draw:points="0,0 3677,0 3677,2683 0,2683">
          <text:p/>
        </draw:polygon>
        <draw:path draw:style-name="gr3" draw:text-style-name="P3" draw:layer="layout" svg:width="0.204cm" svg:height="0.38cm" svg:x="5.658cm" svg:y="10.099cm" svg:viewBox="0 0 205 381" svg:d="M94 324c-2 35 25 38 60 36v11 10h-154v-10-11c30 2 47-6 47-36v-93-92h-45v-12-12h45v-12-12c1-58 30-91 89-91 29 0 54 3 65 20 8 12 2 30-8 35-7 4-17 7-29 7 0-23-9-39-32-39-44 0-38 50-38 92h70v12 12h-70v92z">
          <text:p/>
        </draw:path>
        <draw:path draw:style-name="gr3" draw:text-style-name="P3" draw:layer="layout" svg:width="0.212cm" svg:height="0.126cm" svg:x="5.986cm" svg:y="10.24cm" svg:viewBox="0 0 213 127" svg:d="M213 98v15 14h-213v-14-15zM213 0v14 16h-213v-16-14z">
          <text:p/>
        </draw:path>
        <draw:path draw:style-name="gr3" draw:text-style-name="P3" draw:layer="layout" svg:width="0.212cm" svg:height="0.274cm" svg:x="4.492cm" svg:y="10.785cm" svg:viewBox="0 0 213 275" svg:d="M163 115c-1-46-8-89-53-89-19 0-33 7-43 23-11 15-17 37-18 66zM193 209c10 6 12 22 4 33-15 21-44 33-81 33-81 0-115-54-116-135-1-84 32-140 111-140 78 0 106 56 102 141h-165c2 59 16 103 74 103 34 0 57-15 71-35z">
          <text:p/>
        </draw:path>
        <draw:path draw:style-name="gr3" draw:text-style-name="P3" draw:layer="layout" svg:width="0.28cm" svg:height="0.265cm" svg:x="4.732cm" svg:y="10.789cm" svg:viewBox="0 0 281 266" svg:d="M134 21c-15 0-29 1-29 15 0 10 5 14 11 22l33 45c11-18 26-34 35-53 2-5 4-10 4-14 0-14-14-15-29-15v-10-11h109v11 10c-31-2-41 14-55 32l-51 68 73 98c13 16 22 27 46 26v11 10h-128v-10-11c27 2 40-10 29-28-15-23-33-45-49-67-15 22-31 41-44 64-2 4-4 10-4 16 0 15 14 15 32 15v11 10h-117v-10-11c32 2 44-13 58-31l62-82-62-85c-14-14-24-27-49-26v-10-11h125v11z">
          <text:p/>
        </draw:path>
        <draw:path draw:style-name="gr3" draw:text-style-name="P3" draw:layer="layout" svg:width="0.27cm" svg:height="0.388cm" svg:x="5.021cm" svg:y="10.785cm" svg:viewBox="0 0 271 389" svg:d="M222 136c0-56-8-104-62-105-58-1-67 47-67 105 0 59 10 106 68 106 53 0 61-51 61-106zM169 0c78 0 102 57 102 136 0 80-23 139-102 139-39 0-61-19-76-44h-1c1 33 2 68 1 104 0 26 16 34 42 33v10 11h-132v-11-10c28 2 44-8 44-36v-137-136c1-28-18-35-47-34v-10-11h86l6 45h1c14-28 35-49 76-49z">
          <text:p/>
        </draw:path>
        <draw:path draw:style-name="gr3" draw:text-style-name="P3" draw:layer="layout" svg:width="0.127cm" svg:height="0.438cm" svg:x="5.346cm" svg:y="10.679cm" svg:viewBox="0 0 128 439" svg:d="M128 22c-59 35-76 106-76 198s17 163 76 197v11 11c-86-31-128-100-128-219 0-87 21-148 70-187 16-13 35-24 58-33v11z">
          <text:p/>
        </draw:path>
        <draw:path draw:style-name="gr3" draw:text-style-name="P3" draw:layer="layout" svg:width="0.179cm" svg:height="0.274cm" svg:x="5.511cm" svg:y="10.785cm" svg:viewBox="0 0 180 275" svg:d="M180 197c0 55-41 78-99 78-43 0-81-12-81-53 0-22 11-33 31-34 0 38 15 62 53 62 39 1 63-23 53-60-11-21-34-27-59-38-37-18-75-30-75-82 0-51 41-70 93-70 33 0 57 9 69 28 7 13 6 30-5 39-6 5-15 8-26 8 0-31-12-52-44-52-29 0-47 11-47 39 0 36 35 40 63 53 37 17 74 30 74 82z">
          <text:p/>
        </draw:path>
        <draw:path draw:style-name="gr3" draw:text-style-name="P3" draw:layer="layout" svg:width="0.14cm" svg:height="0.375cm" svg:x="5.723cm" svg:y="10.679cm" svg:viewBox="0 0 141 376" svg:d="M94 320c-1 29 18 37 47 35v11 10h-141v-10-11c28 2 47-5 47-33v-78-78c0-26-16-35-42-34v-10-11h89v105zM68 62c-19 0-28-11-28-31 0-19 9-31 28-31 20 0 29 12 29 31 0 20-9 31-29 31z">
          <text:p/>
        </draw:path>
        <draw:path draw:style-name="gr3" draw:text-style-name="P3" draw:layer="layout" svg:width="0.291cm" svg:height="0.269cm" svg:x="5.883cm" svg:y="10.785cm" svg:viewBox="0 0 292 270" svg:d="M92 216c-1 26 16 34 42 33v11 10h-134v-10-11c29 2 45-7 45-35v-77-78c0-26-16-35-42-34v-10-11h81l6 40h3c15-27 35-45 77-44 59 0 82 36 83 96v60 58c-1 27 13 37 39 35v11 10h-86v-85-86c0-41-13-68-54-68-45 1-60 35-60 81v52z">
          <text:p/>
        </draw:path>
        <draw:path draw:style-name="gr3" draw:text-style-name="P3" draw:layer="layout" svg:width="0.127cm" svg:height="0.438cm" svg:x="6.216cm" svg:y="10.679cm" svg:viewBox="0 0 128 439" svg:d="M128 22c-59 35-75 106-75 198s16 163 75 197v11 11c-86-31-128-100-128-219 0-87 20-148 70-187 16-13 35-24 58-33v11z">
          <text:p/>
        </draw:path>
        <draw:polygon draw:style-name="gr3" draw:text-style-name="P3" draw:layer="layout" svg:width="0.129cm" svg:height="0.037cm" svg:x="6.371cm" svg:y="10.901cm" svg:viewBox="0 0 130 38" draw:points="0,38 0,19 0,0 130,0 130,19 130,38">
          <text:p/>
        </draw:polygon>
        <draw:path draw:style-name="gr3" draw:text-style-name="P3" draw:layer="layout" svg:width="0.203cm" svg:height="0.354cm" svg:x="6.545cm" svg:y="10.7cm" svg:viewBox="0 0 204 355" svg:d="M139 299c-2 36 29 37 65 35v11 10h-189v-10-11h33c27 1 41-9 41-35v-130-130c-15 18-29 36-50 47-19 11-41-2-39-23 43-11 74-40 107-63h32v150z">
          <text:p/>
        </draw:path>
        <draw:path draw:style-name="gr3" draw:text-style-name="P3" draw:layer="layout" svg:width="0.127cm" svg:height="0.438cm" svg:x="6.804cm" svg:y="10.679cm" svg:viewBox="0 0 128 439" svg:d="M0 417c59-34 77-105 77-197s-18-163-77-198v-11-11c87 32 128 101 128 220 0 87-21 148-70 187-16 12-35 23-58 32v-11z">
          <text:p/>
        </draw:path>
        <draw:path draw:style-name="gr3" draw:text-style-name="P3" draw:layer="layout" svg:width="0.127cm" svg:height="0.438cm" svg:x="6.975cm" svg:y="10.679cm" svg:viewBox="0 0 128 439" svg:d="M0 417c60-34 77-105 77-197s-17-163-77-198v-11-11c87 32 128 101 128 220 0 87-21 148-69 187-16 12-35 23-59 32v-11z">
          <text:p/>
        </draw:path>
        <draw:polygon draw:style-name="gr3" draw:text-style-name="P3" draw:layer="layout" svg:width="0.128cm" svg:height="0.037cm" svg:x="7.27cm" svg:y="10.901cm" svg:viewBox="0 0 129 38" draw:points="0,38 0,19 0,0 129,0 129,19 129,38">
          <text:p/>
        </draw:polygon>
        <draw:path draw:style-name="gr3" draw:text-style-name="P3" draw:layer="layout" svg:width="0.179cm" svg:height="0.274cm" svg:x="4.409cm" svg:y="11.359cm" svg:viewBox="0 0 180 275" svg:d="M180 196c0 57-41 79-99 79-43 0-81-11-81-54 0-21 11-32 31-34 0 38 15 63 53 64s63-24 53-62c-13-20-35-26-59-37-37-19-75-30-75-82s41-70 93-70c32 0 57 9 69 28 7 13 6 30-5 39-6 5-15 8-26 8 0-32-13-53-44-53-29 1-47 12-47 40 0 36 35 39 61 52 39 18 76 30 76 82z">
          <text:p/>
        </draw:path>
        <draw:path draw:style-name="gr3" draw:text-style-name="P3" draw:layer="layout" svg:width="0.14cm" svg:height="0.375cm" svg:x="4.621cm" svg:y="11.253cm" svg:viewBox="0 0 141 376" svg:d="M94 320c-1 29 18 37 47 35v11 10h-141v-10-11c28 2 47-5 47-33v-78-79c0-26-16-35-42-34v-10-11h89v105zM68 61c-19 0-28-11-28-31s9-30 28-30c20 0 29 11 29 30 0 20-9 31-29 31z">
          <text:p/>
        </draw:path>
        <draw:path draw:style-name="gr3" draw:text-style-name="P3" draw:layer="layout" svg:width="0.291cm" svg:height="0.27cm" svg:x="4.781cm" svg:y="11.358cm" svg:viewBox="0 0 292 271" svg:d="M92 217c-1 26 16 34 42 33v11 10h-134v-10-11c30 2 46-7 46-35v-77-78c0-26-16-35-43-34v-10-11h81l6 40h3c15-27 35-45 77-45 59 1 82 37 83 98v58 59c-1 26 13 36 39 35v11 10h-86v-85-86c0-42-13-69-54-68-45 1-60 35-60 81v52z">
          <text:p/>
        </draw:path>
        <draw:path draw:style-name="gr3" draw:text-style-name="P3" draw:layer="layout" svg:width="0.291cm" svg:height="0.375cm" svg:x="5.095cm" svg:y="11.253cm" svg:viewBox="0 0 292 376" svg:d="M91 322c-1 26 16 34 42 33v11 10h-133v-10-11c28 2 44-7 44-35v-133-133c1-27-17-35-44-34v-10-10h91c-1 50 1 103-2 150h2c15-30 39-45 73-45 61 1 87 35 87 98v58 59c-1 26 13 36 41 35v11 10h-87v-85-86c0-42-13-69-54-68-45 1-60 34-60 81v52z">
          <text:p/>
        </draw:path>
        <draw:path draw:style-name="gr3" draw:text-style-name="P3" draw:layer="layout" svg:width="0.126cm" svg:height="0.438cm" svg:x="5.428cm" svg:y="11.253cm" svg:viewBox="0 0 127 439" svg:d="M127 22c-58 33-76 104-76 196 0 93 18 165 76 198v12 11c-86-32-127-102-127-221 0-87 20-148 69-185 16-13 36-24 58-33v11z">
          <text:p/>
        </draw:path>
        <draw:path draw:style-name="gr3" draw:text-style-name="P3" draw:layer="layout" svg:width="0.232cm" svg:height="0.275cm" svg:x="5.595cm" svg:y="11.358cm" svg:viewBox="0 0 233 276" svg:d="M88 245c43 0 65-25 67-68v-20-20c-46 1-93 2-103 37-3 7-4 16-4 25 0 30 11 46 40 46zM155 116c1-48 3-90-46-90-35 0-47 20-46 54-26-1-42-7-42-31 0-42 46-47 90-49 60-1 90 26 90 87v64 64c-1 24 8 37 32 35v11 10h-67l-7-43h-4c-19 25-35 48-78 48-50-1-77-28-77-79 0-26 10-45 28-58 24-19 79-22 127-23z">
          <text:p/>
        </draw:path>
        <draw:path draw:style-name="gr3" draw:text-style-name="P3" draw:layer="layout" svg:width="0.179cm" svg:height="0.274cm" svg:x="5.871cm" svg:y="11.359cm" svg:viewBox="0 0 180 275" svg:d="M180 196c0 57-41 79-99 79-43 0-81-11-81-54 0-21 11-32 31-34 0 38 15 63 53 64 39 1 63-24 53-62-12-20-35-26-59-37-37-19-75-30-75-82s41-70 94-70c31 0 56 9 68 28 7 13 5 30-5 39-7 5-15 8-27 8 0-32-11-53-43-53-29 1-47 12-47 40 0 36 34 39 62 52 37 18 75 30 75 82z">
          <text:p/>
        </draw:path>
        <draw:path draw:style-name="gr3" draw:text-style-name="P3" draw:layer="layout" svg:width="0.14cm" svg:height="0.375cm" svg:x="6.083cm" svg:y="11.253cm" svg:viewBox="0 0 141 376" svg:d="M94 320c-1 29 17 37 47 35v11 10h-141v-10-11c29 2 48-5 48-33v-78-79c0-26-16-35-43-34v-10-11h89v105zM69 61c-19 0-28-11-28-31s9-30 28-30 28 11 28 30c0 20-9 31-28 31z">
          <text:p/>
        </draw:path>
        <draw:path draw:style-name="gr3" draw:text-style-name="P3" draw:layer="layout" svg:width="0.291cm" svg:height="0.27cm" svg:x="6.243cm" svg:y="11.358cm" svg:viewBox="0 0 292 271" svg:d="M92 217c-1 26 16 34 42 33v11 10h-134v-10-11c29 2 46-7 46-35v-77-78c0-26-16-35-43-34v-10-11h80l7 40h2c15-27 36-45 77-45 59 1 83 37 83 98v58 59c-1 26 13 36 40 35v11 10h-86v-85-86c0-42-13-69-54-68-45 1-60 35-60 81v52z">
          <text:p/>
        </draw:path>
        <draw:polygon draw:style-name="gr3" draw:text-style-name="P3" draw:layer="layout" svg:width="0.129cm" svg:height="0.037cm" svg:x="6.731cm" svg:y="11.475cm" svg:viewBox="0 0 130 38" draw:points="0,38 0,19 0,0 130,0 130,19 130,38">
          <text:p/>
        </draw:polygon>
        <draw:path draw:style-name="gr3" draw:text-style-name="P3" draw:layer="layout" svg:width="0.203cm" svg:height="0.355cm" svg:x="6.904cm" svg:y="11.273cm" svg:viewBox="0 0 204 356" svg:d="M140 300c-3 36 28 37 64 35v11 10h-189v-10-11h33c26 1 41-9 41-35v-131-130c-16 18-29 36-49 48-19 10-41-3-40-23 44-11 74-40 108-64h32v150z">
          <text:p/>
        </draw:path>
        <draw:path draw:style-name="gr3" draw:text-style-name="P3" draw:layer="layout" svg:width="0.127cm" svg:height="0.438cm" svg:x="7.164cm" svg:y="11.253cm" svg:viewBox="0 0 128 439" svg:d="M0 416c58-33 75-105 75-198 0-92-17-163-75-196v-11-11c86 32 128 100 128 218 0 87-21 150-70 188-16 13-36 24-58 33v-11z">
          <text:p/>
        </draw:path>
        <draw:path draw:style-name="gr3" draw:text-style-name="P3" draw:layer="layout" svg:width="0.127cm" svg:height="0.438cm" svg:x="7.335cm" svg:y="11.253cm" svg:viewBox="0 0 128 439" svg:d="M0 416c59-33 76-105 76-198 0-92-17-163-76-196v-11-11c86 32 128 100 128 218 0 87-21 150-69 188-16 13-37 24-59 33v-11z">
          <text:p/>
        </draw:path>
        <draw:polygon draw:style-name="gr3" draw:text-style-name="P3" draw:layer="layout" svg:width="0.129cm" svg:height="0.038cm" svg:x="5.736cm" svg:y="12.049cm" svg:viewBox="0 0 130 39" draw:points="0,39 0,19 0,0 130,0 130,19 130,39">
          <text:p/>
        </draw:polygon>
        <draw:path draw:style-name="gr3" draw:text-style-name="P3" draw:layer="layout" svg:width="0.215cm" svg:height="0.358cm" svg:x="5.902cm" svg:y="11.845cm" svg:viewBox="0 0 216 359" svg:d="M102 0c59 0 101 25 101 82 0 49-25 76-48 105-36 45-80 89-118 132h114c30 1 39-20 43-46h22l-3 86h-213v-18-19c37-44 81-90 116-136 20-28 37-53 37-98 0-37-14-63-51-63-43 0-54 31-54 73-25 0-43-7-43-32 0-49 44-66 97-66z">
          <text:p/>
        </draw:path>
        <draw:polygon draw:style-name="gr1" draw:text-style-name="P1" draw:layer="layout" svg:width="3.188cm" svg:height="1.567cm" svg:x="4.341cm" svg:y="7.454cm" svg:viewBox="0 0 3189 1568" draw:points="0,0 3189,0 3189,1568 0,1568">
          <text:p/>
        </draw:polygon>
        <draw:polygon draw:style-name="gr2" draw:text-style-name="P2" draw:layer="layout" svg:width="3.188cm" svg:height="1.567cm" svg:x="4.341cm" svg:y="7.454cm" svg:viewBox="0 0 3189 1568" draw:points="0,0 3189,0 3189,1568 0,1568">
          <text:p/>
        </draw:polygon>
        <draw:path draw:style-name="gr3" draw:text-style-name="P3" draw:layer="layout" svg:width="0.179cm" svg:height="0.274cm" svg:x="4.939cm" svg:y="7.855cm" svg:viewBox="0 0 180 275" svg:d="M180 196c0 57-40 79-98 79-43 0-82-12-82-53 0-21 12-33 32-35 0 39 15 63 53 64 37 1 63-24 52-62-12-20-35-26-58-38-37-18-75-29-75-82 0-51 41-69 93-69 31 0 57 8 68 28 8 12 6 30-4 39-7 5-15 8-28 8 0-32-12-53-42-53-29 0-47 12-47 40 0 36 34 39 61 52 38 18 75 30 75 82z">
          <text:p/>
        </draw:path>
        <draw:path draw:style-name="gr3" draw:text-style-name="P3" draw:layer="layout" svg:width="0.154cm" svg:height="0.331cm" svg:x="5.149cm" svg:y="7.798cm" svg:viewBox="0 0 155 332" svg:d="M84 256c0 29 12 49 38 49 13 1 22-1 33-3v11 11c-12 5-29 7-45 8-52 1-72-25-72-78v-82-83h-38v-10-10c41-2 54-32 62-69h22v31 30h66v14 14h-66v83z">
          <text:p/>
        </draw:path>
        <draw:path draw:style-name="gr3" draw:text-style-name="P3" draw:layer="layout" svg:width="0.213cm" svg:height="0.275cm" svg:x="5.336cm" svg:y="7.854cm" svg:viewBox="0 0 214 276" svg:d="M164 114c-1-46-9-87-54-87-18 0-32 7-43 22-10 15-16 36-18 65zM193 209c11 5 13 23 4 34-15 21-43 33-81 33-81 0-115-56-116-137-1-84 33-139 111-139 79 0 107 56 103 141h-166c2 58 16 103 75 103 33 0 56-15 70-35z">
          <text:p/>
        </draw:path>
        <draw:path draw:style-name="gr3" draw:text-style-name="P3" draw:layer="layout" svg:width="0.27cm" svg:height="0.388cm" svg:x="5.58cm" svg:y="7.854cm" svg:viewBox="0 0 271 389" svg:d="M223 137c0-56-8-104-63-105-58-1-67 46-67 106 0 58 10 106 68 106 54 0 62-51 62-107zM169 0c78 0 102 57 102 138 0 80-24 138-102 138-40 0-62-19-76-44h-2c2 34 3 68 2 103 0 26 16 35 42 34v10 10h-133v-10-10c29 1 45-8 45-36v-136-138c0-28-19-35-47-33v-11-10h86l5 45h2c14-28 34-50 76-50z">
          <text:p/>
        </draw:path>
        <draw:path draw:style-name="gr3" draw:text-style-name="P3" draw:layer="layout" svg:width="0.212cm" svg:height="0.127cm" svg:x="6.037cm" svg:y="7.884cm" svg:viewBox="0 0 213 128" svg:d="M213 97v15 16h-213v-16-15zM213 0v15 14h-213v-14-15z">
          <text:p/>
        </draw:path>
        <draw:path draw:style-name="gr3" draw:text-style-name="P3" draw:layer="layout" svg:width="0.215cm" svg:height="0.358cm" svg:x="6.433cm" svg:y="7.766cm" svg:viewBox="0 0 216 359" svg:d="M104 0c58 0 100 25 100 83 0 47-24 74-48 103-36 45-80 90-119 133h115c31 1 39-20 43-46h21l-2 86h-214v-18-18c38-45 82-92 117-138 21-28 37-53 37-97 0-37-14-63-50-63-44 0-56 31-56 73-24 0-42-7-42-32 0-49 44-66 98-66z">
          <text:p/>
        </draw:path>
        <draw:path draw:style-name="gr3" draw:text-style-name="P3" draw:layer="layout" svg:width="0.268cm" svg:height="0.38cm" svg:x="5.291cm" svg:y="8.323cm" svg:viewBox="0 0 269 381" svg:d="M177 55c0-27-17-35-45-34v-10-11h92v161 161c-1 27 17 35 45 34v10 11h-84l-6-45h-2c-14 28-35 49-76 49-77 0-101-57-101-136 0-81 23-139 101-139 39 0 61 18 76 43h3c-3-31-4-61-3-94zM109 138c-53 0-61 51-61 107 0 35 5 61 14 79 10 17 25 26 47 26 59 0 68-47 68-105 0-60-10-107-68-107z">
          <text:p/>
        </draw:path>
        <draw:path draw:style-name="gr3" draw:text-style-name="P3" draw:layer="layout" svg:width="0.213cm" svg:height="0.274cm" svg:x="5.594cm" svg:y="8.429cm" svg:viewBox="0 0 214 275" svg:d="M164 114c-1-46-9-88-54-88-18 0-32 8-42 23s-16 36-18 65zM193 210c11 5 13 21 5 33-16 21-44 32-82 32-80 0-115-54-116-136 0-84 34-139 111-139 79 0 107 56 103 141h-165c2 58 16 103 74 103 34 0 56-14 70-34z">
          <text:p/>
        </draw:path>
        <draw:path draw:style-name="gr3" draw:text-style-name="P3" draw:layer="layout" svg:width="0.14cm" svg:height="0.376cm" svg:x="5.838cm" svg:y="8.323cm" svg:viewBox="0 0 141 377" svg:d="M93 320c-1 29 18 37 48 36v10 11h-141v-11-10c29 1 47-7 47-36v-132-133c1-28-19-36-47-34v-10-11h93v161z">
          <text:p/>
        </draw:path>
        <draw:path draw:style-name="gr3" draw:text-style-name="P3" draw:layer="layout" svg:width="0.14cm" svg:height="0.376cm" svg:x="5.996cm" svg:y="8.323cm" svg:viewBox="0 0 141 377" svg:d="M93 320c0 29 19 37 48 36v10 11h-141v-11-10c28 1 47-5 47-33v-79-78c0-26-16-34-42-34v-10-11h88v105zM68 61c-19 0-28-11-28-30 0-20 9-31 28-31s29 11 29 31c0 19-10 30-29 30z">
          <text:p/>
        </draw:path>
        <draw:polygon draw:style-name="gr1" draw:text-style-name="P1" draw:layer="layout" svg:width="3.188cm" svg:height="1.567cm" svg:x="4.341cm" svg:y="5.016cm" svg:viewBox="0 0 3189 1568" draw:points="0,0 3189,0 3189,1568 0,1568">
          <text:p/>
        </draw:polygon>
        <draw:polygon draw:style-name="gr2" draw:text-style-name="P2" draw:layer="layout" svg:width="3.188cm" svg:height="1.567cm" svg:x="4.341cm" svg:y="5.016cm" svg:viewBox="0 0 3189 1568" draw:points="0,0 3189,0 3189,1568 0,1568">
          <text:p/>
        </draw:polygon>
        <draw:path draw:style-name="gr3" draw:text-style-name="P3" draw:layer="layout" svg:width="0.267cm" svg:height="0.38cm" svg:x="5.089cm" svg:y="5.31cm" svg:viewBox="0 0 268 381" svg:d="M177 54c1-27-17-35-44-33v-11-10h91v161 161c-1 27 17 35 44 34v10 10h-83l-6-44h-2c-14 28-34 49-76 49-78 0-101-57-101-137s23-138 101-138c40 0 62 18 76 43h3c-2-31-3-61-3-95zM109 137c-53 0-61 51-61 108 0 35 5 61 14 78 10 18 25 27 47 27 59 0 68-47 68-106s-9-107-68-107z">
          <text:p/>
        </draw:path>
        <draw:path draw:style-name="gr3" draw:text-style-name="P3" draw:layer="layout" svg:width="0.213cm" svg:height="0.274cm" svg:x="5.392cm" svg:y="5.416cm" svg:viewBox="0 0 214 275" svg:d="M164 114c-1-46-9-88-54-88-19 0-33 7-42 22-10 15-16 37-18 66zM193 210c11 5 12 21 4 32-15 21-44 33-81 33-80 0-115-54-116-136-1-84 34-139 111-139 79 0 107 55 102 140h-164c2 59 16 104 74 104 33 0 56-14 70-34z">
          <text:p/>
        </draw:path>
        <draw:path draw:style-name="gr3" draw:text-style-name="P3" draw:layer="layout" svg:width="0.14cm" svg:height="0.375cm" svg:x="5.636cm" svg:y="5.31cm" svg:viewBox="0 0 141 376" svg:d="M94 320c-1 29 17 37 47 36v10 10h-141v-10-10c29 1 48-7 48-36v-132-134c0-27-20-35-48-33v-11-10h94v161z">
          <text:p/>
        </draw:path>
        <draw:path draw:style-name="gr3" draw:text-style-name="P3" draw:layer="layout" svg:width="0.14cm" svg:height="0.375cm" svg:x="5.794cm" svg:y="5.31cm" svg:viewBox="0 0 141 376" svg:d="M94 320c-1 29 18 37 47 36v10 10h-141v-10-10c29 1 48-6 48-33v-79-78c0-26-16-34-43-34v-11-10h89v105zM69 61c-19 0-28-11-28-31 0-19 9-30 28-30s28 11 28 30c0 20-9 31-28 31z">
          <text:p/>
        </draw:path>
        <draw:path draw:style-name="gr3" draw:text-style-name="P3" draw:layer="layout" svg:width="0.439cm" svg:height="0.269cm" svg:x="5.954cm" svg:y="5.416cm" svg:viewBox="0 0 440 270" svg:d="M91 217c-1 26 16 34 42 33v10 10h-133v-10-10c29 1 45-7 45-36v-77-78c0-26-14-35-40-34v-10-10h78l6 40h2c15-27 34-46 75-45 38 0 61 16 72 45h4c14-28 36-46 77-45 58 0 80 37 81 96v60 58c-1 27 14 37 40 36v10 10h-87v-85-85c0-41-11-69-51-69-42 1-55 32-55 75v54 54c-1 27 13 37 39 36v10 10h-86v-85-85c0-41-12-69-52-69-43 1-57 36-57 81v52z">
          <text:p/>
        </draw:path>
        <draw:path draw:style-name="gr3" draw:text-style-name="P3" draw:layer="layout" svg:width="0.212cm" svg:height="0.126cm" svg:x="6.567cm" svg:y="5.446cm" svg:viewBox="0 0 213 127" svg:d="M213 98v15 14h-213v-14-15zM213 0v14 15h-213v-15-14z">
          <text:p/>
        </draw:path>
        <draw:path draw:style-name="gr3" draw:text-style-name="P3" draw:layer="layout" svg:width="0.269cm" svg:height="0.388cm" svg:x="5.224cm" svg:y="5.991cm" svg:viewBox="0 0 270 389" svg:d="M222 137c0-56-7-104-61-105-58-1-67 47-67 105 0 59 10 106 67 106 54 0 61-51 61-106zM169 0c78 0 101 58 101 137 0 80-23 138-101 138-39 0-61-18-75-43h-2c2 33 2 67 2 103-1 26 16 34 42 33v10 11h-134v-11-10c30 1 45-8 45-36v-136-136c1-28-18-35-47-34v-11-11h87l5 46h2c14-29 34-50 75-50z">
          <text:p/>
        </draw:path>
        <draw:path draw:style-name="gr3" draw:text-style-name="P3" draw:layer="layout" svg:width="0.209cm" svg:height="0.269cm" svg:x="5.537cm" svg:y="5.991cm" svg:viewBox="0 0 210 270" svg:d="M88 216c-1 31 23 35 54 33v11 10h-142v-10-11c27 1 42-8 42-35v-77-78c0-26-16-35-42-34v-10-11h76l9 49h2c12-29 26-53 68-53 38 0 63 16 52 50-5 16-22 22-45 22 0-26-3-40-26-40-30 0-37 35-44 63-8 35-3 80-4 121z">
          <text:p/>
        </draw:path>
        <draw:path draw:style-name="gr3" draw:text-style-name="P3" draw:layer="layout" svg:width="0.231cm" svg:height="0.274cm" svg:x="5.775cm" svg:y="5.991cm" svg:viewBox="0 0 232 275" svg:d="M117 0c82 0 114 53 115 136 0 88-35 139-116 139-83 0-115-54-116-139 0-86 35-136 117-136zM116 26c-59 0-68 51-68 110 0 61 10 113 69 113 58 0 67-52 67-113 0-60-9-110-68-110z">
          <text:p/>
        </draw:path>
        <draw:path draw:style-name="gr3" draw:text-style-name="P3" draw:layer="layout" svg:width="0.283cm" svg:height="0.265cm" svg:x="6.03cm" svg:y="5.995cm" svg:viewBox="0 0 284 266" svg:d="M213 55c7-24-9-36-35-34v-10-11h106v11 10c-31-3-36 17-44 39l-78 206h-45l-79-219c-7-16-15-27-38-26v-10-11h125v11 10c-30-4-42 16-32 42 20 55 41 107 55 169h2c19-61 45-116 63-177z">
          <text:p/>
        </draw:path>
        <draw:path draw:style-name="gr3" draw:text-style-name="P3" draw:layer="layout" svg:width="0.126cm" svg:height="0.438cm" svg:x="6.343cm" svg:y="5.885cm" svg:viewBox="0 0 127 439" svg:d="M127 22c-58 35-75 106-75 198s17 163 75 197v11 11c-85-32-127-100-127-219 0-87 21-148 69-186 16-14 36-25 58-34v11z">
          <text:p/>
        </draw:path>
        <draw:path draw:style-name="gr3" draw:text-style-name="P3" draw:layer="layout" svg:width="0.127cm" svg:height="0.438cm" svg:x="6.501cm" svg:y="5.885cm" svg:viewBox="0 0 128 439" svg:d="M0 417c59-34 76-105 76-197s-17-163-76-198v-11-11c86 33 128 101 128 220 0 87-21 148-70 187-16 12-35 23-58 32v-11z">
          <text:p/>
        </draw:path>
        <draw:path draw:style-name="gr1" draw:text-style-name="P1" draw:layer="layout" svg:width="2.221cm" svg:height="0.909cm" svg:x="14.203cm" svg:y="26.797cm" svg:viewBox="0 0 2222 910" svg:d="M1768 0c251 0 454 204 454 455 0 250-203 455-454 455h-1313c-252 0-455-205-455-455 0-251 203-455 455-455z">
          <text:p/>
        </draw:path>
        <draw:path draw:style-name="gr2" draw:text-style-name="P2" draw:layer="layout" svg:width="2.221cm" svg:height="0.909cm" svg:x="14.203cm" svg:y="26.797cm" svg:viewBox="0 0 2222 910" svg:d="M1768 0c251 0 454 204 454 455 0 250-203 455-454 455h-1313c-252 0-455-205-455-455 0-251 203-455 455-455z">
          <text:p/>
        </draw:path>
        <draw:path draw:style-name="gr3" draw:text-style-name="P3" draw:layer="layout" svg:width="0.319cm" svg:height="0.356cm" svg:x="14.553cm" svg:y="27.072cm" svg:viewBox="0 0 320 357" svg:d="M241 6c25-12 69-7 68 25-1 19-10 30-24 34-3-16-12-28-30-28-10 0-19 5-28 14-27 28-44 91-73 119 35 1 49 20 62 43l46 84c14 23 28 38 58 39v10 11c-42 0-74-1-91-23-5-6-10-14-15-24l-45-86c-10-18-19-30-44-32-7-1-17-1-28-1v55 55c-1 29 17 37 47 35v10 11h-144v-11-10c28 2 47-5 47-33v-122-123c0-28-19-36-47-34v-10-11h144v11 10c-30-2-47 7-47 35v55 54c21 1 35-2 44-16 31-44 48-121 100-146z">
          <text:p/>
        </draw:path>
        <draw:path draw:style-name="gr3" draw:text-style-name="P3" draw:layer="layout" svg:width="0.231cm" svg:height="0.275cm" svg:x="14.897cm" svg:y="27.158cm" svg:viewBox="0 0 232 276" svg:d="M116 0c83 0 115 54 116 138 0 87-35 138-117 138s-114-55-115-138c0-88 34-138 116-138zM115 26c-58 0-67 51-67 112 0 60 9 112 68 112s68-52 68-112c0-61-9-112-69-112z">
          <text:p/>
        </draw:path>
        <draw:path draw:style-name="gr3" draw:text-style-name="P3" draw:layer="layout" svg:width="0.317cm" svg:height="0.265cm" svg:x="15.166cm" svg:y="27.163cm" svg:viewBox="0 0 318 266" svg:d="M225 55c1-26-17-35-43-34v-11-10h136v10 11c-28-2-47 5-47 33v79 79c0 28 19 35 47 33v10 11h-136v-11-10c26 1 43-7 43-33v-35-37h-131v37 35c-1 26 16 34 42 33v10 11h-136v-11-10c29 2 47-5 47-33v-79-78c1-28-18-36-47-34v-11-10h136v10 11c-26-1-42 7-42 33v32 32h131v-32z">
          <text:p/>
        </draw:path>
        <draw:path draw:style-name="gr3" draw:text-style-name="P3" draw:layer="layout" svg:width="0.212cm" svg:height="0.275cm" svg:x="15.522cm" svg:y="27.158cm" svg:viewBox="0 0 213 276" svg:d="M163 115c-1-47-8-88-54-88-18 0-32 7-42 22-11 15-17 37-18 66zM193 210c10 5 12 22 4 33-15 21-44 33-81 33-81 0-115-55-116-136-1-85 32-140 110-140 79 0 107 56 103 142h-165c1 58 17 103 74 103 34 0 57-15 71-35z">
          <text:p/>
        </draw:path>
        <draw:path draw:style-name="gr3" draw:text-style-name="P3" draw:layer="layout" svg:width="0.312cm" svg:height="0.369cm" svg:x="15.77cm" svg:y="27.163cm" svg:viewBox="0 0 313 370" svg:d="M266 210c-1 27 18 34 47 32v64 64h-25c-2-49-3-104-50-104h-233v-11-11c26 1 42-7 42-33v-79-78c1-28-18-35-47-33v-11-10h141v10 11c-29-2-47 5-47 33v94 94h125v-94-94c1-28-18-35-47-33v-11-10h141v10 11c-29-2-47 5-47 33v78z">
          <text:p/>
        </draw:path>
        <draw:polygon draw:style-name="gr1" draw:text-style-name="P1" draw:layer="layout" svg:width="3.777cm" svg:height="0.976cm" svg:x="13.382cm" svg:y="16.589cm" svg:viewBox="0 0 3778 977" draw:points="260,0 3778,0 3516,977 0,977">
          <text:p/>
        </draw:polygon>
        <draw:polygon draw:style-name="gr2" draw:text-style-name="P2" draw:layer="layout" svg:width="3.777cm" svg:height="0.976cm" svg:x="13.382cm" svg:y="16.589cm" svg:viewBox="0 0 3778 977" draw:points="260,0 3778,0 3516,977 0,977">
          <text:p/>
        </draw:polygon>
        <draw:path draw:style-name="gr3" draw:text-style-name="P3" draw:layer="layout" svg:width="0.274cm" svg:height="0.353cm" svg:x="13.681cm" svg:y="16.899cm" svg:viewBox="0 0 275 354" svg:d="M47 55c1-28-18-36-47-34v-10-11c110 7 261-29 261 89 0 45-27 66-62 77v1 1c46 10 76 37 76 91 0 71-49 95-126 95h-149v-10-11c30 2 47-6 47-35v-121zM223 257c0-53-23-77-76-75h-50v73 74h49c52 2 77-20 77-72zM208 89c0-50-27-65-77-64h-34v66 65h35c51 1 76-17 76-67z">
          <text:p/>
        </draw:path>
        <draw:path draw:style-name="gr3" draw:text-style-name="P3" draw:layer="layout" svg:width="0.38cm" svg:height="0.265cm" svg:x="13.997cm" svg:y="16.987cm" svg:viewBox="0 0 381 266" svg:d="M47 56c1-29-19-37-47-35v-10-11h140v11 10c-28-2-47 6-47 35v31 32c74-1 147-1 147 71 0 56-44 76-102 76h-138v-10-11c28 2 47-5 47-33v-78zM191 188c0-48-49-48-98-46v50 51h36c41 1 62-15 62-55zM293 56c0-27-16-36-43-35v-10-11h131v11 10c-26-1-42 7-42 34v79 78c-1 26 16 34 42 33v11 10h-131v-10-11c27 1 43-7 43-33v-78z">
          <text:p/>
        </draw:path>
        <draw:path draw:style-name="gr3" draw:text-style-name="P3" draw:layer="layout" svg:width="0.255cm" svg:height="0.265cm" svg:x="14.405cm" svg:y="16.987cm" svg:viewBox="0 0 256 266" svg:d="M48 56c1-29-19-37-48-35v-10-11h145c34 0 60 6 76 17 15 10 23 27 23 48 0 39-21 57-56 62v2 1c38 5 68 19 68 60 0 56-44 76-102 76h-154v-10-11c29 2 48-5 48-33v-78zM206 189c0-37-26-47-64-47h-48v50 51h51c40 1 62-14 61-54zM197 70c0-34-21-47-55-47h-48v48 47h48c35 0 55-14 55-48z">
          <text:p/>
        </draw:path>
        <draw:path draw:style-name="gr3" draw:text-style-name="P3" draw:layer="layout" svg:width="0.23cm" svg:height="0.275cm" svg:x="14.715cm" svg:y="16.982cm" svg:viewBox="0 0 231 276" svg:d="M116 0c82 0 115 54 115 137 1 88-34 139-117 139-81 0-114-54-114-139-1-86 34-137 116-137zM115 26c-58 0-68 52-68 111 0 61 10 113 68 113 60 0 68-52 68-113 0-60-9-111-68-111z">
          <text:p/>
        </draw:path>
        <draw:path draw:style-name="gr3" draw:text-style-name="P3" draw:layer="layout" svg:width="0.271cm" svg:height="0.369cm" svg:x="14.969cm" svg:y="16.987cm" svg:viewBox="0 0 272 370" svg:d="M223 212c0 19 7 28 21 31h28v63 64h-24c-3-49-4-104-51-104h-121c-52-1-46 56-51 104h-25v-64-63h35c24-43 39-106 48-168 2-9 2-17 2-23 1-27-20-32-47-31v-10-11h232v11 10c-28-2-47 5-47 33v80zM113 23c-7 71-19 143-40 201-2 8-6 15-9 19h113v-109-111z">
          <text:p/>
        </draw:path>
        <draw:path draw:style-name="gr3" draw:text-style-name="P3" draw:layer="layout" svg:width="0.289cm" svg:height="0.268cm" svg:x="15.387cm" svg:y="16.984cm" svg:viewBox="0 0 290 269" svg:d="M260 62c-3-16-10-28-27-28-8 0-16 3-23 9-21 20-38 60-62 76 33 2 46 22 60 43 21 33 32 85 82 86v11 10c-40 1-73-1-91-23-19-26-31-64-50-90-10-13-28-16-53-16v37 37c0 27 16 35 42 34v11 10h-138v-10-11c30 2 49-5 49-36v-77-77c1-29-20-36-49-34v-10-11h138v11 10c-25-1-42 6-42 31v31 31c30 1 37-11 50-29 20-27 38-70 71-84 7-2 15-4 24-4 29 0 49 15 41 43-3 10-11 16-22 19z">
          <text:p/>
        </draw:path>
        <draw:path draw:style-name="gr3" draw:text-style-name="P3" draw:layer="layout" svg:width="0.23cm" svg:height="0.275cm" svg:x="15.704cm" svg:y="16.982cm" svg:viewBox="0 0 231 276" svg:d="M117 0c81 0 114 54 114 137 1 88-34 139-116 139s-115-54-115-139c-1-86 34-137 117-137zM116 26c-58 0-68 52-68 111 0 61 10 113 68 113 59 0 67-52 67-113 0-60-9-111-67-111z">
          <text:p/>
        </draw:path>
        <draw:path draw:style-name="gr3" draw:text-style-name="P3" draw:layer="layout" svg:width="0.27cm" svg:height="0.389cm" svg:x="15.968cm" svg:y="16.982cm" svg:viewBox="0 0 271 390" svg:d="M223 137c0-56-8-104-61-105-59-1-68 47-68 105 0 59 10 106 68 106 53 0 61-51 61-106zM170 0c77 0 101 58 101 137 0 80-23 138-101 138-39 0-61-18-76-44h-1c1 34 2 69 1 105 0 26 16 34 42 33v10 11h-133v-11-10c28 1 45-8 45-36v-137-136c1-28-19-36-48-34v-10-11h87l6 45h1c14-28 35-50 76-50z">
          <text:p/>
        </draw:path>
        <draw:path draw:style-name="gr3" draw:text-style-name="P3" draw:layer="layout" svg:width="0.317cm" svg:height="0.265cm" svg:x="16.276cm" svg:y="16.987cm" svg:viewBox="0 0 318 266" svg:d="M225 56c0-27-16-36-42-35v-10-11h135v11 10c-28-2-47 5-47 34v79 78c-1 28 19 35 47 33v11 10h-135v-10-11c26 1 42-7 42-33v-35-35h-131v35 35c0 26 16 34 42 33v11 10h-136v-10-11c29 2 47-5 47-33v-78-78c1-29-18-37-47-35v-10-11h136v11 10c-26-1-42 7-42 34v32 32h131v-32z">
          <text:p/>
        </draw:path>
        <draw:path draw:style-name="gr3" draw:text-style-name="P3" draw:layer="layout" svg:width="0.265cm" svg:height="0.265cm" svg:x="16.608cm" svg:y="16.987cm" svg:viewBox="0 0 266 266" svg:d="M69 73c0 35 19 53 54 53h49v-51-52h-49c-34 0-54 16-54 50zM124 245c29 2 48-5 48-33v-31-31h-42l-41 76c-13 31-42 41-89 40v-10-11c24 0 33-14 42-29l44-75c-35-9-65-28-65-70 0-55 43-71 100-71h140v11 10c-26-1-42 8-42 35v78 78c-1 28 18 35 47 33v11 10h-142v-10z">
          <text:p/>
        </draw:path>
        <draw:polygon draw:style-name="gr1" draw:text-style-name="P1" draw:layer="layout" svg:width="3.897cm" svg:height="1.566cm" svg:x="3.986cm" svg:y="18.526cm" svg:viewBox="0 0 3898 1567" draw:points="0,0 3898,0 3898,1567 0,1567">
          <text:p/>
        </draw:polygon>
        <draw:polygon draw:style-name="gr2" draw:text-style-name="P2" draw:layer="layout" svg:width="3.897cm" svg:height="1.566cm" svg:x="3.986cm" svg:y="18.526cm" svg:viewBox="0 0 3898 1567" draw:points="0,0 3898,0 3898,1567 0,1567">
          <text:p/>
        </draw:polygon>
        <draw:path draw:style-name="gr3" draw:text-style-name="P3" draw:layer="layout" svg:width="0.204cm" svg:height="0.38cm" svg:x="4.192cm" svg:y="18.815cm" svg:viewBox="0 0 205 381" svg:d="M94 324c-2 34 25 37 59 35v11 11h-153v-11-11c30 2 48-6 48-35v-93-92h-46v-12-12h46v-12-12c0-58 29-91 87-91 30 0 55 3 66 20 8 12 2 30-7 35-8 4-18 7-31 7 0-23-8-40-32-40-43 0-37 50-37 93h69v12 12h-69v92z">
          <text:p/>
        </draw:path>
        <draw:path draw:style-name="gr3" draw:text-style-name="P3" draw:layer="layout" svg:width="0.212cm" svg:height="0.127cm" svg:x="4.522cm" svg:y="18.955cm" svg:viewBox="0 0 213 128" svg:d="M213 99v14 15h-213v-15-14zM213 0v16 15h-213v-15-16z">
          <text:p/>
        </draw:path>
        <draw:path draw:style-name="gr3" draw:text-style-name="P3" draw:layer="layout" svg:width="0.213cm" svg:height="0.275cm" svg:x="4.921cm" svg:y="18.925cm" svg:viewBox="0 0 214 276" svg:d="M164 114c-1-46-9-87-54-87-18 0-32 7-42 22-11 15-17 37-19 65zM193 210c11 5 13 22 5 33-16 21-44 33-82 33-81 0-115-55-116-136 0-84 33-140 111-140 79 0 107 56 103 142h-166c2 58 17 103 75 103 34 0 56-15 70-35z">
          <text:p/>
        </draw:path>
        <draw:path draw:style-name="gr3" draw:text-style-name="P3" draw:layer="layout" svg:width="0.281cm" svg:height="0.265cm" svg:x="5.161cm" svg:y="18.93cm" svg:viewBox="0 0 282 266" svg:d="M136 21c-15 0-30 1-30 14 0 11 6 15 12 23l32 44c12-17 26-33 35-52 2-5 3-10 3-15 0-13-14-14-28-14v-10-11h108v11 10c-30-2-41 14-54 31l-51 68 73 99c13 16 21 26 46 26v11 10h-128v-10-11c27 2 39-10 29-28-14-24-33-46-49-68-14 21-31 41-43 64-3 5-4 10-4 17 0 15 13 15 32 15v11 10h-119v-10-11c33 2 45-13 59-31l63-82-63-85c-13-14-23-27-50-26v-10-11h127v11z">
          <text:p/>
        </draw:path>
        <draw:path draw:style-name="gr3" draw:text-style-name="P3" draw:layer="layout" svg:width="0.269cm" svg:height="0.389cm" svg:x="5.451cm" svg:y="18.925cm" svg:viewBox="0 0 270 390" svg:d="M222 137c0-56-8-104-61-105-58-1-67 46-67 105s10 106 67 106c54 0 61-51 61-106zM169 0c78 0 101 57 101 137s-23 138-101 138c-39 0-61-18-75-44h-2c2 34 2 69 2 105-1 26 16 34 42 33v10 11h-134v-11-10c28 1 44-8 44-36v-137-136c1-28-18-36-46-34v-10-11h87l5 45h2c14-28 34-50 75-50z">
          <text:p/>
        </draw:path>
        <draw:path draw:style-name="gr3" draw:text-style-name="P3" draw:layer="layout" svg:width="0.127cm" svg:height="0.438cm" svg:x="5.775cm" svg:y="18.82cm" svg:viewBox="0 0 128 439" svg:d="M128 22c-60 33-76 104-76 196 0 94 16 165 76 198v12 11c-86-32-128-101-128-221 0-87 21-148 69-186 17-12 37-23 59-32v11z">
          <text:p/>
        </draw:path>
        <draw:path draw:style-name="gr3" draw:text-style-name="P3" draw:layer="layout" svg:width="0.179cm" svg:height="0.274cm" svg:x="5.94cm" svg:y="18.926cm" svg:viewBox="0 0 180 275" svg:d="M180 197c0 56-41 78-97 78-44 0-83-11-83-53 0-21 12-32 32-34 1 38 16 62 54 63 37 1 62-23 51-61-11-20-34-26-58-38-36-18-75-29-75-82 0-52 41-70 94-70 31 0 56 8 67 28 8 13 6 31-5 40-6 5-14 8-26 8 0-33-12-54-42-54-29 1-47 12-47 41 0 36 34 39 61 52 37 18 74 30 74 82z">
          <text:p/>
        </draw:path>
        <draw:path draw:style-name="gr3" draw:text-style-name="P3" draw:layer="layout" svg:width="0.141cm" svg:height="0.375cm" svg:x="6.152cm" svg:y="18.82cm" svg:viewBox="0 0 142 376" svg:d="M95 320c-1 29 17 37 47 35v11 10h-142v-10-11c29 2 47-5 47-33v-78-78c1-26-16-35-42-34v-10-12h90v105zM69 61c-20 0-29-11-29-31s9-30 29-30 28 11 28 30c0 20-8 31-28 31z">
          <text:p/>
        </draw:path>
        <draw:path draw:style-name="gr3" draw:text-style-name="P3" draw:layer="layout" svg:width="0.291cm" svg:height="0.27cm" svg:x="6.313cm" svg:y="18.925cm" svg:viewBox="0 0 292 271" svg:d="M91 217c-1 26 15 34 42 33v11 10h-133v-10-11c28 2 44-7 44-35v-77-77c1-27-16-36-42-35v-10-11h80l7 41h2c15-28 36-46 77-46 59 1 84 37 84 98v58 59c-1 26 13 36 40 35v11 10h-87v-85-86c0-41-14-69-55-68-45 1-59 36-59 81v52z">
          <text:p/>
        </draw:path>
        <draw:path draw:style-name="gr3" draw:text-style-name="P3" draw:layer="layout" svg:width="0.126cm" svg:height="0.438cm" svg:x="6.646cm" svg:y="18.82cm" svg:viewBox="0 0 127 439" svg:d="M127 22c-59 33-76 104-76 196 0 94 17 165 76 198v12 11c-86-32-127-101-127-221 0-87 20-148 68-186 17-12 37-23 59-32v11z">
          <text:p/>
        </draw:path>
        <draw:path draw:style-name="gr3" draw:text-style-name="P3" draw:layer="layout" svg:width="0.281cm" svg:height="0.265cm" svg:x="6.791cm" svg:y="18.93cm" svg:viewBox="0 0 282 266" svg:d="M136 21c-16 0-30 1-30 14 0 11 5 15 12 23l32 44c11-17 25-33 35-52 2-5 3-10 3-15 0-13-14-14-28-14v-10-11h108v11 10c-31-2-41 14-54 31l-51 68 72 99c13 16 22 26 47 26v11 10h-128v-10-11c26 2 39-10 28-28-13-24-32-46-48-68-14 21-31 41-43 64-3 5-5 10-5 17 0 15 14 15 32 15v11 10h-118v-10-11c32 2 44-13 58-31l63-82-63-85c-13-14-23-27-49-26v-10-11h127v11z">
          <text:p/>
        </draw:path>
        <draw:path draw:style-name="gr3" draw:text-style-name="P3" draw:layer="layout" svg:width="0.127cm" svg:height="0.438cm" svg:x="7.09cm" svg:y="18.82cm" svg:viewBox="0 0 128 439" svg:d="M0 416c59-33 76-104 76-198 0-92-17-163-76-196v-11-11c86 32 128 100 128 218 0 88-21 150-69 188-16 13-37 24-59 33v-11z">
          <text:p/>
        </draw:path>
        <draw:path draw:style-name="gr3" draw:text-style-name="P3" draw:layer="layout" svg:width="0.127cm" svg:height="0.438cm" svg:x="7.261cm" svg:y="18.82cm" svg:viewBox="0 0 128 439" svg:d="M0 416c58-33 75-104 75-198 0-92-17-163-75-196v-11-11c85 32 128 100 128 218 0 88-22 150-70 188-16 13-36 24-58 33v-11z">
          <text:p/>
        </draw:path>
        <draw:polygon draw:style-name="gr3" draw:text-style-name="P3" draw:layer="layout" svg:width="0.128cm" svg:height="0.037cm" svg:x="7.556cm" svg:y="19.042cm" svg:viewBox="0 0 129 38" draw:points="0,38 0,18 0,0 129,0 129,18 129,38">
          <text:p/>
        </draw:polygon>
        <draw:path draw:style-name="gr3" draw:text-style-name="P3" draw:layer="layout" svg:width="0.179cm" svg:height="0.274cm" svg:x="4.202cm" svg:y="19.501cm" svg:viewBox="0 0 180 275" svg:d="M180 197c0 56-42 78-99 78-43 0-81-12-81-53 0-21 11-32 31-34 0 38 15 62 53 63s62-23 52-61c-11-20-34-26-58-38-37-18-75-29-75-82 0-52 41-70 93-70 32 0 56 8 69 29 7 12 6 30-5 39-7 5-16 8-27 8 0-32-12-53-43-53-29 1-47 12-47 40 0 36 35 39 62 52 37 18 75 30 75 82z">
          <text:p/>
        </draw:path>
        <draw:path draw:style-name="gr3" draw:text-style-name="P3" draw:layer="layout" svg:width="0.14cm" svg:height="0.375cm" svg:x="4.414cm" svg:y="19.395cm" svg:viewBox="0 0 141 376" svg:d="M93 320c-1 28 18 37 48 35v10 11h-141v-11-10c28 1 47-5 47-33v-79-79c0-26-16-34-42-33v-11-10h88v104zM68 61c-19 0-28-11-28-31s9-30 28-30 28 11 28 30-9 31-28 31z">
          <text:p/>
        </draw:path>
        <draw:path draw:style-name="gr3" draw:text-style-name="P3" draw:layer="layout" svg:width="0.291cm" svg:height="0.27cm" svg:x="4.574cm" svg:y="19.5cm" svg:viewBox="0 0 292 271" svg:d="M91 217c-1 26 16 34 42 33v10 11h-133v-11-10c29 1 45-7 45-35v-77-78c0-26-16-34-42-33v-11-10h80l6 40h3c15-27 35-46 77-46 60 1 83 38 84 98v58 59c-1 26 13 36 39 35v10 11h-87v-85-86c0-41-13-68-54-67-45 0-60 35-60 80v52z">
          <text:p/>
        </draw:path>
        <draw:path draw:style-name="gr3" draw:text-style-name="P3" draw:layer="layout" svg:width="0.291cm" svg:height="0.375cm" svg:x="4.888cm" svg:y="19.395cm" svg:viewBox="0 0 292 376" svg:d="M91 322c-1 26 16 34 42 33v10 11h-133v-11-10c28 1 44-7 44-35v-134-132c1-27-17-35-44-34v-10-10h91c-1 50 2 103-2 150h2c15-30 39-45 73-45 62 0 88 35 88 97v58 60c-1 26 13 36 40 35v10 11h-86v-86-86c0-41-13-68-55-67-45 0-60 34-60 80v52z">
          <text:p/>
        </draw:path>
        <draw:path draw:style-name="gr3" draw:text-style-name="P3" draw:layer="layout" svg:width="0.127cm" svg:height="0.438cm" svg:x="5.221cm" svg:y="19.395cm" svg:viewBox="0 0 128 439" svg:d="M128 22c-59 33-76 105-76 197s17 164 76 197v12 11c-86-32-128-101-128-220 0-87 21-149 69-187 17-12 36-24 59-32v11z">
          <text:p/>
        </draw:path>
        <draw:path draw:style-name="gr3" draw:text-style-name="P3" draw:layer="layout" svg:width="0.232cm" svg:height="0.275cm" svg:x="5.388cm" svg:y="19.5cm" svg:viewBox="0 0 233 276" svg:d="M89 245c43 0 64-26 66-69v-20-20c-46 2-92 3-103 38-3 7-4 15-4 25 0 30 11 46 41 46zM155 116c1-49 3-91-46-91-34 0-47 20-46 54-26-1-42-7-42-32 0-40 47-46 90-47 60-2 90 25 90 86v65 64c-1 24 8 36 32 35v10 11h-67l-7-43h-4c-18 24-35 48-77 48-51-1-78-29-78-79 0-27 10-45 28-59 24-18 79-21 127-22z">
          <text:p/>
        </draw:path>
        <draw:path draw:style-name="gr3" draw:text-style-name="P3" draw:layer="layout" svg:width="0.179cm" svg:height="0.274cm" svg:x="5.664cm" svg:y="19.501cm" svg:viewBox="0 0 180 275" svg:d="M180 197c0 56-41 78-99 78-43 0-81-12-81-53 0-21 11-32 31-34 0 38 15 62 53 63 39 1 63-23 53-61-12-20-36-26-59-38-37-18-75-29-75-82 0-52 41-70 93-70 32 0 57 8 69 29 7 12 5 30-5 39-6 5-15 8-26 8 0-32-13-53-44-53-29 1-47 12-47 40 0 36 35 39 61 52 38 18 76 30 76 82z">
          <text:p/>
        </draw:path>
        <draw:path draw:style-name="gr3" draw:text-style-name="P3" draw:layer="layout" svg:width="0.14cm" svg:height="0.375cm" svg:x="5.876cm" svg:y="19.395cm" svg:viewBox="0 0 141 376" svg:d="M94 320c-1 28 18 37 47 35v10 11h-141v-11-10c28 1 47-5 47-33v-79-79c0-26-16-34-42-33v-11-10h89v104zM68 61c-19 0-28-11-28-31s9-30 28-30c20 0 29 11 29 30s-9 31-29 31z">
          <text:p/>
        </draw:path>
        <draw:path draw:style-name="gr3" draw:text-style-name="P3" draw:layer="layout" svg:width="0.291cm" svg:height="0.27cm" svg:x="6.036cm" svg:y="19.5cm" svg:viewBox="0 0 292 271" svg:d="M91 217c-1 26 16 34 42 33v10 11h-133v-11-10c28 1 45-7 45-35v-77-78c0-26-16-34-42-33v-11-10h79l7 40h2c16-27 36-46 78-46 59 1 83 38 84 98v58 59c-1 26 13 36 39 35v10 11h-87v-85-86c0-41-13-68-54-67-45 0-60 35-60 80v52z">
          <text:p/>
        </draw:path>
        <draw:path draw:style-name="gr3" draw:text-style-name="P3" draw:layer="layout" svg:width="0.127cm" svg:height="0.438cm" svg:x="6.369cm" svg:y="19.395cm" svg:viewBox="0 0 128 439" svg:d="M128 22c-60 33-77 105-77 197s17 164 77 197v12 11c-87-32-128-101-128-220 0-87 20-149 69-187 16-12 35-24 59-32v11z">
          <text:p/>
        </draw:path>
        <draw:path draw:style-name="gr3" draw:text-style-name="P3" draw:layer="layout" svg:width="0.281cm" svg:height="0.265cm" svg:x="6.514cm" svg:y="19.505cm" svg:viewBox="0 0 282 266" svg:d="M136 21c-15 0-30 1-30 14 0 11 6 15 12 23l32 44c12-17 26-34 35-53 2-5 3-9 3-14 0-13-14-14-28-14v-11-10h108v10 11c-30-2-41 13-54 31l-51 68 73 99c13 16 21 26 46 26v10 11h-128v-11-10c27 1 40-10 29-28-14-23-33-45-48-68-15 22-31 42-44 64-2 5-4 10-4 17 0 15 14 15 32 15v10 11h-119v-11-10c33 2 45-13 59-32l63-81-63-85c-14-14-24-27-49-26v-11-10h126v10z">
          <text:p/>
        </draw:path>
        <draw:path draw:style-name="gr3" draw:text-style-name="P3" draw:layer="layout" svg:width="0.127cm" svg:height="0.438cm" svg:x="6.813cm" svg:y="19.395cm" svg:viewBox="0 0 128 439" svg:d="M0 416c60-33 77-105 77-197s-17-164-77-197v-11-11c87 31 128 101 128 219 0 87-20 149-69 187-17 13-36 24-59 33v-11z">
          <text:p/>
        </draw:path>
        <draw:path draw:style-name="gr3" draw:text-style-name="P3" draw:layer="layout" svg:width="0.127cm" svg:height="0.438cm" svg:x="6.984cm" svg:y="19.395cm" svg:viewBox="0 0 128 439" svg:d="M0 416c60-33 77-105 77-197s-17-164-77-197v-11-11c87 31 128 101 128 219 0 87-20 149-69 187-16 13-35 24-59 33v-11z">
          <text:p/>
        </draw:path>
        <draw:polygon draw:style-name="gr3" draw:text-style-name="P3" draw:layer="layout" svg:width="0.129cm" svg:height="0.037cm" svg:x="7.279cm" svg:y="19.617cm" svg:viewBox="0 0 130 38" draw:points="0,38 0,19 0,0 130,0 130,19 130,38">
          <text:p/>
        </draw:polygon>
        <draw:path draw:style-name="gr3" draw:text-style-name="P3" draw:layer="layout" svg:width="0.215cm" svg:height="0.358cm" svg:x="7.445cm" svg:y="19.412cm" svg:viewBox="0 0 216 359" svg:d="M103 0c59 0 101 25 101 84 0 47-25 74-48 103-37 45-80 89-119 132h114c32 1 40-20 44-46h21l-2 86h-214v-18-18c38-45 82-91 116-137 21-28 38-52 38-97 0-37-15-64-51-64-43 0-55 32-55 75-24 0-42-8-42-33 0-50 44-67 97-67z">
          <text:p/>
        </draw:path>
        <draw:polygon draw:style-name="gr1" draw:text-style-name="P1" draw:layer="layout" svg:width="3.676cm" svg:height="1.53cm" svg:x="4.148cm" svg:y="13.287cm" svg:viewBox="0 0 3677 1531" draw:points="0,0 3677,0 3677,1531 0,1531">
          <text:p/>
        </draw:polygon>
        <draw:polygon draw:style-name="gr2" draw:text-style-name="P2" draw:layer="layout" svg:width="3.676cm" svg:height="1.53cm" svg:x="4.148cm" svg:y="13.287cm" svg:viewBox="0 0 3677 1531" draw:points="0,0 3677,0 3677,1531 0,1531">
          <text:p/>
        </draw:polygon>
        <draw:path draw:style-name="gr3" draw:text-style-name="P3" draw:layer="layout" svg:width="0.281cm" svg:height="0.264cm" svg:x="4.436cm" svg:y="13.676cm" svg:viewBox="0 0 282 265" svg:d="M135 20c-15 0-30 1-30 15 0 10 6 14 12 22l32 45c12-18 26-34 36-53 2-5 3-10 3-14 0-14-15-15-29-15v-10-10h109v10 10c-30-1-41 14-54 32l-52 68 74 98c13 16 21 27 46 27v10 10h-129v-10-10c27 1 41-11 29-29-14-23-33-46-49-67-14 21-30 41-43 64-2 4-4 10-4 16 0 15 13 15 32 16v10 10h-118v-10-10c32 1 44-14 58-32l63-82-63-84c-13-15-23-28-49-27v-10-10h126v10z">
          <text:p/>
        </draw:path>
        <draw:polygon draw:style-name="gr3" draw:text-style-name="P3" draw:layer="layout" svg:width="0.231cm" svg:height="0.029cm" svg:x="4.717cm" svg:y="13.981cm" svg:viewBox="0 0 232 30" draw:points="232,30 0,30 0,16 0,0 232,0 232,16">
          <text:p/>
        </draw:polygon>
        <draw:path draw:style-name="gr3" draw:text-style-name="P3" draw:layer="layout" svg:width="0.439cm" svg:height="0.269cm" svg:x="4.96cm" svg:y="13.671cm" svg:viewBox="0 0 440 270" svg:d="M92 217c-1 26 15 34 41 33v10 10h-133v-10-10c29 1 44-7 44-36v-78-77c1-26-14-35-39-34v-10-10h77l8 40h2c14-27 34-46 75-45 38 0 60 16 71 45h4c15-28 36-46 78-45 58 0 80 37 80 96v59 59c-1 27 13 37 40 36v10 10h-86v-85-86c0-40-12-68-52-68-41 1-55 32-55 74v54 55c-1 27 13 37 40 36v10 10h-86v-85-86c0-40-12-68-52-68-44 1-57 36-57 80v52z">
          <text:p/>
        </draw:path>
        <draw:path draw:style-name="gr3" draw:text-style-name="P3" draw:layer="layout" svg:width="0.14cm" svg:height="0.375cm" svg:x="5.424cm" svg:y="13.565cm" svg:viewBox="0 0 141 376" svg:d="M93 320c-1 29 19 37 48 36v10 10h-141v-10-10c28 1 47-6 47-33v-79-78c0-26-16-34-42-34v-11-10h88v105zM68 61c-19 0-28-11-28-31 0-19 9-30 28-30s28 11 28 30c0 20-9 31-28 31z">
          <text:p/>
        </draw:path>
        <draw:path draw:style-name="gr3" draw:text-style-name="P3" draw:layer="layout" svg:width="0.291cm" svg:height="0.269cm" svg:x="5.584cm" svg:y="13.671cm" svg:viewBox="0 0 292 270" svg:d="M92 217c-2 26 16 34 42 33v10 10h-134v-10-10c29 1 45-8 45-36v-78-77c0-26-16-34-42-34v-10-10h80l6 40h4c15-28 35-46 77-45 59 0 82 36 83 96v59 59c-1 27 13 37 39 36v10 10h-86v-85-86c0-41-13-68-54-68-45 1-60 35-60 80v52z">
          <text:p/>
        </draw:path>
        <draw:polygon draw:style-name="gr3" draw:text-style-name="P3" draw:layer="layout" svg:width="0.231cm" svg:height="0.029cm" svg:x="5.887cm" svg:y="13.981cm" svg:viewBox="0 0 232 30" draw:points="232,30 0,30 0,16 0,0 232,0 232,16">
          <text:p/>
        </draw:polygon>
        <draw:path draw:style-name="gr3" draw:text-style-name="P3" draw:layer="layout" svg:width="0.291cm" svg:height="0.269cm" svg:x="6.129cm" svg:y="13.671cm" svg:viewBox="0 0 292 270" svg:d="M91 217c0 26 16 34 43 33v10 10h-134v-10-10c29 1 45-8 45-36v-78-77c0-26-16-34-42-34v-10-10h80l6 40h3c15-28 35-46 78-45 59 0 83 36 83 96v59 59c-1 27 13 37 39 36v10 10h-86v-85-86c0-41-13-68-54-68-46 1-61 35-61 80v52z">
          <text:p/>
        </draw:path>
        <draw:path draw:style-name="gr3" draw:text-style-name="P3" draw:layer="layout" svg:width="0.231cm" svg:height="0.274cm" svg:x="6.461cm" svg:y="13.671cm" svg:viewBox="0 0 232 275" svg:d="M117 0c82 0 114 53 115 136 0 88-35 139-116 139-83 0-115-54-116-139 0-86 35-136 117-136zM116 26c-59 0-68 51-68 110 0 61 10 114 69 114 58 0 67-53 67-114 0-59-9-110-68-110z">
          <text:p/>
        </draw:path>
        <draw:path draw:style-name="gr3" draw:text-style-name="P3" draw:layer="layout" svg:width="0.425cm" svg:height="0.264cm" svg:x="6.715cm" svg:y="13.676cm" svg:viewBox="0 0 426 265" svg:d="M122 20c-21 0-37 1-36 21 0 7 2 15 4 21 14 52 30 103 40 160h2c5-24 13-50 20-72l51-149h31c24 73 53 143 72 221h2c11-57 33-111 47-166 6-26-8-38-35-36v-10-10h106v10 10c-31-3-37 16-44 39l-64 206h-40l-59-175-9-32-70 207h-39l-64-218c-6-17-14-28-37-27v-10-10h122v10z">
          <text:p/>
        </draw:path>
        <draw:path draw:style-name="gr3" draw:text-style-name="P3" draw:layer="layout" svg:width="0.212cm" svg:height="0.126cm" svg:x="7.299cm" svg:y="13.701cm" svg:viewBox="0 0 213 127" svg:d="M213 98v15 14h-213v-14-15zM213 0v14 15h-213v-15-14z">
          <text:p/>
        </draw:path>
        <draw:path draw:style-name="gr3" draw:text-style-name="P3" draw:layer="layout" svg:width="0.204cm" svg:height="0.38cm" svg:x="5.911cm" svg:y="14.135cm" svg:viewBox="0 0 205 381" svg:d="M94 325c-1 34 26 37 60 35v11 10h-154v-10-11c30 2 47-6 47-35v-93-92h-45v-12-13h45v-12-12c1-58 30-91 88-91 30 0 55 3 66 20 8 12 2 30-8 35-7 4-17 7-29 7 0-23-9-39-32-39-43 0-37 49-38 92h70v13 12h-70v92z">
          <text:p/>
        </draw:path>
        <draw:polygon draw:style-name="gr1" draw:text-style-name="P1" draw:layer="layout" svg:width="7.205cm" svg:height="1.906cm" svg:x="2.332cm" svg:y="15.922cm" svg:viewBox="0 0 7206 1907" draw:points="1442,0 5766,0 7206,954 5766,1907 1442,1907 0,954">
          <text:p/>
        </draw:polygon>
        <draw:polygon draw:style-name="gr2" draw:text-style-name="P2" draw:layer="layout" svg:width="7.205cm" svg:height="1.906cm" svg:x="2.332cm" svg:y="15.922cm" svg:viewBox="0 0 7206 1907" draw:points="1442,0 5766,0 7206,954 5766,1907 1442,1907 0,954">
          <text:p/>
        </draw:polygon>
        <draw:path draw:style-name="gr3" draw:text-style-name="P3" draw:layer="layout" svg:width="0.24cm" svg:height="0.227cm" svg:x="3.202cm" svg:y="16.548cm" svg:viewBox="0 0 241 228" svg:d="M116 18c-13 0-25 0-25 12 0 9 5 12 10 19l28 39c9-14 21-29 29-46 2-4 3-8 3-12 0-12-12-12-24-12v-9-9h93v9 9c-26-2-35 11-47 27l-43 59 62 83c11 14 18 23 39 23v9 9h-109v-9-9c23 1 34-9 24-24-11-20-27-39-41-57-12 18-26 34-37 54-2 4-4 8-4 14 0 13 12 13 28 13v9 9h-102v-9-9c28 2 38-12 51-27l53-69-53-74c-13-12-21-23-43-22v-9-9h108v9z">
          <text:p/>
        </draw:path>
        <draw:path draw:style-name="gr3" draw:text-style-name="P3" draw:layer="layout" svg:width="0.182cm" svg:height="0.108cm" svg:x="3.582cm" svg:y="16.57cm" svg:viewBox="0 0 183 109" svg:d="M183 84v12 13h-183v-13-12zM183 0v13 13h-183v-13-13z">
          <text:p/>
        </draw:path>
        <draw:polygon draw:style-name="gr3" draw:text-style-name="P3" draw:layer="layout" svg:width="0.11cm" svg:height="0.031cm" svg:x="3.912cm" svg:y="16.644cm" svg:viewBox="0 0 111 32" draw:points="0,32 0,15 0,0 111,0 111,15 111,32">
          <text:p/>
        </draw:polygon>
        <draw:path draw:style-name="gr3" draw:text-style-name="P3" draw:layer="layout" svg:width="0.174cm" svg:height="0.304cm" svg:x="4.06cm" svg:y="16.471cm" svg:viewBox="0 0 175 305" svg:d="M120 257c-2 31 24 31 55 30v9 9h-162v-9-9h29c23 1 35-8 35-30v-112-112c-13 17-25 32-42 42-17 9-36-2-35-19 39-10 64-36 93-56h27v129z">
          <text:p/>
        </draw:path>
        <draw:path draw:style-name="gr3" draw:text-style-name="P3" draw:layer="layout" svg:width="0.069cm" svg:height="0.294cm" svg:x="4.282cm" svg:y="16.546cm" svg:viewBox="0 0 70 295" svg:d="M38 175c21 1 32 15 32 37 0 49-30 71-70 83v-9-9c13-4 24-10 30-16 11-9 16-27 3-34-11-5-24-10-24-27 0-16 12-25 29-25zM41 57c-19 0-27-10-27-29 0-18 8-28 27-28 18 0 27 10 27 28 0 19-9 29-27 29z">
          <text:p/>
        </draw:path>
        <draw:path draw:style-name="gr3" draw:text-style-name="P3" draw:layer="layout" svg:width="0.199cm" svg:height="0.235cm" svg:x="4.505cm" svg:y="16.544cm" svg:viewBox="0 0 200 236" svg:d="M76 210c36 0 55-22 56-59v-17-17c-39 1-78 2-87 31-3 7-4 14-4 22 0 26 10 40 35 40zM132 99c1-41 3-78-39-78-30 0-40 18-39 47-22-1-36-6-36-27 0-36 40-40 76-41 52-2 79 21 79 74v55 55c-2 20 6 31 27 30v9 9h-58l-7-37h-3c-16 21-30 42-66 41-43-1-66-24-66-68 0-22 9-38 24-50 21-15 67-18 108-19z">
          <text:p/>
        </draw:path>
        <draw:path draw:style-name="gr3" draw:text-style-name="P3" draw:layer="layout" svg:width="0.229cm" svg:height="0.326cm" svg:x="4.73cm" svg:y="16.453cm" svg:viewBox="0 0 230 327" svg:d="M143 91c67 0 87 49 87 117s-20 119-87 119c-34 0-53-16-65-37h-3l-7 33h-68v-9-9c24 1 38-6 38-31v-114-113c1-23-14-30-38-29v-9-9h78c0 45 1 90-2 133h2c12-24 29-42 65-42zM188 207c0-47-7-88-52-89-50-1-58 40-58 90s8 92 58 92c46 0 52-45 52-93z">
          <text:p/>
        </draw:path>
        <draw:path draw:style-name="gr3" draw:text-style-name="P3" draw:layer="layout" svg:width="0.154cm" svg:height="0.235cm" svg:x="5.001cm" svg:y="16.544cm" svg:viewBox="0 0 155 236" svg:d="M155 169c0 48-36 67-85 67-37 0-70-10-70-45 0-19 10-29 27-30 0 33 13 54 46 55 32 0 54-20 44-53-10-18-29-23-50-33-31-15-64-25-64-70 0-44 35-60 80-60 27 0 49 8 59 24 6 11 5 26-4 34-6 4-14 6-24 6 0-26-10-44-36-44-25 0-40 9-40 33 0 31 29 34 52 45 32 16 65 26 65 71z">
          <text:p/>
        </draw:path>
        <draw:path draw:style-name="gr3" draw:text-style-name="P3" draw:layer="layout" svg:width="0.109cm" svg:height="0.376cm" svg:x="5.197cm" svg:y="16.453cm" svg:viewBox="0 0 110 377" svg:d="M110 19c-50 29-64 90-64 169 0 80 14 141 64 169v10 10c-74-27-110-86-110-189 0-75 18-127 60-160 14-11 31-20 50-28v10z">
          <text:p/>
        </draw:path>
        <draw:path draw:style-name="gr3" draw:text-style-name="P3" draw:layer="layout" svg:width="0.175cm" svg:height="0.326cm" svg:x="5.331cm" svg:y="16.449cm" svg:viewBox="0 0 176 327" svg:d="M80 278c-1 30 22 33 51 31v9 9h-131v-9-9c26 1 41-6 41-31v-80-79h-39v-10-10h39v-11-10c0-50 25-78 74-78 26 0 48 3 58 17 6 11 1 26-7 30-6 4-15 6-26 6 0-20-8-34-28-34-36 0-31 43-32 80h60v10 10h-60v79z">
          <text:p/>
        </draw:path>
        <draw:path draw:style-name="gr3" draw:text-style-name="P3" draw:layer="layout" svg:width="0.108cm" svg:height="0.376cm" svg:x="5.524cm" svg:y="16.453cm" svg:viewBox="0 0 109 377" svg:d="M0 357c51-28 65-89 65-169 0-79-14-140-65-169v-9-10c74 27 109 86 109 188 0 75-17 128-59 161-14 11-31 20-50 28v-10z">
          <text:p/>
        </draw:path>
        <draw:polygon draw:style-name="gr3" draw:text-style-name="P3" draw:layer="layout" svg:width="0.182cm" svg:height="0.21cm" svg:x="5.794cm" svg:y="16.518cm" svg:viewBox="0 0 183 211" draw:points="0,114 0,106 0,99 183,0 183,15 183,29 40,107 183,183 183,197 183,211">
          <text:p/>
        </draw:polygon>
        <draw:path draw:style-name="gr3" draw:text-style-name="P3" draw:layer="layout" svg:width="0.182cm" svg:height="0.108cm" svg:x="6.031cm" svg:y="16.57cm" svg:viewBox="0 0 183 109" svg:d="M183 84v12 13h-183v-13-12zM183 0v13 13h-183v-13-13z">
          <text:p/>
        </draw:path>
        <draw:path draw:style-name="gr3" draw:text-style-name="P3" draw:layer="layout" svg:width="0.24cm" svg:height="0.227cm" svg:x="6.352cm" svg:y="16.548cm" svg:viewBox="0 0 241 228" svg:d="M116 18c-13 0-25 0-25 12 0 9 4 12 10 19l28 39c9-14 21-29 29-46 2-4 3-8 3-12 0-12-12-12-24-12v-9-9h93v9 9c-27-2-36 11-47 27l-44 59 63 83c11 14 18 23 39 23v9 9h-109v-9-9c23 1 34-9 24-24-12-20-28-39-41-57-13 18-27 34-37 54-2 4-4 8-4 14 0 13 12 13 27 13v9 9h-101v-9-9c28 2 39-12 51-27l53-69-53-74c-12-12-20-23-42-22v-9-9h107v9z">
          <text:p/>
        </draw:path>
        <draw:polygon draw:style-name="gr3" draw:text-style-name="P3" draw:layer="layout" svg:width="0.199cm" svg:height="0.025cm" svg:x="6.592cm" svg:y="16.81cm" svg:viewBox="0 0 200 26" draw:points="200,26 0,26 0,13 0,0 200,0 200,13">
          <text:p/>
        </draw:polygon>
        <draw:path draw:style-name="gr3" draw:text-style-name="P3" draw:layer="layout" svg:width="0.377cm" svg:height="0.231cm" svg:x="6.8cm" svg:y="16.544cm" svg:viewBox="0 0 378 232" svg:d="M78 185c0 23 14 30 36 29v9 9h-114v-9-9c25 2 39-6 39-31v-66-66c0-22-12-30-34-29v-9-9h66l6 34h2c12-23 29-39 64-38 33 0 53 14 62 38h3c13-23 31-39 67-38 49 0 69 32 69 83v50 50c-1 23 11 32 34 31v9 9h-74v-74-73c0-35-10-59-44-58-36 0-47 27-47 63v46 47c-1 23 11 32 33 31v9 9h-73v-74-73c0-35-10-59-46-58-37 0-49 30-49 68v45z">
          <text:p/>
        </draw:path>
        <draw:path draw:style-name="gr3" draw:text-style-name="P3" draw:layer="layout" svg:width="0.12cm" svg:height="0.322cm" svg:x="7.198cm" svg:y="16.453cm" svg:viewBox="0 0 121 323" svg:d="M81 275c0 24 15 31 40 30v9 9h-121v-9-9c25 1 40-4 40-28v-67-67c1-23-13-30-35-29v-9-9h76v89zM59 52c-17 0-25-9-25-26s8-26 25-26 25 10 25 26c0 17-8 26-25 26z">
          <text:p/>
        </draw:path>
        <draw:path draw:style-name="gr3" draw:text-style-name="P3" draw:layer="layout" svg:width="0.249cm" svg:height="0.231cm" svg:x="7.336cm" svg:y="16.544cm" svg:viewBox="0 0 250 232" svg:d="M79 185c-1 23 13 30 36 29v9 9h-115v-9-9c25 1 39-6 39-31v-66-66c0-23-14-30-37-29v-9-9h69l6 34h2c13-23 31-39 66-38 51 0 71 31 71 83v50 50c-1 23 11 32 34 31v9 9h-74v-74-73c0-35-11-59-46-58-39 0-51 30-51 68v45z">
          <text:p/>
        </draw:path>
        <draw:polygon draw:style-name="gr3" draw:text-style-name="P3" draw:layer="layout" svg:width="0.198cm" svg:height="0.025cm" svg:x="7.595cm" svg:y="16.81cm" svg:viewBox="0 0 199 26" draw:points="199,26 0,26 0,13 0,0 199,0 199,13">
          <text:p/>
        </draw:polygon>
        <draw:path draw:style-name="gr3" draw:text-style-name="P3" draw:layer="layout" svg:width="0.249cm" svg:height="0.231cm" svg:x="7.803cm" svg:y="16.544cm" svg:viewBox="0 0 250 232" svg:d="M79 185c-1 23 14 30 36 29v9 9h-115v-9-9c24 1 38-6 38-31v-66-66c1-23-13-30-36-29v-9-9h70l5 34h2c13-23 31-39 66-38 51 0 71 31 72 83v50 50c-1 23 11 32 33 31v9 9h-73v-74-73c0-35-12-59-47-58-39 0-51 30-51 68v45z">
          <text:p/>
        </draw:path>
        <draw:path draw:style-name="gr3" draw:text-style-name="P3" draw:layer="layout" svg:width="0.197cm" svg:height="0.235cm" svg:x="8.088cm" svg:y="16.544cm" svg:viewBox="0 0 198 236" svg:d="M100 0c70 0 98 47 98 118 1 74-29 118-99 118-71 0-99-47-99-118-1-74 29-118 100-118zM99 22c-51 0-58 45-58 96s8 96 59 96c50 0 57-45 57-96s-8-96-58-96z">
          <text:p/>
        </draw:path>
        <draw:path draw:style-name="gr3" draw:text-style-name="P3" draw:layer="layout" svg:width="0.364cm" svg:height="0.227cm" svg:x="8.305cm" svg:y="16.548cm" svg:viewBox="0 0 365 228" svg:d="M104 18c-17 0-31 0-31 17 0 6 3 13 4 19 12 45 26 89 35 137h1c4-21 11-42 17-61l44-129h27c20 64 45 123 61 190h2c9-48 29-95 40-143 6-22-7-32-30-30v-9-9h91v9 9c-26-3-31 13-37 33l-55 177h-34l-51-149-8-29-60 178h-33l-56-188c-5-14-12-23-31-22v-9-9h104v9z">
          <text:p/>
        </draw:path>
        <draw:path draw:style-name="gr3" draw:text-style-name="P3" draw:layer="layout" svg:width="0.295cm" svg:height="0.311cm" svg:x="4.06cm" svg:y="16.961cm" svg:viewBox="0 0 296 312" svg:d="M195 218c8-25 12-56 11-90h76v9 9c-27-1-43 7-48 29-5 20-12 42-21 61l39 43c9 10 24 11 44 11v9 9h-68l-36-38c-21 24-48 42-92 42-62 0-100-28-100-90 0-51 31-71 67-87-16-20-32-38-32-73 0-45 33-62 80-62 45 0 75 17 75 60 0 49-37 60-72 77zM41 223c0 50 37 73 86 63 22-5 38-17 50-32l-94-101c-24 13-42 33-42 70zM104 121c25-12 48-24 48-60 0-26-13-39-39-40-36-2-48 40-32 69 6 11 14 20 23 31z">
          <text:p/>
        </draw:path>
        <draw:path draw:style-name="gr3" draw:text-style-name="P3" draw:layer="layout" svg:width="0.295cm" svg:height="0.311cm" svg:x="4.374cm" svg:y="16.961cm" svg:viewBox="0 0 296 312" svg:d="M196 218c8-25 11-56 10-90h76v9 9c-26-1-42 7-48 29-5 20-12 42-21 61l40 43c8 10 24 11 43 11v9 9h-68l-35-38c-22 24-49 42-92 42-63 0-101-28-101-90 0-51 31-71 68-87-17-20-33-38-33-73 0-45 33-62 80-62 45 0 76 17 76 60 0 49-38 60-73 77zM41 223c0 50 37 73 87 63 21-5 37-17 49-32l-94-101c-24 13-42 33-42 70zM104 121c26-12 49-24 49-60 0-26-14-39-40-40-36-2-48 40-32 69 7 11 14 20 23 31z">
          <text:p/>
        </draw:path>
        <draw:path draw:style-name="gr3" draw:text-style-name="P3" draw:layer="layout" svg:width="0.24cm" svg:height="0.227cm" svg:x="4.785cm" svg:y="17.041cm" svg:viewBox="0 0 241 228" svg:d="M115 17c-13 1-25 1-25 14 0 9 5 12 10 19l28 38c10-15 22-29 30-45 2-4 3-8 3-12 0-13-12-13-24-14v-9-8h93v8 9c-27-1-35 13-47 28l-43 59 62 83c11 14 18 23 39 23v9 9h-110v-9-9c24 1 35-9 25-25-11-19-29-38-42-56-12 18-26 34-37 53-2 4-4 9-4 15 0 12 12 12 28 13v9 9h-101v-9-9c27 1 38-12 50-27l53-69-53-73c-12-13-20-24-42-24v-9-8h107v8z">
          <text:p/>
        </draw:path>
        <draw:polygon draw:style-name="gr3" draw:text-style-name="P3" draw:layer="layout" svg:width="0.181cm" svg:height="0.21cm" svg:x="5.166cm" svg:y="17.011cm" svg:viewBox="0 0 182 211" draw:points="0,114 0,106 0,99 182,0 182,14 182,29 39,106 182,183 182,197 182,211">
          <text:p/>
        </draw:polygon>
        <draw:path draw:style-name="gr3" draw:text-style-name="P3" draw:layer="layout" svg:width="0.182cm" svg:height="0.109cm" svg:x="5.402cm" svg:y="17.062cm" svg:viewBox="0 0 183 110" svg:d="M183 85v12 13h-183v-13-12zM183 0v13 12h-183v-12-13z">
          <text:p/>
        </draw:path>
        <draw:path draw:style-name="gr3" draw:text-style-name="P3" draw:layer="layout" svg:width="0.174cm" svg:height="0.304cm" svg:x="5.749cm" svg:y="16.964cm" svg:viewBox="0 0 175 305" svg:d="M119 256c-2 32 25 32 56 31v9 9h-162v-9-9h28c22 0 35-8 35-31v-112-111c-14 15-25 31-43 41-16 9-34-2-33-20 37-10 63-34 92-54h27v128z">
          <text:p/>
        </draw:path>
        <draw:path draw:style-name="gr3" draw:text-style-name="P3" draw:layer="layout" svg:width="0.07cm" svg:height="0.294cm" svg:x="5.97cm" svg:y="17.039cm" svg:viewBox="0 0 71 295" svg:d="M37 175c21 1 34 15 34 37 0 49-32 70-71 83v-9-9c14-4 24-10 31-16 9-9 14-27 1-34-10-6-23-10-23-27 0-16 13-25 28-25zM41 57c-18 0-27-10-27-29s9-28 27-28 28 10 28 28c0 19-10 29-28 29z">
          <text:p/>
        </draw:path>
        <draw:path draw:style-name="gr3" draw:text-style-name="P3" draw:layer="layout" svg:width="0.241cm" svg:height="0.227cm" svg:x="6.175cm" svg:y="17.041cm" svg:viewBox="0 0 242 228" svg:d="M116 17c-13 1-26 1-26 14 0 9 5 12 10 19l28 38c10-15 22-29 30-45 2-4 3-8 3-12 0-13-12-13-24-14v-9-8h93v8 9c-26-1-35 13-47 28l-44 59 63 83c12 14 19 23 40 23v9 9h-110v-9-9c22 1 33-9 24-25-12-19-28-38-41-56-13 18-27 34-38 53-2 4-3 9-3 15 0 12 12 12 27 13v9 9h-101v-9-9c28 1 38-12 50-27l54-69-54-73c-11-13-20-24-42-24v-9-8h108v8z">
          <text:p/>
        </draw:path>
        <draw:polygon draw:style-name="gr3" draw:text-style-name="P3" draw:layer="layout" svg:width="0.182cm" svg:height="0.182cm" svg:x="6.556cm" svg:y="17.025cm" svg:viewBox="0 0 183 183" draw:points="105,105 105,144 105,183 79,183 79,144 79,105 0,105 0,92 0,79 79,79 79,40 79,0 105,0 105,40 105,79 183,79 183,92 183,105">
          <text:p/>
        </draw:polygon>
        <draw:path draw:style-name="gr3" draw:text-style-name="P3" draw:layer="layout" svg:width="0.182cm" svg:height="0.109cm" svg:x="6.793cm" svg:y="17.062cm" svg:viewBox="0 0 183 110" svg:d="M183 85v12 13h-183v-13-12zM183 0v13 12h-183v-12-13z">
          <text:p/>
        </draw:path>
        <draw:path draw:style-name="gr3" draw:text-style-name="P3" draw:layer="layout" svg:width="0.153cm" svg:height="0.235cm" svg:x="7.131cm" svg:y="17.037cm" svg:viewBox="0 0 154 236" svg:d="M154 169c0 48-36 67-85 67-37 0-69-10-69-45 0-18 9-28 26-30 0 33 13 54 46 54 32 1 53-20 44-52-10-18-29-23-50-33-31-16-64-25-64-70 0-44 35-60 80-60 27 0 48 7 59 24 6 11 5 26-5 33-5 5-13 7-23 7 0-27-10-45-36-45-25 0-40 10-40 34 0 31 29 34 52 45 32 15 65 26 65 71z">
          <text:p/>
        </draw:path>
        <draw:path draw:style-name="gr3" draw:text-style-name="P3" draw:layer="layout" svg:width="0.131cm" svg:height="0.284cm" svg:x="7.311cm" svg:y="16.988cm" svg:viewBox="0 0 132 285" svg:d="M71 220c0 26 10 42 34 42 10 1 18-1 27-3v10 9c-10 4-24 6-38 7-45 1-62-22-62-66v-71-71h-32v-9-8c35-2 46-28 52-60h19v27 26h57v12 12h-57v72z">
          <text:p/>
        </draw:path>
        <draw:path draw:style-name="gr3" draw:text-style-name="P3" draw:layer="layout" svg:width="0.182cm" svg:height="0.236cm" svg:x="7.471cm" svg:y="17.036cm" svg:viewBox="0 0 183 237" svg:d="M140 99c-1-39-8-75-46-75-17 0-29 6-37 19-9 13-14 32-16 56zM165 180c9 5 11 19 4 29-13 18-38 28-70 28-70 0-98-47-99-116-1-72 27-121 95-121 67 0 91 49 88 122h-142c1 50 14 88 64 88 29 0 48-12 60-30z">
          <text:p/>
        </draw:path>
        <draw:path draw:style-name="gr3" draw:text-style-name="P3" draw:layer="layout" svg:width="0.232cm" svg:height="0.333cm" svg:x="7.679cm" svg:y="17.036cm" svg:viewBox="0 0 233 334" svg:d="M191 118c0-47-6-90-52-90-50-1-58 40-58 91 0 50 9 91 58 91 46 0 52-44 52-92zM146 0c67 0 87 49 87 119 0 68-20 118-87 118-34 0-52-16-65-38h-1c1 29 2 58 1 89 0 22 14 29 36 28v9 9h-114v-9-9c24 2 38-6 38-30v-117-118c0-24-16-30-41-29v-9-8h75l5 38h1c12-24 30-43 65-43z">
          <text:p/>
        </draw:path>
        <draw:polyline draw:style-name="gr4" draw:text-style-name="P2" draw:layer="layout" svg:width="3.937cm" svg:height="0cm" svg:x="9.59cm" svg:y="16.875cm" svg:viewBox="0 0 3938 0" draw:points="0,0 1973,0 3938,0">
          <text:p/>
        </draw:polyline>
        <draw:polygon draw:style-name="gr5" draw:text-style-name="P4" draw:layer="layout" svg:width="0.019cm" svg:height="0.016cm" svg:x="9.571cm" svg:y="16.859cm" svg:viewBox="0 0 20 17" draw:points="20,17 0,17 11,17 0,0 20,0">
          <text:p/>
        </draw:polygon>
        <draw:polygon draw:style-name="gr6" draw:text-style-name="P2" draw:layer="layout" svg:width="0.019cm" svg:height="0.016cm" svg:x="9.571cm" svg:y="16.859cm" svg:viewBox="0 0 20 17" draw:points="20,17 0,17 11,17 0,0 20,0">
          <text:p/>
        </draw:polygon>
        <draw:polyline draw:style-name="gr4" draw:text-style-name="P2" draw:layer="layout" svg:width="0.275cm" svg:height="0.317cm" svg:x="13.252cm" svg:y="16.716cm" svg:viewBox="0 0 276 318" draw:points="0,0 276,159 0,318">
          <text:p/>
        </draw:polyline>
        <draw:polyline draw:style-name="gr4" draw:text-style-name="P2" draw:layer="layout" svg:width="0.874cm" svg:height="5.843cm" svg:x="13.015cm" svg:y="19.145cm" svg:viewBox="0 0 875 5844" draw:points="628,5844 0,5844 0,0 875,0">
          <text:p/>
        </draw:polyline>
        <draw:polygon draw:style-name="gr5" draw:text-style-name="P4" draw:layer="layout" svg:width="0.033cm" svg:height="0.016cm" svg:x="13.641cm" svg:y="24.987cm" svg:viewBox="0 0 34 17" draw:points="10,0 34,17 0,17 0,0 34,0">
          <text:p/>
        </draw:polygon>
        <draw:polygon draw:style-name="gr6" draw:text-style-name="P2" draw:layer="layout" svg:width="0.033cm" svg:height="0.016cm" svg:x="13.641cm" svg:y="24.987cm" svg:viewBox="0 0 34 17" draw:points="10,0 34,17 0,17 0,0 34,0">
          <text:p/>
        </draw:polygon>
        <draw:polyline draw:style-name="gr4" draw:text-style-name="P2" draw:layer="layout" svg:width="0.275cm" svg:height="0.318cm" svg:x="13.612cm" svg:y="18.986cm" svg:viewBox="0 0 276 319" draw:points="0,0 276,159 0,319">
          <text:p/>
        </draw:polyline>
        <draw:path draw:style-name="gr3" draw:text-style-name="P3" draw:layer="layout" svg:width="0.317cm" svg:height="0.264cm" svg:x="13.152cm" svg:y="24.514cm" svg:viewBox="0 0 318 265" svg:d="M225 54c0-26-16-34-42-34v-10-10h135v10 10c-28-1-47 6-47 34v78 80c0 28 19 34 47 33v10 10h-135v-10-10c26 1 42-7 42-33v-36-36h-130v36 36c-1 26 15 34 42 33v10 10h-137v-10-10c30 1 48-5 48-33v-80-78c1-28-18-35-48-34v-10-10h137v10 10c-27-1-42 8-42 34v31 32h130v-31z">
          <text:p/>
        </draw:path>
        <draw:path draw:style-name="gr3" draw:text-style-name="P3" draw:layer="layout" svg:width="0.212cm" svg:height="0.274cm" svg:x="13.508cm" svg:y="24.509cm" svg:viewBox="0 0 213 275" svg:d="M162 115c-1-46-8-88-54-88-18 0-32 7-42 22s-16 37-17 66zM193 210c10 5 12 21 4 32-15 21-45 33-83 33-79 0-113-54-114-135-1-84 32-140 109-140 80 0 108 56 104 141h-165c1 59 16 103 73 103 34 0 58-14 72-34z">
          <text:p/>
        </draw:path>
        <draw:path draw:style-name="gr3" draw:text-style-name="P3" draw:layer="layout" svg:width="0.25cm" svg:height="0.264cm" svg:x="13.755cm" svg:y="24.514cm" svg:viewBox="0 0 251 265" svg:d="M55 245c29 1 47-5 47-33v-96-94c-23 2-53-5-65 9-8 10-10 30-13 48h-24l3-79h245l3 79h-24c-5-28-4-57-37-57h-41v94 96c-1 29 22 34 52 33v10 10h-146v-10z">
          <text:p/>
        </draw:path>
        <draw:line draw:style-name="gr4" draw:text-style-name="P2" draw:layer="layout" svg:x1="16.986cm" svg:y1="23.161cm" svg:x2="19.034cm" svg:y2="23.161cm">
          <text:p/>
        </draw:line>
        <draw:polygon draw:style-name="gr5" draw:text-style-name="P4" draw:layer="layout" svg:width="0.048cm" svg:height="0.016cm" svg:x="16.938cm" svg:y="23.145cm" svg:viewBox="0 0 49 17" draw:points="49,17 0,17 33,17 0,0 49,0">
          <text:p/>
        </draw:polygon>
        <draw:polygon draw:style-name="gr6" draw:text-style-name="P2" draw:layer="layout" svg:width="0.048cm" svg:height="0.016cm" svg:x="16.938cm" svg:y="23.145cm" svg:viewBox="0 0 49 17" draw:points="49,17 0,17 33,17 0,0 49,0">
          <text:p/>
        </draw:polygon>
        <draw:polyline draw:style-name="gr4" draw:text-style-name="P2" draw:layer="layout" svg:width="0.286cm" svg:height="0.318cm" svg:x="18.748cm" svg:y="23.002cm" svg:viewBox="0 0 287 319" draw:points="0,0 287,159 0,319">
          <text:p/>
        </draw:polyline>
        <draw:path draw:style-name="gr3" draw:text-style-name="P3" draw:layer="layout" svg:width="0.271cm" svg:height="0.368cm" svg:x="16.722cm" svg:y="22.704cm" svg:viewBox="0 0 272 369" svg:d="M224 211c-1 18 7 27 20 31h28v64 63h-24c-3-48-4-104-50-104h-123c-51-1-46 57-50 104h-25v-63-64h34c24-43 40-107 49-167 1-10 1-18 1-24 1-26-20-31-47-30v-11-10h234v10 11c-29-2-47 5-47 33v78zM113 22c-8 72-20 142-40 200-3 9-6 15-9 20h113v-110-110z">
          <text:p/>
        </draw:path>
        <draw:path draw:style-name="gr3" draw:text-style-name="P3" draw:layer="layout" svg:width="0.232cm" svg:height="0.274cm" svg:x="17.028cm" svg:y="22.699cm" svg:viewBox="0 0 233 275" svg:d="M89 245c42 0 64-26 65-70v-20-20c-45 2-91 2-102 37-2 9-4 17-4 27 0 30 12 46 41 46zM154 115c1-48 3-90-46-90-34 0-46 20-45 53-25 0-43-6-43-31 0-41 47-46 90-47 61-2 91 25 91 85v64 65c-1 24 7 37 32 36v10 11h-67l-8-43h-4c-18 24-34 48-77 47-50-1-77-28-77-78 0-28 9-46 28-60 25-18 79-21 126-22z">
          <text:p/>
        </draw:path>
        <draw:polyline draw:style-name="gr4" draw:text-style-name="P2" draw:layer="layout" svg:width="7.066cm" svg:height="23.8cm" svg:x="7.099cm" svg:y="3.457cm" svg:viewBox="0 0 7067 23801" draw:points="0,0 2743,0 2743,23801 7067,23801">
          <text:p/>
        </draw:polyline>
        <draw:polygon draw:style-name="gr5" draw:text-style-name="P4" draw:layer="layout" svg:width="0.022cm" svg:height="0.014cm" svg:x="7.077cm" svg:y="3.449cm" svg:viewBox="0 0 23 15" draw:points="23,15 0,15 14,9 0,0 23,0">
          <text:p/>
        </draw:polygon>
        <draw:polygon draw:style-name="gr6" draw:text-style-name="P2" draw:layer="layout" svg:width="0.022cm" svg:height="0.014cm" svg:x="7.077cm" svg:y="3.449cm" svg:viewBox="0 0 23 15" draw:points="23,15 0,15 14,9 0,0 23,0">
          <text:p/>
        </draw:polygon>
        <draw:polyline draw:style-name="gr4" draw:text-style-name="P2" draw:layer="layout" svg:width="0.274cm" svg:height="0.318cm" svg:x="13.889cm" svg:y="27.098cm" svg:viewBox="0 0 275 319" draw:points="0,0 275,160 0,319">
          <text:p/>
        </draw:polyline>
        <draw:path draw:style-name="gr3" draw:text-style-name="P3" draw:layer="layout" svg:width="0.317cm" svg:height="0.264cm" svg:x="6.934cm" svg:y="3.713cm" svg:viewBox="0 0 318 265" svg:d="M225 54c0-26-16-34-43-34v-10-10h136v10 10c-28-1-47 6-47 34v79 79c-1 27 19 34 47 33v10 10h-136v-10-10c27 1 43-7 43-33v-36-35h-132v35 36c0 26 16 34 42 33v10 10h-135v-10-10c28 1 47-6 47-33v-79-79c1-28-19-35-47-34v-10-10h135v10 10c-26-1-42 7-42 34v31 33h132v-32z">
          <text:p/>
        </draw:path>
        <draw:path draw:style-name="gr3" draw:text-style-name="P3" draw:layer="layout" svg:width="0.212cm" svg:height="0.274cm" svg:x="7.29cm" svg:y="3.708cm" svg:viewBox="0 0 213 275" svg:d="M163 114c-1-46-9-88-54-88-18 0-32 7-42 22s-16 37-18 66zM193 209c10 5 12 21 4 32-16 21-44 34-82 34-80 0-114-55-115-136-1-84 33-139 110-139 79 0 107 55 103 140h-165c2 59 17 103 74 103 34 0 56-14 71-34z">
          <text:p/>
        </draw:path>
        <draw:path draw:style-name="gr3" draw:text-style-name="P3" draw:layer="layout" svg:width="0.25cm" svg:height="0.264cm" svg:x="7.537cm" svg:y="3.713cm" svg:viewBox="0 0 251 265" svg:d="M55 245c28 1 48-6 48-33v-95-95c-24 2-54-5-66 9-9 10-10 30-13 48h-24l3-79h245l3 79h-24c-5-28-4-57-37-57h-41v95 95c-1 29 22 34 52 33v10 10h-146v-10z">
          <text:p/>
        </draw:path>
        <draw:path draw:style-name="gr1" draw:text-style-name="P1" draw:layer="layout" svg:width="2.541cm" svg:height="0.751cm" svg:x="14.043cm" svg:y="1.318cm" svg:viewBox="0 0 2542 752" svg:d="M2165 0c208 0 377 168 377 376s-169 376-377 376h-1789c-208 0-376-168-376-376s168-376 376-376z">
          <text:p/>
        </draw:path>
        <draw:path draw:style-name="gr2" draw:text-style-name="P2" draw:layer="layout" svg:width="2.541cm" svg:height="0.751cm" svg:x="14.043cm" svg:y="1.318cm" svg:viewBox="0 0 2542 752" svg:d="M2165 0c208 0 377 168 377 376s-169 376-377 376h-1789c-208 0-376-168-376-376s168-376 376-376z">
          <text:p/>
        </draw:path>
        <draw:path draw:style-name="gr3" draw:text-style-name="P3" draw:layer="layout" svg:width="0.231cm" svg:height="0.332cm" svg:x="14.701cm" svg:y="1.615cm" svg:viewBox="0 0 232 333" svg:d="M190 116c0-47-6-89-52-89-50-1-58 39-58 90 0 50 8 91 58 91 46 0 52-44 52-92zM145 0c67 0 87 49 87 117s-20 119-87 119c-34 0-53-16-65-38h-1c1 29 2 58 1 89 0 22 14 29 36 29v8 9h-114v-9-8c25 1 38-7 38-31v-118-117c1-24-15-30-40-29v-8-9h74l5 38h1c12-24 30-42 65-42z">
          <text:p/>
        </draw:path>
        <draw:path draw:style-name="gr3" draw:text-style-name="P3" draw:layer="layout" svg:width="0.179cm" svg:height="0.231cm" svg:x="14.969cm" svg:y="1.615cm" svg:viewBox="0 0 180 232" svg:d="M76 186c-1 26 20 29 47 28v9 9h-123v-9-9c24 1 36-7 36-31v-67-66c1-22-13-29-36-29v-8-9h66l8 42h2c10-25 22-46 58-46 32 0 54 14 44 43-4 13-18 17-38 17 0-20-3-33-22-33-27 0-33 29-38 53-7 31-3 70-4 106z">
          <text:p/>
        </draw:path>
        <draw:path draw:style-name="gr3" draw:text-style-name="P3" draw:layer="layout" svg:width="0.198cm" svg:height="0.235cm" svg:x="15.174cm" svg:y="1.615cm" svg:viewBox="0 0 199 236" svg:d="M101 0c69 0 97 45 98 117 0 75-30 119-100 119-71 0-98-47-99-119 0-74 29-117 101-117zM100 22c-51 0-59 44-59 95 0 52 8 97 59 97 50 0 58-45 58-97s-8-95-58-95z">
          <text:p/>
        </draw:path>
        <draw:path draw:style-name="gr3" draw:text-style-name="P3" draw:layer="layout" svg:width="0.242cm" svg:height="0.227cm" svg:x="15.393cm" svg:y="1.619cm" svg:viewBox="0 0 243 228" svg:d="M181 47c6-21-8-31-30-30v-8-9h92v9 8c-26-2-32 15-39 34l-66 177h-39l-68-188c-5-14-12-24-31-23v-8-9h105v9 8c-25-3-36 14-27 36 17 49 35 93 47 145h2c17-51 39-99 54-151z">
          <text:p/>
        </draw:path>
        <draw:path draw:style-name="gr3" draw:text-style-name="P3" draw:layer="layout" svg:width="0.109cm" svg:height="0.376cm" svg:x="15.66cm" svg:y="1.524cm" svg:viewBox="0 0 110 377" svg:d="M110 19c-50 29-66 90-66 169s16 141 66 169v10 10c-74-28-110-87-110-189 0-75 18-127 60-160 14-11 31-20 50-28v9z">
          <text:p/>
        </draw:path>
        <draw:path draw:style-name="gr3" draw:text-style-name="P3" draw:layer="layout" svg:width="0.109cm" svg:height="0.376cm" svg:x="15.796cm" svg:y="1.524cm" svg:viewBox="0 0 110 377" svg:d="M0 357c51-29 66-90 66-169s-15-140-66-169v-10-9c75 27 110 86 110 188 0 75-18 128-59 161-14 11-31 20-51 28v-10z">
          <text:p/>
        </draw:path>
        <draw:polygon draw:style-name="gr1" draw:text-style-name="P1" draw:layer="layout" svg:width="6.033cm" svg:height="2.716cm" svg:x="12.296cm" svg:y="2.506cm" svg:viewBox="0 0 6034 2717" draw:points="3018,0 6034,1359 3018,2717 0,1359">
          <text:p/>
        </draw:polygon>
        <draw:polygon draw:style-name="gr2" draw:text-style-name="P2" draw:layer="layout" svg:width="6.033cm" svg:height="2.716cm" svg:x="12.296cm" svg:y="2.506cm" svg:viewBox="0 0 6034 2717" draw:points="3018,0 6034,1359 3018,2717 0,1359">
          <text:p/>
        </draw:polygon>
        <draw:path draw:style-name="gr3" draw:text-style-name="P3" draw:layer="layout" svg:width="0.05cm" svg:height="0.279cm" svg:x="13.8cm" svg:y="3.503cm" svg:viewBox="0 0 51 280" svg:d="M3 0h45l-14 199h-18zM25 280c-16 0-25-9-25-27 0-17 9-26 25-26 17 0 26 9 26 26 0 18-9 27-26 27z">
          <text:p/>
        </draw:path>
        <draw:path draw:style-name="gr3" draw:text-style-name="P3" draw:layer="layout" svg:width="0.1cm" svg:height="0.344cm" svg:x="13.911cm" svg:y="3.485cm" svg:viewBox="0 0 101 345" svg:d="M101 18c-47 26-60 82-60 155 0 72 13 128 60 155v9 8c-68-25-101-79-101-172 0-69 16-117 54-147 13-10 28-19 47-26v9z">
          <text:p/>
        </draw:path>
        <draw:path draw:style-name="gr3" draw:text-style-name="P3" draw:layer="layout" svg:width="0.14cm" svg:height="0.216cm" svg:x="14.041cm" svg:y="3.568cm" svg:viewBox="0 0 141 217" svg:d="M141 155c0 45-32 62-76 62-34 0-65-9-65-42 0-17 9-26 24-27 0 30 13 49 43 50s49-19 41-49c-9-16-27-20-46-29-29-15-60-24-60-65 0-40 33-55 75-55 24 0 44 7 53 22 5 10 4 24-4 31-5 4-12 6-21 6 0-24-9-41-33-41-23 0-37 9-37 31 0 29 27 31 48 41 29 14 58 24 58 65z">
          <text:p/>
        </draw:path>
        <draw:path draw:style-name="gr3" draw:text-style-name="P3" draw:layer="layout" svg:width="0.12cm" svg:height="0.26cm" svg:x="14.206cm" svg:y="3.524cm" svg:viewBox="0 0 121 261" svg:d="M67 201c-1 23 9 39 29 39 10 0 17-1 25-3v9 9c-9 3-22 5-34 6-41 1-57-20-57-61v-65-65h-30v-8-8c33-1 43-25 49-54h18v24 24h50v11 11h-50v65z">
          <text:p/>
        </draw:path>
        <draw:path draw:style-name="gr3" draw:text-style-name="P3" draw:layer="layout" svg:width="0.209cm" svg:height="0.299cm" svg:x="14.353cm" svg:y="3.485cm" svg:viewBox="0 0 210 300" svg:d="M138 43c0-21-13-28-35-27v-8-8h72v126 127c0 21 14 28 35 27v8 8h-66l-4-35h-2c-11 22-27 39-59 39-61 0-79-45-79-109 0-62 18-108 79-108 30 0 48 14 59 34h2c-2-24-2-48-2-74zM85 108c-42 0-48 40-48 84 0 27 4 49 11 62 8 14 20 21 37 21 46 0 53-38 53-84s-8-83-53-83z">
          <text:p/>
        </draw:path>
        <draw:path draw:style-name="gr3" draw:text-style-name="P3" draw:layer="layout" svg:width="0.049cm" svg:height="0.212cm" svg:x="14.601cm" svg:y="3.57cm" svg:viewBox="0 0 50 213" svg:d="M25 213c-18 0-25-9-25-26s7-26 25-26c17 0 25 9 25 26-1 17-8 26-25 26zM25 53c-18 0-25-10-25-27s7-26 25-26c17 0 25 9 25 26s-8 27-25 27z">
          <text:p/>
        </draw:path>
        <draw:path draw:style-name="gr3" draw:text-style-name="P3" draw:layer="layout" svg:width="0.05cm" svg:height="0.212cm" svg:x="14.712cm" svg:y="3.57cm" svg:viewBox="0 0 51 213" svg:d="M25 213c-16 0-25-9-25-26s9-26 25-26c17 0 26 9 26 26s-9 26-26 26zM25 53c-16 0-25-10-25-27s9-26 25-26c17 0 26 9 26 26s-9 27-26 27z">
          <text:p/>
        </draw:path>
        <draw:path draw:style-name="gr3" draw:text-style-name="P3" draw:layer="layout" svg:width="0.155cm" svg:height="0.216cm" svg:x="14.813cm" svg:y="3.568cm" svg:viewBox="0 0 156 217" svg:d="M149 163c7 6 9 20 3 29-12 17-34 25-62 25-64 0-90-43-90-108 0-66 23-109 88-109 26 0 49 7 61 22 9 10 8 31-2 37-6 3-15 5-26 5-1-25-8-45-33-45-45 2-50 43-50 90 0 50 13 80 60 81 24 1 43-11 51-27z">
          <text:p/>
        </draw:path>
        <draw:path draw:style-name="gr3" draw:text-style-name="P3" draw:layer="layout" svg:width="0.11cm" svg:height="0.295cm" svg:x="14.992cm" svg:y="3.485cm" svg:viewBox="0 0 111 296" svg:d="M74 252c-1 22 14 29 37 28v8 8h-111v-8-8c22 1 38-4 38-26v-62-62c0-21-13-27-34-27v-8-8h70v82zM54 48c-15 0-22-8-22-24s7-24 22-24 22 9 22 24-7 24-22 24z">
          <text:p/>
        </draw:path>
        <draw:path draw:style-name="gr3" draw:text-style-name="P3" draw:layer="layout" svg:width="0.228cm" svg:height="0.212cm" svg:x="15.118cm" svg:y="3.568cm" svg:viewBox="0 0 229 213" svg:d="M72 171c0 20 13 26 33 26v8 8h-105v-8-8c22 1 35-6 35-28v-62-60c0-21-13-27-33-27v-8-8h63l6 31h1c12-21 28-35 61-35 46 1 65 29 65 76v46 47c-1 21 10 28 31 28v8 8h-67v-67-68c0-32-11-53-43-53-35 0-47 27-47 63v42z">
          <text:p/>
        </draw:path>
        <draw:polygon draw:style-name="gr3" draw:text-style-name="P3" draw:layer="layout" svg:width="0.166cm" svg:height="0.192cm" svg:x="15.484cm" svg:y="3.545cm" svg:viewBox="0 0 167 193" draw:points="0,193 0,180 0,167 131,97 0,27 0,14 0,0 167,90 167,97 167,104">
          <text:p/>
        </draw:polygon>
        <draw:polygon draw:style-name="gr3" draw:text-style-name="P3" draw:layer="layout" svg:width="0.166cm" svg:height="0.192cm" svg:x="15.701cm" svg:y="3.545cm" svg:viewBox="0 0 167 193" draw:points="0,193 0,180 0,167 130,97 0,27 0,14 0,0 167,90 167,97 167,104">
          <text:p/>
        </draw:polygon>
        <draw:path draw:style-name="gr3" draw:text-style-name="P3" draw:layer="layout" svg:width="0.183cm" svg:height="0.216cm" svg:x="16.011cm" svg:y="3.568cm" svg:viewBox="0 0 184 217" svg:d="M69 192c35 0 52-21 53-54v-16-16c-37 1-73 2-81 29-2 6-3 13-3 21 0 23 9 36 31 36zM122 90c1-37 2-71-37-71-27 0-36 16-35 43-21-1-33-5-33-25 0-32 36-36 69-37 49-1 72 20 72 67v50 51c0 19 7 30 26 29v8 8h-53l-6-35h-3c-14 20-28 39-61 39-40-1-61-24-61-63 0-21 8-36 22-46 19-14 62-17 100-18z">
          <text:p/>
        </draw:path>
        <draw:path draw:style-name="gr3" draw:text-style-name="P3" draw:layer="layout" svg:width="0.099cm" svg:height="0.344cm" svg:x="16.223cm" svg:y="3.485cm" svg:viewBox="0 0 100 345" svg:d="M0 328c46-27 59-83 59-155 0-73-13-129-59-155v-9-9c68 25 100 79 100 173 0 68-16 117-55 147-12 10-27 18-45 25v-8z">
          <text:p/>
        </draw:path>
        <draw:polygon draw:style-name="gr3" draw:text-style-name="P3" draw:layer="layout" svg:width="0.023cm" svg:height="0.388cm" svg:x="16.543cm" svg:y="3.485cm" svg:viewBox="0 0 24 389" draw:points="24,389 0,389 0,195 0,0 24,0 24,195">
          <text:p/>
        </draw:polygon>
        <draw:polygon draw:style-name="gr3" draw:text-style-name="P3" draw:layer="layout" svg:width="0.024cm" svg:height="0.388cm" svg:x="16.759cm" svg:y="3.485cm" svg:viewBox="0 0 25 389" draw:points="25,389 0,389 0,195 0,0 25,0 25,195">
          <text:p/>
        </draw:polygon>
        <draw:path draw:style-name="gr3" draw:text-style-name="P3" draw:layer="layout" svg:width="0.1cm" svg:height="0.345cm" svg:x="13.421cm" svg:y="3.935cm" svg:viewBox="0 0 101 346" svg:d="M101 18c-48 27-61 83-61 155 0 73 13 129 61 155v9 9c-69-25-101-79-101-173 0-68 16-116 54-146 13-11 28-19 47-27v9z">
          <text:p/>
        </draw:path>
        <draw:path draw:style-name="gr3" draw:text-style-name="P3" draw:layer="layout" svg:width="0.141cm" svg:height="0.215cm" svg:x="13.55cm" svg:y="4.019cm" svg:viewBox="0 0 142 216" svg:d="M142 154c0 45-32 62-77 62-35 0-65-9-65-41 0-18 9-27 25-28 0 31 12 50 42 50 29 1 49-18 41-48-10-16-28-21-46-30-29-14-59-23-59-64s32-55 73-55c26 0 45 7 54 22 6 10 5 24-4 30-4 5-11 7-20 7 0-25-10-41-34-41-23 0-37 9-37 31 0 28 27 31 48 41 30 14 59 23 59 64z">
          <text:p/>
        </draw:path>
        <draw:path draw:style-name="gr3" draw:text-style-name="P3" draw:layer="layout" svg:width="0.121cm" svg:height="0.259cm" svg:x="13.715cm" svg:y="3.975cm" svg:viewBox="0 0 122 260" svg:d="M67 201c0 24 9 38 30 39 10 0 17-2 25-3v8 9c-9 4-22 6-35 6-40 1-56-20-56-60v-65-65h-31v-7-8c34-2 44-26 50-55h17v23 25h51v11 11h-51v66z">
          <text:p/>
        </draw:path>
        <draw:path draw:style-name="gr3" draw:text-style-name="P3" draw:layer="layout" svg:width="0.21cm" svg:height="0.299cm" svg:x="13.862cm" svg:y="3.935cm" svg:viewBox="0 0 211 300" svg:d="M140 43c0-21-14-27-35-26v-8-9h71v128 126c0 21 13 27 35 26v8 8h-66l-4-35h-1c-11 22-27 39-60 39-62 0-80-45-80-107 0-63 18-110 80-110 31 0 48 16 60 36h2c-2-25-3-50-2-76zM86 109c-41 0-47 40-47 84 0 27 4 48 11 62 7 13 20 20 37 20 46 1 53-36 53-82 0-47-8-84-54-84z">
          <text:p/>
        </draw:path>
        <draw:path draw:style-name="gr3" draw:text-style-name="P3" draw:layer="layout" svg:width="0.049cm" svg:height="0.213cm" svg:x="14.11cm" svg:y="4.02cm" svg:viewBox="0 0 50 214" svg:d="M25 214c-17 0-25-9-25-26 0-18 8-27 25-27s25 9 25 27c0 16-8 26-25 26zM25 53c-17 0-25-9-25-26 0-18 8-27 25-27s25 10 25 27-8 26-25 26z">
          <text:p/>
        </draw:path>
        <draw:path draw:style-name="gr3" draw:text-style-name="P3" draw:layer="layout" svg:width="0.049cm" svg:height="0.213cm" svg:x="14.222cm" svg:y="4.02cm" svg:viewBox="0 0 50 214" svg:d="M25 214c-18 0-25-9-25-26 0-18 7-27 25-27 17 0 25 9 25 27-1 16-8 26-25 26zM25 53c-18 0-25-9-25-26 0-18 7-27 25-27 17 0 25 10 25 27s-8 26-25 26z">
          <text:p/>
        </draw:path>
        <draw:path draw:style-name="gr3" draw:text-style-name="P3" draw:layer="layout" svg:width="0.154cm" svg:height="0.216cm" svg:x="14.323cm" svg:y="4.018cm" svg:viewBox="0 0 155 217" svg:d="M149 164c7 5 9 20 2 29-11 16-33 24-62 24-63 0-89-43-89-108 0-66 23-109 87-109 27 0 49 8 62 22 8 10 8 31-3 37-6 3-14 5-26 5 0-25-7-45-33-44-45 1-49 42-49 89 0 50 12 82 59 83 24 0 43-12 52-28z">
          <text:p/>
        </draw:path>
        <draw:path draw:style-name="gr3" draw:text-style-name="P3" draw:layer="layout" svg:width="0.111cm" svg:height="0.295cm" svg:x="14.501cm" svg:y="3.935cm" svg:viewBox="0 0 112 296" svg:d="M75 252c-2 23 14 29 37 28v8 8h-112v-8-8c23 1 37-4 37-26v-62-61c1-20-12-27-33-26v-9-8h71v82zM54 49c-15 0-22-8-22-25 0-15 7-24 22-24s23 9 23 24c0 17-8 25-23 25z">
          <text:p/>
        </draw:path>
        <draw:path draw:style-name="gr3" draw:text-style-name="P3" draw:layer="layout" svg:width="0.229cm" svg:height="0.212cm" svg:x="14.627cm" svg:y="4.018cm" svg:viewBox="0 0 230 213" svg:d="M72 171c-1 20 13 27 34 26v8 8h-106v-8-8c23 1 35-6 35-28v-60-62c1-20-12-27-33-26v-9-8h63l5 32h2c13-22 29-36 62-36 46 1 65 29 65 76v47 46c-1 21 10 29 31 28v8 8h-68v-67-68c0-32-10-53-42-53-36 1-48 28-48 63v42z">
          <text:p/>
        </draw:path>
        <draw:path draw:style-name="gr3" draw:text-style-name="P3" draw:layer="layout" svg:width="0.049cm" svg:height="0.053cm" svg:x="14.898cm" svg:y="4.18cm" svg:viewBox="0 0 50 54" svg:d="M25 54c-16 0-25-9-25-26 0-18 9-28 25-28 17 0 25 10 25 28-1 16-8 26-25 26z">
          <text:p/>
        </draw:path>
        <draw:path draw:style-name="gr3" draw:text-style-name="P3" draw:layer="layout" svg:width="0.212cm" svg:height="0.305cm" svg:x="14.983cm" svg:y="4.018cm" svg:viewBox="0 0 213 306" svg:d="M175 108c0-44-6-82-48-83-47 0-54 37-54 84 0 46 8 83 54 83 42 0 48-40 48-84zM133 0c61 0 80 45 80 109 0 63-19 108-80 108-31 0-49-14-60-34h-1c1 26 2 53 1 81 0 20 13 27 34 26v8 8h-105v-8-8c22 1 35-6 35-28v-107-108c0-22-15-28-37-26v-9-8h68l4 35h1c11-22 27-39 60-39z">
          <text:p/>
        </draw:path>
        <draw:path draw:style-name="gr3" draw:text-style-name="P3" draw:layer="layout" svg:width="0.167cm" svg:height="0.216cm" svg:x="15.237cm" svg:y="4.018cm" svg:viewBox="0 0 168 217" svg:d="M129 90c-1-36-7-69-44-69-14 0-25 6-33 18-7 11-12 28-14 51zM152 164c8 4 10 19 3 27-12 17-34 26-65 26-63 0-89-44-90-107-1-66 26-110 86-110 63 0 85 44 82 111h-130c1 46 12 82 57 82 28 0 46-12 57-29z">
          <text:p/>
        </draw:path>
        <draw:path draw:style-name="gr3" draw:text-style-name="P3" draw:layer="layout" svg:width="0.166cm" svg:height="0.216cm" svg:x="15.445cm" svg:y="4.018cm" svg:viewBox="0 0 167 217" svg:d="M128 90c-1-36-7-69-42-69-15 0-26 6-34 18-8 11-13 28-14 51zM152 164c8 4 9 19 3 27-12 17-35 26-64 26-64 0-90-44-91-107-1-66 25-110 87-110s84 44 80 111h-130c2 46 13 82 59 82 27 0 44-12 56-29z">
          <text:p/>
        </draw:path>
        <draw:path draw:style-name="gr3" draw:text-style-name="P3" draw:layer="layout" svg:width="0.22cm" svg:height="0.295cm" svg:x="15.638cm" svg:y="3.935cm" svg:viewBox="0 0 221 296" svg:d="M140 118c4-13-6-14-18-13v-9-8h85v8 9c-9 0-18 3-26 9-19 13-39 39-56 57l52 77c12 17 20 31 44 32v8 8c-31 1-53 0-66-17-19-24-37-55-54-81l-30 21v17 18c0 20 13 27 34 26v8 8h-105v-8-8c22 1 35-6 35-28v-104-104c0-22-13-28-35-27v-8-9h71c0 68 2 136-1 200 21-25 47-48 66-75 2-2 3-5 4-7z">
          <text:p/>
        </draw:path>
        <draw:path draw:style-name="gr3" draw:text-style-name="P3" draw:layer="layout" svg:width="0.1cm" svg:height="0.345cm" svg:x="15.88cm" svg:y="3.935cm" svg:viewBox="0 0 101 346" svg:d="M101 18c-47 27-60 83-60 155 0 73 13 129 60 155v9 9c-68-25-101-79-101-173 0-68 17-116 55-146 13-11 28-19 46-27v9z">
          <text:p/>
        </draw:path>
        <draw:path draw:style-name="gr3" draw:text-style-name="P3" draw:layer="layout" svg:width="0.099cm" svg:height="0.345cm" svg:x="16.005cm" svg:y="3.935cm" svg:viewBox="0 0 100 346" svg:d="M0 328c46-27 59-82 59-155 0-72-13-128-59-155v-9-9c67 26 100 80 100 173 0 69-16 117-55 147-12 10-28 19-45 26v-9z">
          <text:p/>
        </draw:path>
        <draw:path draw:style-name="gr3" draw:text-style-name="P3" draw:layer="layout" svg:width="0.049cm" svg:height="0.28cm" svg:x="16.268cm" svg:y="3.953cm" svg:viewBox="0 0 50 281" svg:d="M2 0h46l-13 200h-19zM25 281c-17 0-25-9-25-26 0-18 8-27 25-27s25 9 25 27c0 16-8 26-25 26z">
          <text:p/>
        </draw:path>
        <draw:path draw:style-name="gr3" draw:text-style-name="P3" draw:layer="layout" svg:width="0.166cm" svg:height="0.099cm" svg:x="16.383cm" svg:y="4.042cm" svg:viewBox="0 0 167 100" svg:d="M167 77v12 11h-167v-11-12zM167 0v12 11h-167v-11-12z">
          <text:p/>
        </draw:path>
        <draw:polygon draw:style-name="gr3" draw:text-style-name="P3" draw:layer="layout" svg:width="0.041cm" svg:height="0.091cm" svg:x="16.697cm" svg:y="3.953cm" svg:viewBox="0 0 42 92" draw:points="0,0 42,0 30,92 12,92">
          <text:p/>
        </draw:polygon>
        <draw:polygon draw:style-name="gr3" draw:text-style-name="P3" draw:layer="layout" svg:width="0.112cm" svg:height="0.342cm" svg:x="16.76cm" svg:y="3.935cm" svg:viewBox="0 0 113 343" draw:points="0,0 23,0 113,343 90,343">
          <text:p/>
        </draw:polygon>
        <draw:path draw:style-name="gr3" draw:text-style-name="P3" draw:layer="layout" svg:width="0.228cm" svg:height="0.212cm" svg:x="16.883cm" svg:y="4.018cm" svg:viewBox="0 0 229 213" svg:d="M71 171c-1 20 12 27 34 26v8 8h-105v-8-8c22 1 35-6 35-28v-60-62c0-20-13-27-33-26v-9-8h62l5 32h2c12-22 28-36 62-36 46 1 65 29 65 76v47 46c-1 21 10 29 31 28v8 8h-67v-67-68c0-32-11-53-43-53-36 1-48 28-48 63v42z">
          <text:p/>
        </draw:path>
        <draw:polygon draw:style-name="gr3" draw:text-style-name="P3" draw:layer="layout" svg:width="0.041cm" svg:height="0.091cm" svg:x="17.144cm" svg:y="3.953cm" svg:viewBox="0 0 42 92" draw:points="0,0 42,0 30,92 12,92">
          <text:p/>
        </draw:polygon>
        <draw:path draw:style-name="gr3" draw:text-style-name="P3" draw:layer="layout" svg:width="0.099cm" svg:height="0.345cm" svg:x="17.22cm" svg:y="3.935cm" svg:viewBox="0 0 100 346" svg:d="M0 328c46-27 60-82 60-155 0-72-14-128-60-155v-9-9c68 26 100 80 100 173 0 69-16 117-55 147-12 10-27 19-45 26v-9z">
          <text:p/>
        </draw:path>
        <draw:polyline draw:style-name="gr4" draw:text-style-name="P2" draw:layer="layout" svg:width="0.011cm" svg:height="0.469cm" svg:x="15.314cm" svg:y="5.257cm" svg:viewBox="0 0 12 470" draw:points="0,0 0,239 12,239 12,470">
          <text:p/>
        </draw:polyline>
        <draw:polygon draw:style-name="gr5" draw:text-style-name="P4" draw:layer="layout" svg:width="0.014cm" svg:height="0.013cm" svg:x="15.306cm" svg:y="5.246cm" svg:viewBox="0 0 15 14" draw:points="15,14 0,14 0,0 9,3 15,0">
          <text:p/>
        </draw:polygon>
        <draw:polygon draw:style-name="gr6" draw:text-style-name="P2" draw:layer="layout" svg:width="0.014cm" svg:height="0.013cm" svg:x="15.306cm" svg:y="5.246cm" svg:viewBox="0 0 15 14" draw:points="15,14 0,14 0,0 9,3 15,0">
          <text:p/>
        </draw:polygon>
        <draw:polyline draw:style-name="gr4" draw:text-style-name="P2" draw:layer="layout" svg:width="0.318cm" svg:height="0.276cm" svg:x="15.166cm" svg:y="5.448cm" svg:viewBox="0 0 319 277" draw:points="319,0 159,277 0,0">
          <text:p/>
        </draw:polyline>
        <draw:path draw:style-name="gr3" draw:text-style-name="P3" draw:layer="layout" svg:width="0.232cm" svg:height="0.316cm" svg:x="15.604cm" svg:y="5.271cm" svg:viewBox="0 0 233 317" svg:d="M190 181c0 16 6 23 18 26h25v56 54h-22c-2-42-3-90-43-90h-104c-44-1-40 49-43 90h-21v-54-56h29c21-36 34-91 41-143 1-8 2-15 2-20 0-23-17-27-40-26v-9-9h200v9 9c-26-2-42 4-42 28v67zM96 19c-7 61-17 122-34 171-3 8-5 13-8 17h97v-94-94z">
          <text:p/>
        </draw:path>
        <draw:path draw:style-name="gr3" draw:text-style-name="P3" draw:layer="layout" svg:width="0.199cm" svg:height="0.235cm" svg:x="15.865cm" svg:y="5.267cm" svg:viewBox="0 0 200 236" svg:d="M76 210c36 0 55-22 56-59v-17-17c-39 1-78 2-87 32-2 6-3 13-3 21 0 26 9 40 34 40zM132 99c1-41 3-77-39-77-30 0-39 17-39 46-22-1-36-6-36-27 0-36 40-40 76-41 52-2 79 22 79 74v55 55c-1 20 7 31 27 30v9 9h-58l-6-37h-4c-15 21-29 42-66 41-43-1-66-24-66-68 0-22 9-38 24-50 21-15 68-18 108-19z">
          <text:p/>
        </draw:path>
        <draw:polyline draw:style-name="gr4" draw:text-style-name="P2" draw:layer="layout" svg:width="0.011cm" svg:height="0.721cm" svg:x="15.314cm" svg:y="6.916cm" svg:viewBox="0 0 12 722" draw:points="12,0 12,364 0,364 0,722">
          <text:p/>
        </draw:polyline>
        <draw:polygon draw:style-name="gr5" draw:text-style-name="P4" draw:layer="layout" svg:width="0.016cm" svg:height="0.008cm" svg:x="15.317cm" svg:y="6.908cm" svg:viewBox="0 0 17 9" draw:points="17,9 0,9 0,0 17,0">
          <text:p/>
        </draw:polygon>
        <draw:polygon draw:style-name="gr6" draw:text-style-name="P2" draw:layer="layout" svg:width="0.016cm" svg:height="0.008cm" svg:x="15.317cm" svg:y="6.908cm" svg:viewBox="0 0 17 9" draw:points="17,9 0,9 0,0 17,0">
          <text:p/>
        </draw:polygon>
        <draw:polyline draw:style-name="gr4" draw:text-style-name="P2" draw:layer="layout" svg:width="0.318cm" svg:height="0.276cm" svg:x="15.155cm" svg:y="7.361cm" svg:viewBox="0 0 319 277" draw:points="319,0 159,277 0,0">
          <text:p/>
        </draw:polyline>
        <draw:path draw:style-name="gr1" draw:text-style-name="P1" draw:layer="layout" svg:width="2.542cm" svg:height="0.953cm" svg:x="13.97cm" svg:y="12.827cm" svg:viewBox="0 0 2543 954" svg:d="M2066 0c264 0 477 214 477 478 0 263-213 476-477 476h-1589c-264 0-477-213-477-476 0-264 213-478 477-478z">
          <text:p/>
        </draw:path>
        <draw:path draw:style-name="gr2" draw:text-style-name="P2" draw:layer="layout" svg:width="2.542cm" svg:height="0.953cm" svg:x="13.97cm" svg:y="12.827cm" svg:viewBox="0 0 2543 954" svg:d="M2066 0c264 0 477 214 477 478 0 263-213 476-477 476h-1589c-264 0-477-213-477-476 0-264 213-478 477-478z">
          <text:p/>
        </draw:path>
        <draw:path draw:style-name="gr3" draw:text-style-name="P3" draw:layer="layout" svg:width="0.274cm" svg:height="0.305cm" svg:x="14.587cm" svg:y="13.144cm" svg:viewBox="0 0 275 306" svg:d="M208 5c21-10 58-6 57 22-1 16-8 25-21 29-2-14-9-24-25-24-8 0-16 4-23 12-23 24-38 78-63 102 30 1 42 17 53 37l40 72c12 19 23 32 49 34v8 9c-36 0-63-1-78-20-4-5-8-12-13-20l-38-73c-9-16-16-26-38-28-6-1-14-1-24-1v47 47c-1 25 15 32 40 31v8 9h-124v-9-8c25 1 41-5 41-29v-105-105c1-24-16-31-41-29v-9-9h124v9 9c-25-2-40 5-40 30v47 47c19 0 31-2 38-13 27-39 41-105 86-127z">
          <text:p/>
        </draw:path>
        <draw:path draw:style-name="gr3" draw:text-style-name="P3" draw:layer="layout" svg:width="0.198cm" svg:height="0.235cm" svg:x="14.882cm" svg:y="13.218cm" svg:viewBox="0 0 199 236" svg:d="M100 0c69 0 98 46 99 118 0 75-31 118-101 118s-97-46-98-118c0-75 29-118 100-118zM99 23c-50 0-58 44-58 95 0 52 8 97 58 97s58-45 58-97c0-51-8-95-58-95z">
          <text:p/>
        </draw:path>
        <draw:path draw:style-name="gr3" draw:text-style-name="P3" draw:layer="layout" svg:width="0.272cm" svg:height="0.227cm" svg:x="15.113cm" svg:y="13.222cm" svg:viewBox="0 0 273 228" svg:d="M192 47c0-22-14-30-36-29v-9-9h117v9 9c-25-1-41 5-41 29v67 67c0 24 16 30 41 29v8 10h-117v-10-8c22 0 36-6 36-29v-30-30h-112v30 30c-1 23 13 29 36 29v8 10h-116v-10-8c24 1 40-5 40-29v-67-67c1-24-16-30-40-29v-9-9h116v9 9c-23-1-36 6-36 29v27 27h112v-27z">
          <text:p/>
        </draw:path>
        <draw:path draw:style-name="gr3" draw:text-style-name="P3" draw:layer="layout" svg:width="0.182cm" svg:height="0.235cm" svg:x="15.418cm" svg:y="13.218cm" svg:viewBox="0 0 183 236" svg:d="M139 99c-1-41-8-76-46-76-16 0-28 6-36 19-9 13-14 32-16 57zM165 180c9 5 11 19 4 28-14 18-39 28-71 28-69 0-98-46-98-116-1-72 27-120 94-120 68 0 92 48 89 122h-142c1 50 13 88 63 88 29 0 49-13 61-30z">
          <text:p/>
        </draw:path>
        <draw:path draw:style-name="gr3" draw:text-style-name="P3" draw:layer="layout" svg:width="0.267cm" svg:height="0.316cm" svg:x="15.631cm" svg:y="13.222cm" svg:viewBox="0 0 268 317" svg:d="M227 181c-1 24 16 29 41 28v54 54h-22c-2-42-2-89-43-89h-199v-9-8c22 0 36-7 36-29v-68-67c0-24-16-30-40-29v-9-9h120v9 9c-25-1-40 5-40 29v80 82h107v-82-80c1-24-16-30-40-29v-9-9h121v9 9c-25-1-41 5-41 29v66z">
          <text:p/>
        </draw:path>
        <draw:polyline draw:style-name="gr4" draw:text-style-name="P2" draw:layer="layout" svg:width="0cm" svg:height="0.364cm" svg:x="15.314cm" svg:y="2.101cm" svg:viewBox="0 0 0 365" draw:points="0,0 0,186 0,365">
          <text:p/>
        </draw:polyline>
        <draw:polygon draw:style-name="gr5" draw:text-style-name="P4" draw:layer="layout" svg:width="0.014cm" svg:height="0.008cm" svg:x="15.306cm" svg:y="2.093cm" svg:viewBox="0 0 15 9" draw:points="15,9 0,9 0,0 15,0">
          <text:p/>
        </draw:polygon>
        <draw:polygon draw:style-name="gr6" draw:text-style-name="P2" draw:layer="layout" svg:width="0.014cm" svg:height="0.008cm" svg:x="15.306cm" svg:y="2.093cm" svg:viewBox="0 0 15 9" draw:points="15,9 0,9 0,0 15,0">
          <text:p/>
        </draw:polygon>
        <draw:polyline draw:style-name="gr4" draw:text-style-name="P2" draw:layer="layout" svg:width="0.318cm" svg:height="0.275cm" svg:x="15.155cm" svg:y="2.19cm" svg:viewBox="0 0 319 276" draw:points="319,0 159,276 0,0">
          <text:p/>
        </draw:polyline>
        <draw:polyline draw:style-name="gr4" draw:text-style-name="P2" draw:layer="layout" svg:width="7.271cm" svg:height="7.364cm" svg:x="11.112cm" svg:y="3.865cm" svg:viewBox="0 0 7272 7365" draw:points="6477,4977 7272,4977 7272,7365 0,7365 0,0 1172,0">
          <text:p/>
        </draw:polyline>
        <draw:polygon draw:style-name="gr5" draw:text-style-name="P4" draw:layer="layout" svg:width="0.016cm" svg:height="0.016cm" svg:x="17.573cm" svg:y="8.834cm" svg:viewBox="0 0 17 17" draw:points="17,17 0,17 0,8 0,0 17,0">
          <text:p/>
        </draw:polygon>
        <draw:polygon draw:style-name="gr6" draw:text-style-name="P2" draw:layer="layout" svg:width="0.016cm" svg:height="0.016cm" svg:x="17.573cm" svg:y="8.834cm" svg:viewBox="0 0 17 17" draw:points="17,17 0,17 0,8 0,0 17,0">
          <text:p/>
        </draw:polygon>
        <draw:polyline draw:style-name="gr4" draw:text-style-name="P2" draw:layer="layout" svg:width="0.276cm" svg:height="0.318cm" svg:x="12.006cm" svg:y="3.706cm" svg:viewBox="0 0 277 319" draw:points="0,0 277,159 0,319">
          <text:p/>
        </draw:polyline>
        <draw:path draw:style-name="gr1" draw:text-style-name="P1" draw:layer="layout" svg:width="0.272cm" svg:height="0.227cm" svg:x="10.861cm" svg:y="11.457cm" svg:viewBox="0 0 273 228" svg:d="M193 47c1-22-13-29-36-29v-9-9h116v9 9c-24-1-40 5-40 29v67 67c-1 25 16 31 40 30v8 9h-116v-9-8c23 0 36-6 36-30v-30-30h-113v30 30c0 24 14 30 37 30v8 9h-117v-9-8c25 1 41-5 41-30v-67-67c0-24-16-30-41-29v-9-9h117v9 9c-23-1-37 6-37 29v27 27h113v-27z">
          <text:p/>
        </draw:path>
        <draw:path draw:style-name="gr1" draw:text-style-name="P1" draw:layer="layout" svg:width="0.182cm" svg:height="0.235cm" svg:x="11.166cm" svg:y="11.453cm" svg:viewBox="0 0 183 236" svg:d="M140 98c0-40-7-75-46-75-15 0-27 6-36 19-8 13-13 31-15 56zM166 179c9 6 10 20 3 29-13 18-37 28-70 28-68 0-98-46-99-117s29-119 95-119c68 0 92 48 88 121h-141c2 50 14 89 63 89 29 0 49-13 61-31z">
          <text:p/>
        </draw:path>
        <draw:path draw:style-name="gr1" draw:text-style-name="P1" draw:layer="layout" svg:width="0.215cm" svg:height="0.227cm" svg:x="11.378cm" svg:y="11.457cm" svg:viewBox="0 0 216 228" svg:d="M47 211c26 1 42-5 42-30v-81-80c-21 1-47-5-57 7-7 9-9 26-11 41h-21l2-68h211l3 68h-21c-4-23-3-48-32-48h-35v80 81c-1 27 19 31 45 30v8 9h-126v-9z">
          <text:p/>
        </draw:path>
        <draw:polygon draw:style-name="gr1" draw:text-style-name="P1" draw:layer="layout" svg:width="4.445cm" svg:height="2.326cm" svg:x="13.09cm" svg:y="7.678cm" svg:viewBox="0 0 4446 2327" draw:points="2223,0 4446,1163 2223,2327 0,1163">
          <text:p/>
        </draw:polygon>
        <draw:polygon draw:style-name="gr2" draw:text-style-name="P2" draw:layer="layout" svg:width="4.445cm" svg:height="2.326cm" svg:x="13.09cm" svg:y="7.678cm" svg:viewBox="0 0 4446 2327" draw:points="2223,0 4446,1163 2223,2327 0,1163">
          <text:p/>
        </draw:polygon>
        <draw:path draw:style-name="gr3" draw:text-style-name="P3" draw:layer="layout" svg:width="0.154cm" svg:height="0.235cm" svg:x="13.507cm" svg:y="8.761cm" svg:viewBox="0 0 155 236" svg:d="M155 169c0 48-35 67-84 67-38 0-71-10-71-45 0-18 10-28 27-29 0 32 14 53 47 53 32 1 53-20 44-52-10-17-29-22-50-32-31-16-65-25-65-70 0-44 36-61 81-61 27 0 48 7 58 25 6 11 5 26-4 33-6 5-13 7-23 7 0-27-10-45-36-45-25 1-40 10-40 34 0 31 29 34 52 45 32 15 64 26 64 70z">
          <text:p/>
        </draw:path>
        <draw:path draw:style-name="gr3" draw:text-style-name="P3" draw:layer="layout" svg:width="0.132cm" svg:height="0.283cm" svg:x="13.687cm" svg:y="8.713cm" svg:viewBox="0 0 133 284" svg:d="M73 219c0 26 10 42 33 42 10 1 18-1 27-3v10 9c-10 4-24 6-38 7-44 1-61-22-61-66v-72-70h-34v-9-8c37-2 48-28 54-59h19v26 26h56v12 12h-56v71z">
          <text:p/>
        </draw:path>
        <draw:path draw:style-name="gr3" draw:text-style-name="P3" draw:layer="layout" svg:width="0.229cm" svg:height="0.326cm" svg:x="13.848cm" svg:y="8.67cm" svg:viewBox="0 0 230 327" svg:d="M152 46c0-23-15-30-39-28v-9-9h78v138 138c0 23 15 30 39 29v9 9h-72l-5-38h-1c-12 24-30 42-65 42-67 0-87-49-87-118s20-119 87-119c33 0 52 16 65 38h2c-2-27-3-53-2-82zM94 118c-46 0-53 43-53 91 0 30 5 52 13 68 8 15 21 23 40 23 50 0 58-41 58-91 0-51-9-91-58-91z">
          <text:p/>
        </draw:path>
        <draw:path draw:style-name="gr3" draw:text-style-name="P3" draw:layer="layout" svg:width="0.054cm" svg:height="0.231cm" svg:x="14.118cm" svg:y="8.763cm" svg:viewBox="0 0 55 232" svg:d="M28 232c-18 0-28-10-28-28 0-19 10-29 28-29s27 10 27 29c-1 18-9 28-27 28zM28 57c-18 0-28-10-28-29s10-28 28-28 27 10 27 28c0 19-9 29-27 29z">
          <text:p/>
        </draw:path>
        <draw:path draw:style-name="gr3" draw:text-style-name="P3" draw:layer="layout" svg:width="0.053cm" svg:height="0.231cm" svg:x="14.24cm" svg:y="8.763cm" svg:viewBox="0 0 54 232" svg:d="M27 232c-19 0-27-10-27-28 0-19 8-29 27-29s27 10 27 29c0 18-8 28-27 28zM27 57c-19 0-27-10-27-29s8-28 27-28 27 10 27 28c0 19-8 29-27 29z">
          <text:p/>
        </draw:path>
        <draw:path draw:style-name="gr3" draw:text-style-name="P3" draw:layer="layout" svg:width="0.169cm" svg:height="0.236cm" svg:x="14.35cm" svg:y="8.76cm" svg:viewBox="0 0 170 237" svg:d="M163 180c8 5 9 21 2 31-12 17-36 26-67 26-69 0-98-46-98-117 0-73 26-120 96-120 29 0 53 9 67 24 9 11 9 35-3 41-6 4-16 6-28 6-1-28-8-50-36-49-48 1-54 47-54 98 0 54 14 88 64 89 27 1 47-13 57-29z">
          <text:p/>
        </draw:path>
        <draw:path draw:style-name="gr3" draw:text-style-name="P3" draw:layer="layout" svg:width="0.12cm" svg:height="0.322cm" svg:x="14.545cm" svg:y="8.67cm" svg:viewBox="0 0 121 323" svg:d="M81 274c0 25 15 32 40 31v9 9h-121v-9-9c25 1 41-5 41-29v-67-68c1-22-14-29-37-29v-8-9h77v90zM60 52c-17 0-26-9-26-26s9-26 26-26c16 0 24 9 24 26s-8 26-24 26z">
          <text:p/>
        </draw:path>
        <draw:path draw:style-name="gr3" draw:text-style-name="P3" draw:layer="layout" svg:width="0.249cm" svg:height="0.232cm" svg:x="14.683cm" svg:y="8.76cm" svg:viewBox="0 0 250 233" svg:d="M78 186c-1 23 13 30 35 29v9 9h-113v-9-9c24 1 38-7 38-31v-67-66c0-22-14-29-36-29v-8-9h68l6 34h2c13-23 31-39 67-39 51 1 71 32 71 83v50 51c-1 23 11 32 34 31v9 9h-74v-73-75c0-35-11-58-47-57-39 0-51 30-51 68v46z">
          <text:p/>
        </draw:path>
        <draw:path draw:style-name="gr3" draw:text-style-name="P3" draw:layer="layout" svg:width="0.053cm" svg:height="0.057cm" svg:x="14.978cm" svg:y="8.937cm" svg:viewBox="0 0 54 58" svg:d="M26 58c-18 0-26-10-26-29s8-29 26-29 28 10 28 29-10 29-28 29z">
          <text:p/>
        </draw:path>
        <draw:path draw:style-name="gr3" draw:text-style-name="P3" draw:layer="layout" svg:width="0.212cm" svg:height="0.341cm" svg:x="15.075cm" svg:y="8.751cm" svg:viewBox="0 0 213 342" svg:d="M189 0c25-3 33 32 12 42-3 1-6 2-10 2 2-18-22-18-32-10 10 13 17 28 17 52-1 54-39 78-100 71-10 5-20 11-20 26 0 14 12 16 26 16h49c45 0 70 20 70 63 0 62-49 79-112 80-53 1-89-16-89-63 0-34 23-48 53-54-13-6-24-16-24-35 0-21 12-29 28-39-23-11-38-32-38-64 0-52 27-79 80-79 20 0 37 6 49 14 10-10 21-20 41-22zM81 237c-29-1-47 10-47 40 0 33 21 45 56 44 43 0 75-9 76-52 2-41-46-31-85-32zM98 29c-32 0-39 23-39 57 0 32 8 51 39 52s38-22 38-53c-1-34-7-56-38-56z">
          <text:p/>
        </draw:path>
        <draw:path draw:style-name="gr3" draw:text-style-name="P3" draw:layer="layout" svg:width="0.182cm" svg:height="0.236cm" svg:x="15.312cm" svg:y="8.76cm" svg:viewBox="0 0 183 237" svg:d="M140 99c-1-39-7-76-46-76-16 0-29 6-37 19-9 14-14 33-15 57zM166 180c8 5 10 19 3 29-13 18-38 28-70 28-69 0-98-47-99-116-1-73 28-121 95-121s91 48 88 122h-142c1 50 14 88 64 88 29 0 48-12 61-30z">
          <text:p/>
        </draw:path>
        <draw:path draw:style-name="gr3" draw:text-style-name="P3" draw:layer="layout" svg:width="0.131cm" svg:height="0.283cm" svg:x="15.523cm" svg:y="8.713cm" svg:viewBox="0 0 132 284" svg:d="M73 219c0 26 10 42 32 42 11 1 19-1 27-3v10 9c-9 4-23 6-37 7-44 1-62-22-62-66v-72-70h-33v-9-8c36-2 48-28 54-59h19v26 26h56v12 12h-56v71z">
          <text:p/>
        </draw:path>
        <draw:path draw:style-name="gr3" draw:text-style-name="P3" draw:layer="layout" svg:width="0.109cm" svg:height="0.376cm" svg:x="15.688cm" svg:y="8.67cm" svg:viewBox="0 0 110 377" svg:d="M110 19c-50 29-65 89-65 169 0 79 15 141 65 169v10 10c-73-28-110-87-110-189 0-75 18-127 60-160 14-11 31-20 50-28v9z">
          <text:p/>
        </draw:path>
        <draw:path draw:style-name="gr3" draw:text-style-name="P3" draw:layer="layout" svg:width="0.109cm" svg:height="0.376cm" svg:x="15.824cm" svg:y="8.67cm" svg:viewBox="0 0 110 377" svg:d="M0 357c51-29 65-90 65-169 0-80-14-140-65-169v-10-9c74 27 110 86 110 188 0 75-18 128-60 161-14 11-30 20-50 28v-10z">
          <text:p/>
        </draw:path>
        <draw:path draw:style-name="gr3" draw:text-style-name="P3" draw:layer="layout" svg:width="0.054cm" svg:height="0.305cm" svg:x="16.11cm" svg:y="8.689cm" svg:viewBox="0 0 55 306" svg:d="M2 0h50l-14 218h-21zM27 306c-18 0-27-10-27-28 0-19 9-29 27-29 19 0 28 10 28 29-1 18-9 28-28 28z">
          <text:p/>
        </draw:path>
        <draw:path draw:style-name="gr3" draw:text-style-name="P3" draw:layer="layout" svg:width="0.182cm" svg:height="0.109cm" svg:x="16.235cm" svg:y="8.786cm" svg:viewBox="0 0 183 110" svg:d="M183 85v12 13h-183v-13-12zM183 0v13 13h-183v-13-13z">
          <text:p/>
        </draw:path>
        <draw:polygon draw:style-name="gr3" draw:text-style-name="P3" draw:layer="layout" svg:width="0.045cm" svg:height="0.1cm" svg:x="16.578cm" svg:y="8.689cm" svg:viewBox="0 0 46 101" draw:points="0,0 46,0 33,101 13,101">
          <text:p/>
        </draw:polygon>
        <draw:polygon draw:style-name="gr3" draw:text-style-name="P3" draw:layer="layout" svg:width="0.122cm" svg:height="0.373cm" svg:x="16.647cm" svg:y="8.67cm" svg:viewBox="0 0 123 374" draw:points="0,0 25,0 123,374 97,374">
          <text:p/>
        </draw:polygon>
        <draw:path draw:style-name="gr3" draw:text-style-name="P3" draw:layer="layout" svg:width="0.249cm" svg:height="0.232cm" svg:x="16.781cm" svg:y="8.76cm" svg:viewBox="0 0 250 233" svg:d="M79 186c-1 23 13 30 36 29v9 9h-115v-9-9c24 1 39-7 39-31v-67-66c1-22-15-29-37-29v-8-9h70l5 34h2c13-23 31-39 66-39 51 1 71 32 71 83v50 51c0 23 12 32 34 31v9 9h-73v-73-75c0-35-12-58-47-57-39 0-51 30-51 68v46z">
          <text:p/>
        </draw:path>
        <draw:polygon draw:style-name="gr3" draw:text-style-name="P3" draw:layer="layout" svg:width="0.045cm" svg:height="0.1cm" svg:x="17.066cm" svg:y="8.689cm" svg:viewBox="0 0 46 101" draw:points="0,0 46,0 33,101 13,101">
          <text:p/>
        </draw:polygon>
        <draw:polygon draw:style-name="gr1" draw:text-style-name="P1" draw:layer="layout" svg:width="3.187cm" svg:height="1.122cm" svg:x="13.73cm" svg:y="5.762cm" svg:viewBox="0 0 3188 1123" draw:points="0,0 3188,0 3188,1123 0,1123">
          <text:p/>
        </draw:polygon>
        <draw:polygon draw:style-name="gr2" draw:text-style-name="P2" draw:layer="layout" svg:width="3.187cm" svg:height="1.122cm" svg:x="13.73cm" svg:y="5.762cm" svg:viewBox="0 0 3188 1123" draw:points="0,0 3188,0 3188,1123 0,1123">
          <text:p/>
        </draw:polygon>
        <draw:path draw:style-name="gr3" draw:text-style-name="P3" draw:layer="layout" svg:width="0.153cm" svg:height="0.234cm" svg:x="13.912cm" svg:y="6.242cm" svg:viewBox="0 0 154 235" svg:d="M154 168c0 49-35 67-85 67-37 0-69-9-69-46 0-18 9-27 26-29 0 34 13 54 46 55s54-20 45-53c-10-18-30-23-50-32-32-16-65-26-65-71 0-44 35-59 80-59 28 0 49 7 59 24 7 10 5 26-4 33-5 5-13 7-23 7 0-27-10-45-37-45-25 0-40 10-40 34 0 31 29 34 53 45 32 15 64 25 64 70z">
          <text:p/>
        </draw:path>
        <draw:path draw:style-name="gr3" draw:text-style-name="P3" draw:layer="layout" svg:width="0.131cm" svg:height="0.283cm" svg:x="14.092cm" svg:y="6.193cm" svg:viewBox="0 0 132 284" svg:d="M72 220c-1 26 9 41 32 42 10 0 19-1 28-3v9 10c-11 4-25 6-39 6-44 1-61-21-61-65v-72-71h-32v-8-9c35-1 46-27 52-59h20v26 26h56v12 12h-56v72z">
          <text:p/>
        </draw:path>
        <draw:path draw:style-name="gr3" draw:text-style-name="P3" draw:layer="layout" svg:width="0.229cm" svg:height="0.325cm" svg:x="14.252cm" svg:y="6.151cm" svg:viewBox="0 0 230 326" svg:d="M152 46c0-23-15-30-38-29v-9-8h78v137 139c-1 23 14 30 38 28v9 9h-72l-4-38h-2c-12 24-30 42-65 42-67 0-87-49-87-117 0-69 19-119 87-119 34 0 52 16 65 37h2c-2-26-3-52-2-81zM94 117c-46 0-53 44-53 93 0 30 4 52 12 67 9 15 22 22 41 22 50 1 58-39 58-90s-9-92-58-92z">
          <text:p/>
        </draw:path>
        <draw:path draw:style-name="gr3" draw:text-style-name="P3" draw:layer="layout" svg:width="0.053cm" svg:height="0.232cm" svg:x="14.523cm" svg:y="6.243cm" svg:viewBox="0 0 54 233" svg:d="M27 233c-19 0-27-10-27-29 0-18 8-28 27-28 18 0 27 10 27 28 0 19-9 29-27 29zM27 58c-19 0-27-10-27-29s8-29 27-29c18 0 27 10 27 29 0 18-9 29-27 29z">
          <text:p/>
        </draw:path>
        <draw:path draw:style-name="gr3" draw:text-style-name="P3" draw:layer="layout" svg:width="0.053cm" svg:height="0.232cm" svg:x="14.644cm" svg:y="6.243cm" svg:viewBox="0 0 54 233" svg:d="M28 233c-19 0-28-10-28-29 0-18 9-28 28-28 18 0 26 10 26 28 0 19-8 29-26 29zM28 58c-19 0-28-10-28-29s9-29 28-29c18 0 26 10 26 29 0 18-8 29-26 29z">
          <text:p/>
        </draw:path>
        <draw:path draw:style-name="gr3" draw:text-style-name="P3" draw:layer="layout" svg:width="0.168cm" svg:height="0.235cm" svg:x="14.755cm" svg:y="6.241cm" svg:viewBox="0 0 169 236" svg:d="M162 178c8 6 10 22 3 31-13 19-37 27-69 27-68 0-96-46-96-117 0-72 24-119 94-119 30 0 54 8 68 24 9 11 9 33-3 40-6 4-16 6-28 6 0-28-8-49-37-49-48 1-53 47-53 98 0 54 13 88 64 89 27 0 48-13 57-30z">
          <text:p/>
        </draw:path>
        <draw:path draw:style-name="gr3" draw:text-style-name="P3" draw:layer="layout" svg:width="0.121cm" svg:height="0.321cm" svg:x="14.949cm" svg:y="6.151cm" svg:viewBox="0 0 122 322" svg:d="M80 274c0 25 15 32 42 30v9 9h-122v-9-9c25 2 41-4 41-28v-67-67c0-22-14-30-36-29v-10-9h75v91zM59 52c-16 0-24-9-24-26s7-26 24-26c16 0 24 9 24 26 0 16-8 26-24 26z">
          <text:p/>
        </draw:path>
        <draw:path draw:style-name="gr3" draw:text-style-name="P3" draw:layer="layout" svg:width="0.249cm" svg:height="0.231cm" svg:x="15.087cm" svg:y="6.241cm" svg:viewBox="0 0 250 232" svg:d="M78 186c-1 22 13 29 36 28v9 9h-114v-9-9c24 2 38-6 38-30v-66-67c0-22-14-30-36-29v-9-9h69l5 35h2c13-24 31-39 66-39 51 1 71 32 71 83v51 50c0 23 13 31 35 30v9 9h-74v-73-74c0-35-12-58-47-58-39 1-51 30-51 69v45z">
          <text:p/>
        </draw:path>
        <draw:path draw:style-name="gr3" draw:text-style-name="P3" draw:layer="layout" svg:width="0.053cm" svg:height="0.057cm" svg:x="15.382cm" svg:y="6.418cm" svg:viewBox="0 0 54 58" svg:d="M28 58c-20 0-28-11-28-30 0-18 8-28 28-28 18 0 26 10 26 28 0 19-8 30-26 30z">
          <text:p/>
        </draw:path>
        <draw:path draw:style-name="gr3" draw:text-style-name="P3" draw:layer="layout" svg:width="0.168cm" svg:height="0.235cm" svg:x="15.484cm" svg:y="6.241cm" svg:viewBox="0 0 169 236" svg:d="M162 178c8 6 10 22 3 31-13 19-36 27-67 27-70 0-98-46-98-117 0-72 25-119 95-119 29 0 54 8 68 24 9 11 8 33-3 40-7 4-16 6-29 6 0-28-8-49-36-49-49 1-54 47-54 98 0 54 13 88 65 89 26 0 47-13 56-30z">
          <text:p/>
        </draw:path>
        <draw:path draw:style-name="gr3" draw:text-style-name="P3" draw:layer="layout" svg:width="0.12cm" svg:height="0.321cm" svg:x="15.675cm" svg:y="6.151cm" svg:viewBox="0 0 121 322" svg:d="M80 274c-1 25 15 32 41 30v9 9h-121v-9-9c25 2 40-5 40-30v-113-115c0-24-16-30-40-29v-9-8h80v137z">
          <text:p/>
        </draw:path>
        <draw:path draw:style-name="gr3" draw:text-style-name="P3" draw:layer="layout" svg:width="0.182cm" svg:height="0.235cm" svg:x="15.824cm" svg:y="6.241cm" svg:viewBox="0 0 183 236" svg:d="M140 98c-1-40-8-75-47-75-16 0-28 6-36 19-9 13-14 31-16 56zM165 179c9 4 11 19 4 28-14 19-38 29-71 29-69 0-97-47-98-117-1-72 27-119 94-119 68 0 92 48 89 121h-142c1 50 13 88 64 88 29 0 48-13 60-30z">
          <text:p/>
        </draw:path>
        <draw:path draw:style-name="gr3" draw:text-style-name="P3" draw:layer="layout" svg:width="0.199cm" svg:height="0.235cm" svg:x="16.048cm" svg:y="6.241cm" svg:viewBox="0 0 200 236" svg:d="M75 209c37 0 56-22 57-59v-17-17c-39 1-79 2-88 32-2 6-3 14-3 22 0 25 10 39 34 39zM132 99c1-41 2-78-40-78-29 0-39 17-38 46-22 0-36-5-36-26 0-35 39-40 76-41 52-1 78 22 78 73v55 55c0 21 7 32 28 30v10 9h-58l-7-37h-3c-16 21-30 42-66 41-43 0-66-25-66-68 0-23 8-39 24-50 21-16 67-19 108-19z">
          <text:p/>
        </draw:path>
        <draw:path draw:style-name="gr3" draw:text-style-name="P3" draw:layer="layout" svg:width="0.179cm" svg:height="0.231cm" svg:x="16.279cm" svg:y="6.241cm" svg:viewBox="0 0 180 232" svg:d="M76 186c-1 27 20 30 47 28v9 9h-123v-9-9c23 1 36-7 36-30v-66-67c1-22-13-30-36-29v-9-9h65l8 42h2c11-25 22-46 60-46 31 0 53 14 43 43-4 13-18 18-37 18-1-21-4-33-23-33-27 0-33 29-38 53-7 30-3 70-4 105z">
          <text:p/>
        </draw:path>
        <draw:path draw:style-name="gr3" draw:text-style-name="P3" draw:layer="layout" svg:width="0.109cm" svg:height="0.375cm" svg:x="16.489cm" svg:y="6.151cm" svg:viewBox="0 0 110 376" svg:d="M110 19c-52 29-66 90-66 169s14 140 66 169v10 9c-75-27-110-86-110-188 0-75 17-127 59-160 14-11 31-21 51-28v9z">
          <text:p/>
        </draw:path>
        <draw:path draw:style-name="gr3" draw:text-style-name="P3" draw:layer="layout" svg:width="0.109cm" svg:height="0.375cm" svg:x="16.625cm" svg:y="6.151cm" svg:viewBox="0 0 110 376" svg:d="M0 357c50-29 66-90 66-169s-16-140-66-169v-10-9c74 27 110 86 110 188 0 75-18 128-60 160-14 11-31 21-50 28v-9z">
          <text:p/>
        </draw:path>
        <draw:path draw:style-name="gr3" draw:text-style-name="P3" draw:layer="layout" svg:width="0.272cm" svg:height="0.227cm" svg:x="16.779cm" svg:y="8.233cm" svg:viewBox="0 0 273 228" svg:d="M193 48c1-22-13-30-37-29v-10-9h117v9 10c-24-1-40 4-40 28v68 67c-1 24 16 30 40 28v9 9h-117v-9-9c24 1 37-6 37-28v-30-31h-113v31 30c0 22 14 29 36 28v9 9h-116v-9-9c25 2 41-4 41-28v-67-67c0-24-16-30-41-29v-10-9h116v9 10c-22-1-36 6-36 28v28 27h113v-27z">
          <text:p/>
        </draw:path>
        <draw:path draw:style-name="gr3" draw:text-style-name="P3" draw:layer="layout" svg:width="0.182cm" svg:height="0.235cm" svg:x="17.084cm" svg:y="8.229cm" svg:viewBox="0 0 183 236" svg:d="M140 98c0-40-7-75-47-75-15 0-27 6-36 19-8 13-14 31-15 56zM166 180c9 4 10 19 3 28-13 18-37 28-71 28-68 0-97-46-98-116-1-73 28-120 94-120 69 0 93 48 89 122h-142c2 50 14 88 63 88 30 0 50-13 62-30z">
          <text:p/>
        </draw:path>
        <draw:path draw:style-name="gr3" draw:text-style-name="P3" draw:layer="layout" svg:width="0.214cm" svg:height="0.227cm" svg:x="17.296cm" svg:y="8.233cm" svg:viewBox="0 0 215 228" svg:d="M47 210c25 2 41-4 41-28v-81-80c-20 1-46-6-56 7-7 9-9 26-11 41h-21l2-69h211l2 69h-20c-4-24-3-48-32-48h-36v80 81c-1 26 20 30 46 28v9 9h-126v-9z">
          <text:p/>
        </draw:path>
        <draw:polyline draw:style-name="gr4" draw:text-style-name="P2" draw:layer="layout" svg:width="4.128cm" svg:height="8.925cm" svg:x="15.24cm" svg:y="3.865cm" svg:viewBox="0 0 4129 8926" draw:points="3096,0 4129,0 4129,8305 0,8305 0,8926">
          <text:p/>
        </draw:polyline>
        <draw:polyline draw:style-name="gr4" draw:text-style-name="P2" draw:layer="layout" svg:width="0.317cm" svg:height="0.274cm" svg:x="15.081cm" svg:y="12.514cm" svg:viewBox="0 0 318 275" draw:points="318,0 158,275 0,0">
          <text:p/>
        </draw:polyline>
        <draw:polygon draw:style-name="gr3" draw:text-style-name="P3" draw:layer="layout" svg:width="0.216cm" svg:height="0.268cm" svg:x="18.209cm" svg:y="3.379cm" svg:viewBox="0 0 217 269" draw:points="181,269 181,206 181,144 35,144 35,206 35,269 0,269 0,134 0,0 35,0 35,57 35,114 181,114 181,57 181,0 217,0 217,134 217,269">
          <text:p/>
        </draw:polygon>
        <draw:path draw:style-name="gr3" draw:text-style-name="P3" draw:layer="layout" svg:width="0.182cm" svg:height="0.213cm" svg:x="18.472cm" svg:y="3.438cm" svg:viewBox="0 0 183 214" svg:d="M92 0c68 0 94 45 91 115h-146c0 43 16 72 58 73 28 1 46-13 52-31l31 9c-12 30-40 48-83 48-63 0-96-40-95-108 2-66 29-106 92-106zM148 88c7-66-81-84-104-31-3 7-7 18-7 31z">
          <text:p/>
        </draw:path>
        <draw:polygon draw:style-name="gr3" draw:text-style-name="P3" draw:layer="layout" svg:width="0.165cm" svg:height="0.205cm" svg:x="18.665cm" svg:y="3.442cm" svg:viewBox="0 0 166 206" draw:points="0,0 166,0 166,12 166,25 99,25 99,115 99,206 66,206 66,115 66,25 0,25 0,12">
          <text:p/>
        </draw:polygon>
        <draw:path draw:style-name="gr3" draw:text-style-name="P3" draw:layer="layout" svg:width="0.27cm" svg:height="0.391cm" svg:x="5.987cm" svg:y="4.13cm" svg:viewBox="0 0 271 392" svg:d="M131 21c-4 90-33 158-61 223-6 14-12 26-18 37h133v-130-130zM83 302c-50 2-63 39-63 90h-20v-56-55h26c28-59 57-123 73-192 5-19 7-37 7-54s-20-17-38-17v-9-9h195v9 9c-23-2-35 6-35 28v102 103c-1 26 16 32 43 30v55 56h-20c0-51-14-90-62-90z">
          <text:p/>
        </draw:path>
        <draw:path draw:style-name="gr3" draw:text-style-name="P3" draw:layer="layout" svg:width="0.199cm" svg:height="0.235cm" svg:x="6.291cm" svg:y="4.201cm" svg:viewBox="0 0 200 236" svg:d="M75 210c37 0 56-22 57-59v-18-17c-39 1-78 2-88 33-2 6-3 14-3 22 0 25 10 39 34 39zM132 99c1-41 2-78-40-78-29 0-39 17-38 46-22 0-36-5-36-26 0-35 39-40 76-41 52-1 78 22 78 73v55 56c-1 21 7 32 28 31v8 9h-58l-7-36h-3c-16 21-30 41-66 40-43 0-66-24-66-67 0-24 9-40 24-51 21-16 67-19 108-19z">
          <text:p/>
        </draw:path>
        <draw:polyline draw:style-name="gr4" draw:text-style-name="P2" draw:layer="layout" svg:width="2.857cm" svg:height="3.137cm" svg:x="12.457cm" svg:y="7.529cm" svg:viewBox="0 0 2858 3138" draw:points="2858,2511 2858,3138 0,3138 0,0 2844,0">
          <text:p/>
        </draw:polyline>
        <draw:polygon draw:style-name="gr5" draw:text-style-name="P4" draw:layer="layout" svg:width="0.014cm" svg:height="0.011cm" svg:x="15.306cm" svg:y="10.028cm" svg:viewBox="0 0 15 12" draw:points="15,12 0,12 0,0 9,3 15,0">
          <text:p/>
        </draw:polygon>
        <draw:polygon draw:style-name="gr6" draw:text-style-name="P2" draw:layer="layout" svg:width="0.014cm" svg:height="0.011cm" svg:x="15.306cm" svg:y="10.028cm" svg:viewBox="0 0 15 12" draw:points="15,12 0,12 0,0 9,3 15,0">
          <text:p/>
        </draw:polygon>
        <draw:polyline draw:style-name="gr4" draw:text-style-name="P2" draw:layer="layout" svg:width="0.276cm" svg:height="0.318cm" svg:x="15.022cm" svg:y="7.37cm" svg:viewBox="0 0 277 319" draw:points="0,0 277,160 0,319">
          <text:p/>
        </draw:polyline>
        <draw:path draw:style-name="gr3" draw:text-style-name="P3" draw:layer="layout" svg:width="0.195cm" svg:height="0.257cm" svg:x="15.444cm" svg:y="10.044cm" svg:viewBox="0 0 196 258" svg:d="M141 23h-53c-10 49-16 103-35 142h88v-71zM19 165c26-43 30-101 41-165h111v83 82h25v46 47h-28v-35-36h-141v36 35h-27v-47-46z">
          <text:p/>
        </draw:path>
        <draw:path draw:style-name="gr3" draw:text-style-name="P3" draw:layer="layout" svg:width="0.181cm" svg:height="0.194cm" svg:x="15.66cm" svg:y="10.04cm" svg:viewBox="0 0 182 195" svg:d="M124 156c-15 21-31 40-67 39-35-1-57-20-57-56-1-63 62-62 123-62 2-34-9-53-41-53-23 1-40 7-41 30l-32-3c5-36 32-51 74-51 44 0 71 20 71 63v40 40c-1 21 7 33 28 28v10 9c-31 9-60-1-58-34zM32 139c0 20 12 33 32 33 40-3 61-30 59-74-43 2-91-5-91 41z">
          <text:p/>
        </draw:path>
        <draw:frame draw:style-name="gr7" draw:text-style-name="P6" draw:layer="layout" svg:width="0.493cm" svg:height="0.496cm" svg:x="4.18cm" svg:y="18.849cm">
          <draw:text-box>
            <text:p text:style-name="P5"><text:span text:style-name="T1"><text:s/></text:span><text:span text:style-name="T1">- </text:span></text:p>
          </draw:text-box>
        </draw:frame>
        <draw:frame draw:style-name="gr7" draw:text-style-name="P6" draw:layer="layout" svg:width="0.493cm" svg:height="0.496cm" svg:x="4.434cm" svg:y="13.581cm">
          <draw:text-box>
            <text:p text:style-name="P5"><text:span text:style-name="T1"><text:s text:c="2"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6cm" fo:page-height="29.6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7T21:17:41.787418217</dc:date>
    <meta:editing-duration>PT3M31S</meta:editing-duration>
    <meta:editing-cycles>1</meta:editing-cycles>
    <meta:document-statistic meta:object-count="457"/>
    <meta:generator>LibreOffice/24.2.6.2$Linux_X86_64 LibreOffice_project/420$Build-2</meta:generator>
  </office:meta>
</office:document-meta>
</file>